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/>
    <style:style style:name="ce11" style:family="table-cell" style:parent-style-name="Default" style:data-style-name="N116"/>
    <style:style style:name="ce12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5" table:default-cell-style-name="ce7"/>
        <table:table-column table:style-name="co2" table:number-columns-repeated="5" table:default-cell-style-name="ce10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λср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2" office:value-type="float" office:value="0.15" calcext:value-type="float">
            <text:p>0,15</text:p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5" office:value-type="string" calcext:value-type="string" table:number-columns-spanned="5" table:number-rows-spanned="1">
            <text:p>P(t)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f(t)</text:p>
          </table:table-cell>
          <table:covered-table-cell table:number-columns-repeated="4" table:style-name="Default"/>
          <table:table-cell table:style-name="ce12" office:value-type="string" calcext:value-type="string" table:number-columns-spanned="5" table:number-rows-spanned="1">
            <text:p>λ(t)</text:p>
          </table:table-cell>
          <table:covered-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m0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m3</text:p>
          </table:table-cell>
          <table:table-cell table:style-name="ce6" office:value-type="string" calcext:value-type="string">
            <text:p>m4</text:p>
          </table:table-cell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m3</text:p>
          </table:table-cell>
          <table:table-cell table:style-name="ce9" office:value-type="string" calcext:value-type="string">
            <text:p>m4</text:p>
          </table:table-cell>
          <table:table-cell table:style-name="ce12" office:value-type="string" calcext:value-type="string">
            <text:p>m0</text:p>
          </table:table-cell>
          <table:table-cell table:style-name="ce12" office:value-type="string" calcext:value-type="string">
            <text:p>m1</text:p>
          </table:table-cell>
          <table:table-cell table:style-name="ce12" office:value-type="string" calcext:value-type="string">
            <text:p>m2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m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-(1-EXP(-[.$A$2]*[.$A6]))^([.B$3]+1))" office:value-type="float" office:value="1" calcext:value-type="float">
            <text:p>1,0000000</text:p>
          </table:table-cell>
          <table:table-cell table:formula="of:=(1-(1-EXP(-[.$A$2]*[.$A6]))^([.C$3]+1))" office:value-type="float" office:value="1" calcext:value-type="float">
            <text:p>1,0000000</text:p>
          </table:table-cell>
          <table:table-cell table:formula="of:=(1-(1-EXP(-[.$A$2]*[.$A6]))^([.D$3]+1))" office:value-type="float" office:value="1" calcext:value-type="float">
            <text:p>1,0000000</text:p>
          </table:table-cell>
          <table:table-cell table:formula="of:=(1-(1-EXP(-[.$A$2]*[.$A6]))^([.E$3]+1))" office:value-type="float" office:value="1" calcext:value-type="float">
            <text:p>1,0000000</text:p>
          </table:table-cell>
          <table:table-cell table:formula="of:=(1-(1-EXP(-[.$A$2]*[.$A6]))^([.F$3]+1))" office:value-type="float" office:value="1" calcext:value-type="float">
            <text:p>1,0000000</text:p>
          </table:table-cell>
          <table:table-cell table:formula="of:=([.G$3]+1)*([.$A$2])*EXP(-[.$A$2]*[.$A6])*(1-EXP(-[.$A$2]*[.$A6]))^[.G$3]" office:value-type="float" office:value="0.15" calcext:value-type="float">
            <text:p>0,15000000</text:p>
          </table:table-cell>
          <table:table-cell table:style-name="ce11" table:formula="of:=([.H$3]+1)*([.$A$2])*EXP(-[.$A$2]*[.$A6])*(1-EXP(-[.$A$2]*[.$A6]))^[.H$3]" office:value-type="float" office:value="0" calcext:value-type="float">
            <text:p>0,000000000</text:p>
          </table:table-cell>
          <table:table-cell table:formula="of:=([.I$3]+1)*([.$A$2])*EXP(-[.$A$2]*[.$A6])*(1-EXP(-[.$A$2]*[.$A6]))^[.I$3]" office:value-type="float" office:value="0" calcext:value-type="float">
            <text:p>0,00000000</text:p>
          </table:table-cell>
          <table:table-cell table:formula="of:=([.J$3]+1)*([.$A$2])*EXP(-[.$A$2]*[.$A6])*(1-EXP(-[.$A$2]*[.$A6]))^[.J$3]" office:value-type="float" office:value="0" calcext:value-type="float">
            <text:p>0,00000000</text:p>
          </table:table-cell>
          <table:table-cell table:formula="of:=([.K$3]+1)*([.$A$2])*EXP(-[.$A$2]*[.$A6])*(1-EXP(-[.$A$2]*[.$A6]))^[.K$3]" office:value-type="float" office:value="0" calcext:value-type="float">
            <text:p>0,00000000</text:p>
          </table:table-cell>
          <table:table-cell table:formula="of:=([.G6]/[.D6])" office:value-type="float" office:value="0.15" calcext:value-type="float">
            <text:p>0,15</text:p>
          </table:table-cell>
          <table:table-cell table:formula="of:=([.H6]/[.E6])" office:value-type="float" office:value="0" calcext:value-type="float">
            <text:p>0</text:p>
          </table:table-cell>
          <table:table-cell table:formula="of:=([.I6]/[.F6])" office:value-type="float" office:value="0" calcext:value-type="float">
            <text:p>0</text:p>
          </table:table-cell>
          <table:table-cell table:formula="of:=([.J6]/[.G6])" office:value-type="float" office:value="0" calcext:value-type="float">
            <text:p>0</text:p>
          </table:table-cell>
          <table:table-cell office:value-type="float" office:value="1E+053" calcext:value-type="float">
            <text:p>1,00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(1-EXP(-[.$A$2]*[.$A7]))^([.B$3]+1))" office:value-type="float" office:value="0.740818220681718" calcext:value-type="float">
            <text:p>0,7408182</text:p>
          </table:table-cell>
          <table:table-cell table:formula="of:=(1-(1-EXP(-[.$A$2]*[.$A7]))^([.C$3]+1))" office:value-type="float" office:value="0.932824805269409" calcext:value-type="float">
            <text:p>0,9328248</text:p>
          </table:table-cell>
          <table:table-cell table:formula="of:=(1-(1-EXP(-[.$A$2]*[.$A7]))^([.D$3]+1))" office:value-type="float" office:value="0.982589413503673" calcext:value-type="float">
            <text:p>0,9825894</text:p>
          </table:table-cell>
          <table:table-cell table:formula="of:=(1-(1-EXP(-[.$A$2]*[.$A7]))^([.E$3]+1))" office:value-type="float" office:value="0.995487493212907" calcext:value-type="float">
            <text:p>0,9954875</text:p>
          </table:table-cell>
          <table:table-cell table:formula="of:=(1-(1-EXP(-[.$A$2]*[.$A7]))^([.F$3]+1))" office:value-type="float" office:value="0.998830440461735" calcext:value-type="float">
            <text:p>0,9988304</text:p>
          </table:table-cell>
          <table:table-cell table:formula="of:=([.G$3]+1)*([.$A$2])*EXP(-[.$A$2]*[.$A7])*(1-EXP(-[.$A$2]*[.$A7]))^[.G$3]" office:value-type="float" office:value="0.111122733102258" calcext:value-type="float">
            <text:p>0,11112273</text:p>
          </table:table-cell>
          <table:table-cell table:formula="of:=([.H$3]+1)*([.$A$2])*EXP(-[.$A$2]*[.$A7])*(1-EXP(-[.$A$2]*[.$A7]))^[.H$3]" office:value-type="float" office:value="0.0576019753763074" calcext:value-type="float">
            <text:p>0,05760198</text:p>
          </table:table-cell>
          <table:table-cell table:formula="of:=([.I$3]+1)*([.$A$2])*EXP(-[.$A$2]*[.$A7])*(1-EXP(-[.$A$2]*[.$A7]))^[.I$3]" office:value-type="float" office:value="0.0223940737054188" calcext:value-type="float">
            <text:p>0,02239407</text:p>
          </table:table-cell>
          <table:table-cell table:formula="of:=([.J$3]+1)*([.$A$2])*EXP(-[.$A$2]*[.$A7])*(1-EXP(-[.$A$2]*[.$A7]))^[.J$3]" office:value-type="float" office:value="0.00773884782554028" calcext:value-type="float">
            <text:p>0,00773885</text:p>
          </table:table-cell>
          <table:table-cell table:formula="of:=([.K$3]+1)*([.$A$2])*EXP(-[.$A$2]*[.$A7])*(1-EXP(-[.$A$2]*[.$A7]))^[.K$3]" office:value-type="float" office:value="0.00250721043662119" calcext:value-type="float">
            <text:p>0,00250721</text:p>
          </table:table-cell>
          <table:table-cell table:formula="of:=([.G7]/[.D7])" office:value-type="float" office:value="0.113091726386529" calcext:value-type="float">
            <text:p>0,11</text:p>
          </table:table-cell>
          <table:table-cell table:formula="of:=([.H7]/[.E7])" office:value-type="float" office:value="0.0578630829307546" calcext:value-type="float">
            <text:p>0,06</text:p>
          </table:table-cell>
          <table:table-cell table:formula="of:=([.I7]/[.F7])" office:value-type="float" office:value="0.0224202955759604" calcext:value-type="float">
            <text:p>0,02</text:p>
          </table:table-cell>
          <table:table-cell table:formula="of:=([.J7]/[.G7])" office:value-type="float" office:value="0.0696423459853063" calcext:value-type="float">
            <text:p>0,07</text:p>
          </table:table-cell>
          <table:table-cell table:formula="of:=([.K7]/[.H7])" office:value-type="float" office:value="0.0435264662408165" calcext:value-type="float">
            <text:p>0,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(1-EXP(-[.$A$2]*[.$A8]))^([.B$3]+1))" office:value-type="float" office:value="0.548811636094027" calcext:value-type="float">
            <text:p>0,5488116</text:p>
          </table:table-cell>
          <table:table-cell table:formula="of:=(1-(1-EXP(-[.$A$2]*[.$A8]))^([.C$3]+1))" office:value-type="float" office:value="0.796429060275851" calcext:value-type="float">
            <text:p>0,7964291</text:p>
          </table:table-cell>
          <table:table-cell table:formula="of:=(1-(1-EXP(-[.$A$2]*[.$A8]))^([.D$3]+1))" office:value-type="float" office:value="0.90815116076706" calcext:value-type="float">
            <text:p>0,9081512</text:p>
          </table:table-cell>
          <table:table-cell table:formula="of:=(1-(1-EXP(-[.$A$2]*[.$A8]))^([.E$3]+1))" office:value-type="float" office:value="0.958558872499827" calcext:value-type="float">
            <text:p>0,9585589</text:p>
          </table:table-cell>
          <table:table-cell table:formula="of:=(1-(1-EXP(-[.$A$2]*[.$A8]))^([.F$3]+1))" office:value-type="float" office:value="0.981302245484778" calcext:value-type="float">
            <text:p>0,9813022</text:p>
          </table:table-cell>
          <table:table-cell table:formula="of:=([.G$3]+1)*([.$A$2])*EXP(-[.$A$2]*[.$A8])*(1-EXP(-[.$A$2]*[.$A8]))^[.G$3]" office:value-type="float" office:value="0.082321745414104" calcext:value-type="float">
            <text:p>0,08232175</text:p>
          </table:table-cell>
          <table:table-cell table:formula="of:=([.H$3]+1)*([.$A$2])*EXP(-[.$A$2]*[.$A8])*(1-EXP(-[.$A$2]*[.$A8]))^[.H$3]" office:value-type="float" office:value="0.0742852272545473" calcext:value-type="float">
            <text:p>0,07428523</text:p>
          </table:table-cell>
          <table:table-cell table:formula="of:=([.I$3]+1)*([.$A$2])*EXP(-[.$A$2]*[.$A8])*(1-EXP(-[.$A$2]*[.$A8]))^[.I$3]" office:value-type="float" office:value="0.0502749452210439" calcext:value-type="float">
            <text:p>0,05027495</text:p>
          </table:table-cell>
          <table:table-cell table:formula="of:=([.J$3]+1)*([.$A$2])*EXP(-[.$A$2]*[.$A8])*(1-EXP(-[.$A$2]*[.$A8]))^[.J$3]" office:value-type="float" office:value="0.0302446270396603" calcext:value-type="float">
            <text:p>0,03024463</text:p>
          </table:table-cell>
          <table:table-cell table:formula="of:=([.K$3]+1)*([.$A$2])*EXP(-[.$A$2]*[.$A8])*(1-EXP(-[.$A$2]*[.$A8]))^[.K$3]" office:value-type="float" office:value="0.0170575297387134" calcext:value-type="float">
            <text:p>0,01705753</text:p>
          </table:table-cell>
          <table:table-cell table:formula="of:=([.G8]/[.D8])" office:value-type="float" office:value="0.0906476245040218" calcext:value-type="float">
            <text:p>0,09</text:p>
          </table:table-cell>
          <table:table-cell table:formula="of:=([.H8]/[.E8])" office:value-type="float" office:value="0.0774967812470597" calcext:value-type="float">
            <text:p>0,08</text:p>
          </table:table-cell>
          <table:table-cell table:formula="of:=([.I8]/[.F8])" office:value-type="float" office:value="0.0512328851303172" calcext:value-type="float">
            <text:p>0,05</text:p>
          </table:table-cell>
          <table:table-cell table:formula="of:=([.J8]/[.G8])" office:value-type="float" office:value="0.367395356931762" calcext:value-type="float">
            <text:p>0,37</text:p>
          </table:table-cell>
          <table:table-cell table:formula="of:=([.K8]/[.H8])" office:value-type="float" office:value="0.229622098082351" calcext:value-type="float">
            <text:p>0,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(1-EXP(-[.$A$2]*[.$A9]))^([.B$3]+1))" office:value-type="float" office:value="0.406569659740599" calcext:value-type="float">
            <text:p>0,4065697</text:p>
          </table:table-cell>
          <table:table-cell table:formula="of:=(1-(1-EXP(-[.$A$2]*[.$A9]))^([.C$3]+1))" office:value-type="float" office:value="0.647840431259612" calcext:value-type="float">
            <text:p>0,6478404</text:p>
          </table:table-cell>
          <table:table-cell table:formula="of:=(1-(1-EXP(-[.$A$2]*[.$A9]))^([.D$3]+1))" office:value-type="float" office:value="0.791017827296788" calcext:value-type="float">
            <text:p>0,7910178</text:p>
          </table:table-cell>
          <table:table-cell table:formula="of:=(1-(1-EXP(-[.$A$2]*[.$A9]))^([.E$3]+1))" office:value-type="float" office:value="0.875983638144584" calcext:value-type="float">
            <text:p>0,8759836</text:p>
          </table:table-cell>
          <table:table-cell table:formula="of:=(1-(1-EXP(-[.$A$2]*[.$A9]))^([.F$3]+1))" office:value-type="float" office:value="0.926404928186407" calcext:value-type="float">
            <text:p>0,9264049</text:p>
          </table:table-cell>
          <table:table-cell table:formula="of:=([.G$3]+1)*([.$A$2])*EXP(-[.$A$2]*[.$A9])*(1-EXP(-[.$A$2]*[.$A9]))^[.G$3]" office:value-type="float" office:value="0.0609854489610899" calcext:value-type="float">
            <text:p>0,06098545</text:p>
          </table:table-cell>
          <table:table-cell table:formula="of:=([.H$3]+1)*([.$A$2])*EXP(-[.$A$2]*[.$A9])*(1-EXP(-[.$A$2]*[.$A9]))^[.H$3]" office:value-type="float" office:value="0.0723812314557038" calcext:value-type="float">
            <text:p>0,07238123</text:p>
          </table:table-cell>
          <table:table-cell table:formula="of:=([.I$3]+1)*([.$A$2])*EXP(-[.$A$2]*[.$A9])*(1-EXP(-[.$A$2]*[.$A9]))^[.I$3]" office:value-type="float" office:value="0.0644298282167291" calcext:value-type="float">
            <text:p>0,06442983</text:p>
          </table:table-cell>
          <table:table-cell table:formula="of:=([.J$3]+1)*([.$A$2])*EXP(-[.$A$2]*[.$A9])*(1-EXP(-[.$A$2]*[.$A9]))^[.J$3]" office:value-type="float" office:value="0.0509794865086777" calcext:value-type="float">
            <text:p>0,05097949</text:p>
          </table:table-cell>
          <table:table-cell table:formula="of:=([.K$3]+1)*([.$A$2])*EXP(-[.$A$2]*[.$A9])*(1-EXP(-[.$A$2]*[.$A9]))^[.K$3]" office:value-type="float" office:value="0.0378159675313677" calcext:value-type="float">
            <text:p>0,03781597</text:p>
          </table:table-cell>
          <table:table-cell table:formula="of:=([.G9]/[.D9])" office:value-type="float" office:value="0.0770974393453314" calcext:value-type="float">
            <text:p>0,08</text:p>
          </table:table-cell>
          <table:table-cell table:formula="of:=([.H9]/[.E9])" office:value-type="float" office:value="0.0826285198762549" calcext:value-type="float">
            <text:p>0,08</text:p>
          </table:table-cell>
          <table:table-cell table:formula="of:=([.I9]/[.F9])" office:value-type="float" office:value="0.0695482356110316" calcext:value-type="float">
            <text:p>0,07</text:p>
          </table:table-cell>
          <table:table-cell table:formula="of:=([.J9]/[.G9])" office:value-type="float" office:value="0.83592869081285" calcext:value-type="float">
            <text:p>0,84</text:p>
          </table:table-cell>
          <table:table-cell table:formula="of:=([.K9]/[.H9])" office:value-type="float" office:value="0.522455431758031" calcext:value-type="float">
            <text:p>0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(1-EXP(-[.$A$2]*[.$A10]))^([.B$3]+1))" office:value-type="float" office:value="0.301194211912202" calcext:value-type="float">
            <text:p>0,3011942</text:p>
          </table:table-cell>
          <table:table-cell table:formula="of:=(1-(1-EXP(-[.$A$2]*[.$A10]))^([.C$3]+1))" office:value-type="float" office:value="0.511670470534992" calcext:value-type="float">
            <text:p>0,5116705</text:p>
          </table:table-cell>
          <table:table-cell table:formula="of:=(1-(1-EXP(-[.$A$2]*[.$A10]))^([.D$3]+1))" office:value-type="float" office:value="0.658752498315661" calcext:value-type="float">
            <text:p>0,6587525</text:p>
          </table:table-cell>
          <table:table-cell table:formula="of:=(1-(1-EXP(-[.$A$2]*[.$A10]))^([.E$3]+1))" office:value-type="float" office:value="0.761534270652484" calcext:value-type="float">
            <text:p>0,7615343</text:p>
          </table:table-cell>
          <table:table-cell table:formula="of:=(1-(1-EXP(-[.$A$2]*[.$A10]))^([.F$3]+1))" office:value-type="float" office:value="0.833358768071377" calcext:value-type="float">
            <text:p>0,8333588</text:p>
          </table:table-cell>
          <table:table-cell table:formula="of:=([.G$3]+1)*([.$A$2])*EXP(-[.$A$2]*[.$A10])*(1-EXP(-[.$A$2]*[.$A10]))^[.G$3]" office:value-type="float" office:value="0.0451791317868303" calcext:value-type="float">
            <text:p>0,04517913</text:p>
          </table:table-cell>
          <table:table-cell table:formula="of:=([.H$3]+1)*([.$A$2])*EXP(-[.$A$2]*[.$A10])*(1-EXP(-[.$A$2]*[.$A10]))^[.H$3]" office:value-type="float" office:value="0.0631428775868369" calcext:value-type="float">
            <text:p>0,06314288</text:p>
          </table:table-cell>
          <table:table-cell table:formula="of:=([.I$3]+1)*([.$A$2])*EXP(-[.$A$2]*[.$A10])*(1-EXP(-[.$A$2]*[.$A10]))^[.I$3]" office:value-type="float" office:value="0.0661869125013013" calcext:value-type="float">
            <text:p>0,06618691</text:p>
          </table:table-cell>
          <table:table-cell table:formula="of:=([.J$3]+1)*([.$A$2])*EXP(-[.$A$2]*[.$A10])*(1-EXP(-[.$A$2]*[.$A10]))^[.J$3]" office:value-type="float" office:value="0.0616690634020933" calcext:value-type="float">
            <text:p>0,06166906</text:p>
          </table:table-cell>
          <table:table-cell table:formula="of:=([.K$3]+1)*([.$A$2])*EXP(-[.$A$2]*[.$A10])*(1-EXP(-[.$A$2]*[.$A10]))^[.K$3]" office:value-type="float" office:value="0.0538683730641702" calcext:value-type="float">
            <text:p>0,05386837</text:p>
          </table:table-cell>
          <table:table-cell table:formula="of:=([.G10]/[.D10])" office:value-type="float" office:value="0.0685828621558887" calcext:value-type="float">
            <text:p>0,07</text:p>
          </table:table-cell>
          <table:table-cell table:formula="of:=([.H10]/[.E10])" office:value-type="float" office:value="0.0829153460588661" calcext:value-type="float">
            <text:p>0,08</text:p>
          </table:table-cell>
          <table:table-cell table:formula="of:=([.I10]/[.F10])" office:value-type="float" office:value="0.0794218709121837" calcext:value-type="float">
            <text:p>0,08</text:p>
          </table:table-cell>
          <table:table-cell table:formula="of:=([.J10]/[.G10])" office:value-type="float" office:value="1.36499000673735" calcext:value-type="float">
            <text:p>1,36</text:p>
          </table:table-cell>
          <table:table-cell table:formula="of:=([.K10]/[.H10])" office:value-type="float" office:value="0.853118754210846" calcext:value-type="float">
            <text:p>0,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(1-EXP(-[.$A$2]*[.$A11]))^([.B$3]+1))" office:value-type="float" office:value="0.22313016014843" calcext:value-type="float">
            <text:p>0,2231302</text:p>
          </table:table-cell>
          <table:table-cell table:formula="of:=(1-(1-EXP(-[.$A$2]*[.$A11]))^([.C$3]+1))" office:value-type="float" office:value="0.396473251928996" calcext:value-type="float">
            <text:p>0,3964733</text:p>
          </table:table-cell>
          <table:table-cell table:formula="of:=(1-(1-EXP(-[.$A$2]*[.$A11]))^([.D$3]+1))" office:value-type="float" office:value="0.53113827187994" calcext:value-type="float">
            <text:p>0,5311383</text:p>
          </table:table-cell>
          <table:table-cell table:formula="of:=(1-(1-EXP(-[.$A$2]*[.$A11]))^([.E$3]+1))" office:value-type="float" office:value="0.635755464362839" calcext:value-type="float">
            <text:p>0,6357555</text:p>
          </table:table-cell>
          <table:table-cell table:formula="of:=(1-(1-EXP(-[.$A$2]*[.$A11]))^([.F$3]+1))" office:value-type="float" office:value="0.717029405932749" calcext:value-type="float">
            <text:p>0,7170294</text:p>
          </table:table-cell>
          <table:table-cell table:formula="of:=([.G$3]+1)*([.$A$2])*EXP(-[.$A$2]*[.$A11])*(1-EXP(-[.$A$2]*[.$A11]))^[.G$3]" office:value-type="float" office:value="0.0334695240222645" calcext:value-type="float">
            <text:p>0,03346952</text:p>
          </table:table-cell>
          <table:table-cell table:formula="of:=([.H$3]+1)*([.$A$2])*EXP(-[.$A$2]*[.$A11])*(1-EXP(-[.$A$2]*[.$A11]))^[.H$3]" office:value-type="float" office:value="0.0520029275341698" calcext:value-type="float">
            <text:p>0,05200293</text:p>
          </table:table-cell>
          <table:table-cell table:formula="of:=([.I$3]+1)*([.$A$2])*EXP(-[.$A$2]*[.$A11])*(1-EXP(-[.$A$2]*[.$A11]))^[.I$3]" office:value-type="float" office:value="0.0605992589779249" calcext:value-type="float">
            <text:p>0,06059926</text:p>
          </table:table-cell>
          <table:table-cell table:formula="of:=([.J$3]+1)*([.$A$2])*EXP(-[.$A$2]*[.$A11])*(1-EXP(-[.$A$2]*[.$A11]))^[.J$3]" office:value-type="float" office:value="0.0627703154897391" calcext:value-type="float">
            <text:p>0,06277032</text:p>
          </table:table-cell>
          <table:table-cell table:formula="of:=([.K$3]+1)*([.$A$2])*EXP(-[.$A$2]*[.$A11])*(1-EXP(-[.$A$2]*[.$A11]))^[.K$3]" office:value-type="float" office:value="0.0609554561774327" calcext:value-type="float">
            <text:p>0,06095546</text:p>
          </table:table-cell>
          <table:table-cell table:formula="of:=([.G11]/[.D11])" office:value-type="float" office:value="0.0630147097173032" calcext:value-type="float">
            <text:p>0,06</text:p>
          </table:table-cell>
          <table:table-cell table:formula="of:=([.H11]/[.E11])" office:value-type="float" office:value="0.0817970594814906" calcext:value-type="float">
            <text:p>0,08</text:p>
          </table:table-cell>
          <table:table-cell table:formula="of:=([.I11]/[.F11])" office:value-type="float" office:value="0.084514328807888" calcext:value-type="float">
            <text:p>0,08</text:p>
          </table:table-cell>
          <table:table-cell table:formula="of:=([.J11]/[.G11])" office:value-type="float" office:value="1.87544691248024" calcext:value-type="float">
            <text:p>1,88</text:p>
          </table:table-cell>
          <table:table-cell table:formula="of:=([.K11]/[.H11])" office:value-type="float" office:value="1.17215432030015" calcext:value-type="float">
            <text:p>1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(1-EXP(-[.$A$2]*[.$A12]))^([.B$3]+1))" office:value-type="float" office:value="0.165298888221587" calcext:value-type="float">
            <text:p>0,1652989</text:p>
          </table:table-cell>
          <table:table-cell table:formula="of:=(1-(1-EXP(-[.$A$2]*[.$A12]))^([.C$3]+1))" office:value-type="float" office:value="0.303274053995881" calcext:value-type="float">
            <text:p>0,3032741</text:p>
          </table:table-cell>
          <table:table-cell table:formula="of:=(1-(1-EXP(-[.$A$2]*[.$A12]))^([.D$3]+1))" office:value-type="float" office:value="0.418442078265495" calcext:value-type="float">
            <text:p>0,4184421</text:p>
          </table:table-cell>
          <table:table-cell table:formula="of:=(1-(1-EXP(-[.$A$2]*[.$A12]))^([.E$3]+1))" office:value-type="float" office:value="0.514572956164665" calcext:value-type="float">
            <text:p>0,5145730</text:p>
          </table:table-cell>
          <table:table-cell table:formula="of:=(1-(1-EXP(-[.$A$2]*[.$A12]))^([.F$3]+1))" office:value-type="float" office:value="0.594813506823337" calcext:value-type="float">
            <text:p>0,5948135</text:p>
          </table:table-cell>
          <table:table-cell table:formula="of:=([.G$3]+1)*([.$A$2])*EXP(-[.$A$2]*[.$A12])*(1-EXP(-[.$A$2]*[.$A12]))^[.G$3]" office:value-type="float" office:value="0.024794833233238" calcext:value-type="float">
            <text:p>0,02479483</text:p>
          </table:table-cell>
          <table:table-cell table:formula="of:=([.H$3]+1)*([.$A$2])*EXP(-[.$A$2]*[.$A12])*(1-EXP(-[.$A$2]*[.$A12]))^[.H$3]" office:value-type="float" office:value="0.0413925497322882" calcext:value-type="float">
            <text:p>0,04139255</text:p>
          </table:table-cell>
          <table:table-cell table:formula="of:=([.I$3]+1)*([.$A$2])*EXP(-[.$A$2]*[.$A12])*(1-EXP(-[.$A$2]*[.$A12]))^[.I$3]" office:value-type="float" office:value="0.0518256109213263" calcext:value-type="float">
            <text:p>0,05182561</text:p>
          </table:table-cell>
          <table:table-cell table:formula="of:=([.J$3]+1)*([.$A$2])*EXP(-[.$A$2]*[.$A12])*(1-EXP(-[.$A$2]*[.$A12]))^[.J$3]" office:value-type="float" office:value="0.0576785267395021" calcext:value-type="float">
            <text:p>0,05767853</text:p>
          </table:table-cell>
          <table:table-cell table:formula="of:=([.K$3]+1)*([.$A$2])*EXP(-[.$A$2]*[.$A12])*(1-EXP(-[.$A$2]*[.$A12]))^[.K$3]" office:value-type="float" office:value="0.0601804129940042" calcext:value-type="float">
            <text:p>0,06018041</text:p>
          </table:table-cell>
          <table:table-cell table:formula="of:=([.G12]/[.D12])" office:value-type="float" office:value="0.0592551144378603" calcext:value-type="float">
            <text:p>0,06</text:p>
          </table:table-cell>
          <table:table-cell table:formula="of:=([.H12]/[.E12])" office:value-type="float" office:value="0.0804405852200333" calcext:value-type="float">
            <text:p>0,08</text:p>
          </table:table-cell>
          <table:table-cell table:formula="of:=([.I12]/[.F12])" office:value-type="float" office:value="0.0871291763331104" calcext:value-type="float">
            <text:p>0,09</text:p>
          </table:table-cell>
          <table:table-cell table:formula="of:=([.J12]/[.G12])" office:value-type="float" office:value="2.32623168693802" calcext:value-type="float">
            <text:p>2,33</text:p>
          </table:table-cell>
          <table:table-cell table:formula="of:=([.K12]/[.H12])" office:value-type="float" office:value="1.45389480433626" calcext:value-type="float">
            <text:p>1,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(1-EXP(-[.$A$2]*[.$A13]))^([.B$3]+1))" office:value-type="float" office:value="0.122456428252982" calcext:value-type="float">
            <text:p>0,1224564</text:p>
          </table:table-cell>
          <table:table-cell table:formula="of:=(1-(1-EXP(-[.$A$2]*[.$A13]))^([.C$3]+1))" office:value-type="float" office:value="0.229917279685486" calcext:value-type="float">
            <text:p>0,2299173</text:p>
          </table:table-cell>
          <table:table-cell table:formula="of:=(1-(1-EXP(-[.$A$2]*[.$A13]))^([.D$3]+1))" office:value-type="float" office:value="0.324218859074541" calcext:value-type="float">
            <text:p>0,3242189</text:p>
          </table:table-cell>
          <table:table-cell table:formula="of:=(1-(1-EXP(-[.$A$2]*[.$A13]))^([.E$3]+1))" office:value-type="float" office:value="0.406972603872998" calcext:value-type="float">
            <text:p>0,4069726</text:p>
          </table:table-cell>
          <table:table-cell table:formula="of:=(1-(1-EXP(-[.$A$2]*[.$A13]))^([.F$3]+1))" office:value-type="float" office:value="0.479592620658877" calcext:value-type="float">
            <text:p>0,4795926</text:p>
          </table:table-cell>
          <table:table-cell table:formula="of:=([.G$3]+1)*([.$A$2])*EXP(-[.$A$2]*[.$A13])*(1-EXP(-[.$A$2]*[.$A13]))^[.G$3]" office:value-type="float" office:value="0.0183684642379473" calcext:value-type="float">
            <text:p>0,01836846</text:p>
          </table:table-cell>
          <table:table-cell table:formula="of:=([.H$3]+1)*([.$A$2])*EXP(-[.$A$2]*[.$A13])*(1-EXP(-[.$A$2]*[.$A13]))^[.H$3]" office:value-type="float" office:value="0.0322382554297513" calcext:value-type="float">
            <text:p>0,03223826</text:p>
          </table:table-cell>
          <table:table-cell table:formula="of:=([.I$3]+1)*([.$A$2])*EXP(-[.$A$2]*[.$A13])*(1-EXP(-[.$A$2]*[.$A13]))^[.I$3]" office:value-type="float" office:value="0.0424357107250749" calcext:value-type="float">
            <text:p>0,04243571</text:p>
          </table:table-cell>
          <table:table-cell table:formula="of:=([.J$3]+1)*([.$A$2])*EXP(-[.$A$2]*[.$A13])*(1-EXP(-[.$A$2]*[.$A13]))^[.J$3]" office:value-type="float" office:value="0.049652246879074" calcext:value-type="float">
            <text:p>0,04965225</text:p>
          </table:table-cell>
          <table:table-cell table:formula="of:=([.K$3]+1)*([.$A$2])*EXP(-[.$A$2]*[.$A13])*(1-EXP(-[.$A$2]*[.$A13]))^[.K$3]" office:value-type="float" office:value="0.0544650125894092" calcext:value-type="float">
            <text:p>0,05446501</text:p>
          </table:table-cell>
          <table:table-cell table:formula="of:=([.G13]/[.D13])" office:value-type="float" office:value="0.0566545212403088" calcext:value-type="float">
            <text:p>0,06</text:p>
          </table:table-cell>
          <table:table-cell table:formula="of:=([.H13]/[.E13])" office:value-type="float" office:value="0.079214804935154" calcext:value-type="float">
            <text:p>0,08</text:p>
          </table:table-cell>
          <table:table-cell table:formula="of:=([.I13]/[.F13])" office:value-type="float" office:value="0.0884828266681327" calcext:value-type="float">
            <text:p>0,09</text:p>
          </table:table-cell>
          <table:table-cell table:formula="of:=([.J13]/[.G13])" office:value-type="float" office:value="2.70312456370183" calcext:value-type="float">
            <text:p>2,7</text:p>
          </table:table-cell>
          <table:table-cell table:formula="of:=([.K13]/[.H13])" office:value-type="float" office:value="1.68945285231365" calcext:value-type="float">
            <text:p>1,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(1-EXP(-[.$A$2]*[.$A14]))^([.B$3]+1))" office:value-type="float" office:value="0.0907179532894125" calcext:value-type="float">
            <text:p>0,0907180</text:p>
          </table:table-cell>
          <table:table-cell table:formula="of:=(1-(1-EXP(-[.$A$2]*[.$A14]))^([.C$3]+1))" office:value-type="float" office:value="0.173206159529805" calcext:value-type="float">
            <text:p>0,1732062</text:p>
          </table:table-cell>
          <table:table-cell table:formula="of:=(1-(1-EXP(-[.$A$2]*[.$A14]))^([.D$3]+1))" office:value-type="float" office:value="0.248211204529554" calcext:value-type="float">
            <text:p>0,2482112</text:p>
          </table:table-cell>
          <table:table-cell table:formula="of:=(1-(1-EXP(-[.$A$2]*[.$A14]))^([.E$3]+1))" office:value-type="float" office:value="0.316411945360545" calcext:value-type="float">
            <text:p>0,3164119</text:p>
          </table:table-cell>
          <table:table-cell table:formula="of:=(1-(1-EXP(-[.$A$2]*[.$A14]))^([.F$3]+1))" office:value-type="float" office:value="0.378425654570528" calcext:value-type="float">
            <text:p>0,3784257</text:p>
          </table:table-cell>
          <table:table-cell table:formula="of:=([.G$3]+1)*([.$A$2])*EXP(-[.$A$2]*[.$A14])*(1-EXP(-[.$A$2]*[.$A14]))^[.G$3]" office:value-type="float" office:value="0.0136076929934119" calcext:value-type="float">
            <text:p>0,01360769</text:p>
          </table:table-cell>
          <table:table-cell table:formula="of:=([.H$3]+1)*([.$A$2])*EXP(-[.$A$2]*[.$A14])*(1-EXP(-[.$A$2]*[.$A14]))^[.H$3]" office:value-type="float" office:value="0.0247464618721177" calcext:value-type="float">
            <text:p>0,02474646</text:p>
          </table:table-cell>
          <table:table-cell table:formula="of:=([.I$3]+1)*([.$A$2])*EXP(-[.$A$2]*[.$A14])*(1-EXP(-[.$A$2]*[.$A14]))^[.I$3]" office:value-type="float" office:value="0.0337522702498871" calcext:value-type="float">
            <text:p>0,03375227</text:p>
          </table:table-cell>
          <table:table-cell table:formula="of:=([.J$3]+1)*([.$A$2])*EXP(-[.$A$2]*[.$A14])*(1-EXP(-[.$A$2]*[.$A14]))^[.J$3]" office:value-type="float" office:value="0.040920444498595" calcext:value-type="float">
            <text:p>0,04092044</text:p>
          </table:table-cell>
          <table:table-cell table:formula="of:=([.K$3]+1)*([.$A$2])*EXP(-[.$A$2]*[.$A14])*(1-EXP(-[.$A$2]*[.$A14]))^[.K$3]" office:value-type="float" office:value="0.0465102819074868" calcext:value-type="float">
            <text:p>0,04651028</text:p>
          </table:table-cell>
          <table:table-cell table:formula="of:=([.G14]/[.D14])" office:value-type="float" office:value="0.0548230408018975" calcext:value-type="float">
            <text:p>0,05</text:p>
          </table:table-cell>
          <table:table-cell table:formula="of:=([.H14]/[.E14])" office:value-type="float" office:value="0.078209632205635" calcext:value-type="float">
            <text:p>0,08</text:p>
          </table:table-cell>
          <table:table-cell table:formula="of:=([.I14]/[.F14])" office:value-type="float" office:value="0.0891912845818878" calcext:value-type="float">
            <text:p>0,09</text:p>
          </table:table-cell>
          <table:table-cell table:formula="of:=([.J14]/[.G14])" office:value-type="float" office:value="3.00715518188178" calcext:value-type="float">
            <text:p>3,01</text:p>
          </table:table-cell>
          <table:table-cell table:formula="of:=([.K14]/[.H14])" office:value-type="float" office:value="1.87947198867612" calcext:value-type="float">
            <text:p>1,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(1-EXP(-[.$A$2]*[.$A15]))^([.B$3]+1))" office:value-type="float" office:value="0.0672055127397497" calcext:value-type="float">
            <text:p>0,0672055</text:p>
          </table:table-cell>
          <table:table-cell table:formula="of:=(1-(1-EXP(-[.$A$2]*[.$A15]))^([.C$3]+1))" office:value-type="float" office:value="0.129894444536887" calcext:value-type="float">
            <text:p>0,1298944</text:p>
          </table:table-cell>
          <table:table-cell table:formula="of:=(1-(1-EXP(-[.$A$2]*[.$A15]))^([.D$3]+1))" office:value-type="float" office:value="0.18837033452949" calcext:value-type="float">
            <text:p>0,1883703</text:p>
          </table:table-cell>
          <table:table-cell table:formula="of:=(1-(1-EXP(-[.$A$2]*[.$A15]))^([.E$3]+1))" office:value-type="float" office:value="0.242916322352227" calcext:value-type="float">
            <text:p>0,2429163</text:p>
          </table:table-cell>
          <table:table-cell table:formula="of:=(1-(1-EXP(-[.$A$2]*[.$A15]))^([.F$3]+1))" office:value-type="float" office:value="0.293796519095441" calcext:value-type="float">
            <text:p>0,2937965</text:p>
          </table:table-cell>
          <table:table-cell table:formula="of:=([.G$3]+1)*([.$A$2])*EXP(-[.$A$2]*[.$A15])*(1-EXP(-[.$A$2]*[.$A15]))^[.G$3]" office:value-type="float" office:value="0.0100808269109625" calcext:value-type="float">
            <text:p>0,01008083</text:p>
          </table:table-cell>
          <table:table-cell table:formula="of:=([.H$3]+1)*([.$A$2])*EXP(-[.$A$2]*[.$A15])*(1-EXP(-[.$A$2]*[.$A15]))^[.H$3]" office:value-type="float" office:value="0.0188066795391411" calcext:value-type="float">
            <text:p>0,01880668</text:p>
          </table:table-cell>
          <table:table-cell table:formula="of:=([.I$3]+1)*([.$A$2])*EXP(-[.$A$2]*[.$A15])*(1-EXP(-[.$A$2]*[.$A15]))^[.I$3]" office:value-type="float" office:value="0.0263141504966715" calcext:value-type="float">
            <text:p>0,02631415</text:p>
          </table:table-cell>
          <table:table-cell table:formula="of:=([.J$3]+1)*([.$A$2])*EXP(-[.$A$2]*[.$A15])*(1-EXP(-[.$A$2]*[.$A15]))^[.J$3]" office:value-type="float" office:value="0.0327275926936423" calcext:value-type="float">
            <text:p>0,03272759</text:p>
          </table:table-cell>
          <table:table-cell table:formula="of:=([.K$3]+1)*([.$A$2])*EXP(-[.$A$2]*[.$A15])*(1-EXP(-[.$A$2]*[.$A15]))^[.K$3]" office:value-type="float" office:value="0.0381601475574105" calcext:value-type="float">
            <text:p>0,03816015</text:p>
          </table:table-cell>
          <table:table-cell table:formula="of:=([.G15]/[.D15])" office:value-type="float" office:value="0.0535160004686634" calcext:value-type="float">
            <text:p>0,05</text:p>
          </table:table-cell>
          <table:table-cell table:formula="of:=([.H15]/[.E15])" office:value-type="float" office:value="0.0774204028656072" calcext:value-type="float">
            <text:p>0,08</text:p>
          </table:table-cell>
          <table:table-cell table:formula="of:=([.I15]/[.F15])" office:value-type="float" office:value="0.0895659028830196" calcext:value-type="float">
            <text:p>0,09</text:p>
          </table:table-cell>
          <table:table-cell table:formula="of:=([.J15]/[.G15])" office:value-type="float" office:value="3.24651866188204" calcext:value-type="float">
            <text:p>3,25</text:p>
          </table:table-cell>
          <table:table-cell table:formula="of:=([.K15]/[.H15])" office:value-type="float" office:value="2.02907416367627" calcext:value-type="float">
            <text:p>2,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(1-EXP(-[.$A$2]*[.$A16]))^([.B$3]+1))" office:value-type="float" office:value="0.049787068367864" calcext:value-type="float">
            <text:p>0,0497871</text:p>
          </table:table-cell>
          <table:table-cell table:formula="of:=(1-(1-EXP(-[.$A$2]*[.$A16]))^([.C$3]+1))" office:value-type="float" office:value="0.0970953845590615" calcext:value-type="float">
            <text:p>0,0970954</text:p>
          </table:table-cell>
          <table:table-cell table:formula="of:=(1-(1-EXP(-[.$A$2]*[.$A16]))^([.D$3]+1))" office:value-type="float" office:value="0.142048358377679" calcext:value-type="float">
            <text:p>0,1420484</text:p>
          </table:table-cell>
          <table:table-cell table:formula="of:=(1-(1-EXP(-[.$A$2]*[.$A16]))^([.E$3]+1))" office:value-type="float" office:value="0.184763255415451" calcext:value-type="float">
            <text:p>0,1847633</text:p>
          </table:table-cell>
          <table:table-cell table:formula="of:=(1-(1-EXP(-[.$A$2]*[.$A16]))^([.F$3]+1))" office:value-type="float" office:value="0.225351502954077" calcext:value-type="float">
            <text:p>0,2253515</text:p>
          </table:table-cell>
          <table:table-cell table:formula="of:=([.G$3]+1)*([.$A$2])*EXP(-[.$A$2]*[.$A16])*(1-EXP(-[.$A$2]*[.$A16]))^[.G$3]" office:value-type="float" office:value="0.00746806025517959" calcext:value-type="float">
            <text:p>0,00746806</text:p>
          </table:table-cell>
          <table:table-cell table:formula="of:=([.H$3]+1)*([.$A$2])*EXP(-[.$A$2]*[.$A16])*(1-EXP(-[.$A$2]*[.$A16]))^[.H$3]" office:value-type="float" office:value="0.0141924948573593" calcext:value-type="float">
            <text:p>0,01419249</text:p>
          </table:table-cell>
          <table:table-cell table:formula="of:=([.I$3]+1)*([.$A$2])*EXP(-[.$A$2]*[.$A16])*(1-EXP(-[.$A$2]*[.$A16]))^[.I$3]" office:value-type="float" office:value="0.0202288382183781" calcext:value-type="float">
            <text:p>0,02022884</text:p>
          </table:table-cell>
          <table:table-cell table:formula="of:=([.J$3]+1)*([.$A$2])*EXP(-[.$A$2]*[.$A16])*(1-EXP(-[.$A$2]*[.$A16]))^[.J$3]" office:value-type="float" office:value="0.0256289382226629" calcext:value-type="float">
            <text:p>0,02562894</text:p>
          </table:table-cell>
          <table:table-cell table:formula="of:=([.K$3]+1)*([.$A$2])*EXP(-[.$A$2]*[.$A16])*(1-EXP(-[.$A$2]*[.$A16]))^[.K$3]" office:value-type="float" office:value="0.0304411856539693" calcext:value-type="float">
            <text:p>0,03044119</text:p>
          </table:table-cell>
          <table:table-cell table:formula="of:=([.G16]/[.D16])" office:value-type="float" office:value="0.0525740694258743" calcext:value-type="float">
            <text:p>0,05</text:p>
          </table:table-cell>
          <table:table-cell table:formula="of:=([.H16]/[.E16])" office:value-type="float" office:value="0.0768144879534982" calcext:value-type="float">
            <text:p>0,08</text:p>
          </table:table-cell>
          <table:table-cell table:formula="of:=([.I16]/[.F16])" office:value-type="float" office:value="0.0897657124678702" calcext:value-type="float">
            <text:p>0,09</text:p>
          </table:table-cell>
          <table:table-cell table:formula="of:=([.J16]/[.G16])" office:value-type="float" office:value="3.43180656648928" calcext:value-type="float">
            <text:p>3,43</text:p>
          </table:table-cell>
          <table:table-cell table:formula="of:=([.K16]/[.H16])" office:value-type="float" office:value="2.1448791040558" calcext:value-type="float">
            <text:p>2,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(1-EXP(-[.$A$2]*[.$A17]))^([.B$3]+1))" office:value-type="float" office:value="0.03688316740124" calcext:value-type="float">
            <text:p>0,0368832</text:p>
          </table:table-cell>
          <table:table-cell table:formula="of:=(1-(1-EXP(-[.$A$2]*[.$A17]))^([.C$3]+1))" office:value-type="float" office:value="0.072405966764932" calcext:value-type="float">
            <text:p>0,0724060</text:p>
          </table:table-cell>
          <table:table-cell table:formula="of:=(1-(1-EXP(-[.$A$2]*[.$A17]))^([.D$3]+1))" office:value-type="float" office:value="0.106618572773132" calcext:value-type="float">
            <text:p>0,1066186</text:p>
          </table:table-cell>
          <table:table-cell table:formula="of:=(1-(1-EXP(-[.$A$2]*[.$A17]))^([.E$3]+1))" office:value-type="float" office:value="0.1395693095067" calcext:value-type="float">
            <text:p>0,1395693</text:p>
          </table:table-cell>
          <table:table-cell table:formula="of:=(1-(1-EXP(-[.$A$2]*[.$A17]))^([.F$3]+1))" office:value-type="float" office:value="0.171304718701329" calcext:value-type="float">
            <text:p>0,1713047</text:p>
          </table:table-cell>
          <table:table-cell table:formula="of:=([.G$3]+1)*([.$A$2])*EXP(-[.$A$2]*[.$A17])*(1-EXP(-[.$A$2]*[.$A17]))^[.G$3]" office:value-type="float" office:value="0.005532475110186" calcext:value-type="float">
            <text:p>0,00553248</text:p>
          </table:table-cell>
          <table:table-cell table:formula="of:=([.H$3]+1)*([.$A$2])*EXP(-[.$A$2]*[.$A17])*(1-EXP(-[.$A$2]*[.$A17]))^[.H$3]" office:value-type="float" office:value="0.0106568398091076" calcext:value-type="float">
            <text:p>0,01065684</text:p>
          </table:table-cell>
          <table:table-cell table:formula="of:=([.I$3]+1)*([.$A$2])*EXP(-[.$A$2]*[.$A17])*(1-EXP(-[.$A$2]*[.$A17]))^[.I$3]" office:value-type="float" office:value="0.0153956727036902" calcext:value-type="float">
            <text:p>0,01539567</text:p>
          </table:table-cell>
          <table:table-cell table:formula="of:=([.J$3]+1)*([.$A$2])*EXP(-[.$A$2]*[.$A17])*(1-EXP(-[.$A$2]*[.$A17]))^[.J$3]" office:value-type="float" office:value="0.0197704420401404" calcext:value-type="float">
            <text:p>0,01977044</text:p>
          </table:table-cell>
          <table:table-cell table:formula="of:=([.K$3]+1)*([.$A$2])*EXP(-[.$A$2]*[.$A17])*(1-EXP(-[.$A$2]*[.$A17]))^[.K$3]" office:value-type="float" office:value="0.0238015568959717" calcext:value-type="float">
            <text:p>0,02380156</text:p>
          </table:table-cell>
          <table:table-cell table:formula="of:=([.G17]/[.D17])" office:value-type="float" office:value="0.051890350492294" calcext:value-type="float">
            <text:p>0,05</text:p>
          </table:table-cell>
          <table:table-cell table:formula="of:=([.H17]/[.E17])" office:value-type="float" office:value="0.076355180424505" calcext:value-type="float">
            <text:p>0,08</text:p>
          </table:table-cell>
          <table:table-cell table:formula="of:=([.I17]/[.F17])" office:value-type="float" office:value="0.0898730217147882" calcext:value-type="float">
            <text:p>0,09</text:p>
          </table:table-cell>
          <table:table-cell table:formula="of:=([.J17]/[.G17])" office:value-type="float" office:value="3.57352570890747" calcext:value-type="float">
            <text:p>3,57</text:p>
          </table:table-cell>
          <table:table-cell table:formula="of:=([.K17]/[.H17])" office:value-type="float" office:value="2.23345356806717" calcext:value-type="float">
            <text:p>2,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(1-EXP(-[.$A$2]*[.$A18]))^([.B$3]+1))" office:value-type="float" office:value="0.0273237224472925" calcext:value-type="float">
            <text:p>0,0273237</text:p>
          </table:table-cell>
          <table:table-cell table:formula="of:=(1-(1-EXP(-[.$A$2]*[.$A18]))^([.C$3]+1))" office:value-type="float" office:value="0.0539008590862083" calcext:value-type="float">
            <text:p>0,0539009</text:p>
          </table:table-cell>
          <table:table-cell table:formula="of:=(1-(1-EXP(-[.$A$2]*[.$A18]))^([.D$3]+1))" office:value-type="float" office:value="0.0797518094201587" calcext:value-type="float">
            <text:p>0,0797518</text:p>
          </table:table-cell>
          <table:table-cell table:formula="of:=(1-(1-EXP(-[.$A$2]*[.$A18]))^([.E$3]+1))" office:value-type="float" office:value="0.104896415562185" calcext:value-type="float">
            <text:p>0,1048964</text:p>
          </table:table-cell>
          <table:table-cell table:formula="of:=(1-(1-EXP(-[.$A$2]*[.$A18]))^([.F$3]+1))" office:value-type="float" office:value="0.129353977464941" calcext:value-type="float">
            <text:p>0,1293540</text:p>
          </table:table-cell>
          <table:table-cell table:formula="of:=([.G$3]+1)*([.$A$2])*EXP(-[.$A$2]*[.$A18])*(1-EXP(-[.$A$2]*[.$A18]))^[.G$3]" office:value-type="float" office:value="0.00409855836709389" calcext:value-type="float">
            <text:p>0,00409856</text:p>
          </table:table-cell>
          <table:table-cell table:formula="of:=([.H$3]+1)*([.$A$2])*EXP(-[.$A$2]*[.$A18])*(1-EXP(-[.$A$2]*[.$A18]))^[.H$3]" office:value-type="float" office:value="0.00797314099167477" calcext:value-type="float">
            <text:p>0,00797314</text:p>
          </table:table-cell>
          <table:table-cell table:formula="of:=([.I$3]+1)*([.$A$2])*EXP(-[.$A$2]*[.$A18])*(1-EXP(-[.$A$2]*[.$A18]))^[.I$3]" office:value-type="float" office:value="0.0116329276502777" calcext:value-type="float">
            <text:p>0,01163293</text:p>
          </table:table-cell>
          <table:table-cell table:formula="of:=([.J$3]+1)*([.$A$2])*EXP(-[.$A$2]*[.$A18])*(1-EXP(-[.$A$2]*[.$A18]))^[.J$3]" office:value-type="float" office:value="0.0150867636852161" calcext:value-type="float">
            <text:p>0,01508676</text:p>
          </table:table-cell>
          <table:table-cell table:formula="of:=([.K$3]+1)*([.$A$2])*EXP(-[.$A$2]*[.$A18])*(1-EXP(-[.$A$2]*[.$A18]))^[.K$3]" office:value-type="float" office:value="0.0183431714270667" calcext:value-type="float">
            <text:p>0,01834317</text:p>
          </table:table-cell>
          <table:table-cell table:formula="of:=([.G18]/[.D18])" office:value-type="float" office:value="0.0513914154035219" calcext:value-type="float">
            <text:p>0,05</text:p>
          </table:table-cell>
          <table:table-cell table:formula="of:=([.H18]/[.E18])" office:value-type="float" office:value="0.0760096610445957" calcext:value-type="float">
            <text:p>0,08</text:p>
          </table:table-cell>
          <table:table-cell table:formula="of:=([.I18]/[.F18])" office:value-type="float" office:value="0.089930962141698" calcext:value-type="float">
            <text:p>0,09</text:p>
          </table:table-cell>
          <table:table-cell table:formula="of:=([.J18]/[.G18])" office:value-type="float" office:value="3.68099276231937" calcext:value-type="float">
            <text:p>3,68</text:p>
          </table:table-cell>
          <table:table-cell table:formula="of:=([.K18]/[.H18])" office:value-type="float" office:value="2.3006204764496" calcext:value-type="float">
            <text:p>2,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(1-EXP(-[.$A$2]*[.$A19]))^([.B$3]+1))" office:value-type="float" office:value="0.0202419114458043" calcext:value-type="float">
            <text:p>0,0202419</text:p>
          </table:table-cell>
          <table:table-cell table:formula="of:=(1-(1-EXP(-[.$A$2]*[.$A19]))^([.C$3]+1))" office:value-type="float" office:value="0.0400740879126289" calcext:value-type="float">
            <text:p>0,0400741</text:p>
          </table:table-cell>
          <table:table-cell table:formula="of:=(1-(1-EXP(-[.$A$2]*[.$A19]))^([.D$3]+1))" office:value-type="float" office:value="0.0595048232196345" calcext:value-type="float">
            <text:p>0,0595048</text:p>
          </table:table-cell>
          <table:table-cell table:formula="of:=(1-(1-EXP(-[.$A$2]*[.$A19]))^([.E$3]+1))" office:value-type="float" office:value="0.0785422433032287" calcext:value-type="float">
            <text:p>0,0785422</text:p>
          </table:table-cell>
          <table:table-cell table:formula="of:=(1-(1-EXP(-[.$A$2]*[.$A19]))^([.F$3]+1))" office:value-type="float" office:value="0.0971943096153343" calcext:value-type="float">
            <text:p>0,0971943</text:p>
          </table:table-cell>
          <table:table-cell table:formula="of:=([.G$3]+1)*([.$A$2])*EXP(-[.$A$2]*[.$A19])*(1-EXP(-[.$A$2]*[.$A19]))^[.G$3]" office:value-type="float" office:value="0.00303628671687066" calcext:value-type="float">
            <text:p>0,00303629</text:p>
          </table:table-cell>
          <table:table-cell table:formula="of:=([.H$3]+1)*([.$A$2])*EXP(-[.$A$2]*[.$A19])*(1-EXP(-[.$A$2]*[.$A19]))^[.H$3]" office:value-type="float" office:value="0.00594965294004738" calcext:value-type="float">
            <text:p>0,00594965</text:p>
          </table:table-cell>
          <table:table-cell table:formula="of:=([.I$3]+1)*([.$A$2])*EXP(-[.$A$2]*[.$A19])*(1-EXP(-[.$A$2]*[.$A19]))^[.I$3]" office:value-type="float" office:value="0.00874383088815251" calcext:value-type="float">
            <text:p>0,00874383</text:p>
          </table:table-cell>
          <table:table-cell table:formula="of:=([.J$3]+1)*([.$A$2])*EXP(-[.$A$2]*[.$A19])*(1-EXP(-[.$A$2]*[.$A19]))^[.J$3]" office:value-type="float" office:value="0.0114224520501566" calcext:value-type="float">
            <text:p>0,01142245</text:p>
          </table:table-cell>
          <table:table-cell table:formula="of:=([.K$3]+1)*([.$A$2])*EXP(-[.$A$2]*[.$A19])*(1-EXP(-[.$A$2]*[.$A19]))^[.K$3]" office:value-type="float" office:value="0.0139890497340792" calcext:value-type="float">
            <text:p>0,01398905</text:p>
          </table:table-cell>
          <table:table-cell table:formula="of:=([.G19]/[.D19])" office:value-type="float" office:value="0.0510258925677943" calcext:value-type="float">
            <text:p>0,05</text:p>
          </table:table-cell>
          <table:table-cell table:formula="of:=([.H19]/[.E19])" office:value-type="float" office:value="0.0757509932212849" calcext:value-type="float">
            <text:p>0,08</text:p>
          </table:table-cell>
          <table:table-cell table:formula="of:=([.I19]/[.F19])" office:value-type="float" office:value="0.0899623745747869" calcext:value-type="float">
            <text:p>0,09</text:p>
          </table:table-cell>
          <table:table-cell table:formula="of:=([.J19]/[.G19])" office:value-type="float" office:value="3.76198070712146" calcext:value-type="float">
            <text:p>3,76</text:p>
          </table:table-cell>
          <table:table-cell table:formula="of:=([.K19]/[.H19])" office:value-type="float" office:value="2.35123794195091" calcext:value-type="float">
            <text:p>2,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(1-EXP(-[.$A$2]*[.$A20]))^([.B$3]+1))" office:value-type="float" office:value="0.0149955768204777" calcext:value-type="float">
            <text:p>0,0149956</text:p>
          </table:table-cell>
          <table:table-cell table:formula="of:=(1-(1-EXP(-[.$A$2]*[.$A20]))^([.C$3]+1))" office:value-type="float" office:value="0.0297662863167766" calcext:value-type="float">
            <text:p>0,0297663</text:p>
          </table:table-cell>
          <table:table-cell table:formula="of:=(1-(1-EXP(-[.$A$2]*[.$A20]))^([.D$3]+1))" office:value-type="float" office:value="0.0443155005041307" calcext:value-type="float">
            <text:p>0,0443155</text:p>
          </table:table-cell>
          <table:table-cell table:formula="of:=(1-(1-EXP(-[.$A$2]*[.$A20]))^([.E$3]+1))" office:value-type="float" office:value="0.0586465408324608" calcext:value-type="float">
            <text:p>0,0586465</text:p>
          </table:table-cell>
          <table:table-cell table:formula="of:=(1-(1-EXP(-[.$A$2]*[.$A20]))^([.F$3]+1))" office:value-type="float" office:value="0.0727626789446301" calcext:value-type="float">
            <text:p>0,0727627</text:p>
          </table:table-cell>
          <table:table-cell table:formula="of:=([.G$3]+1)*([.$A$2])*EXP(-[.$A$2]*[.$A20])*(1-EXP(-[.$A$2]*[.$A20]))^[.G$3]" office:value-type="float" office:value="0.00224933652307166" calcext:value-type="float">
            <text:p>0,00224934</text:p>
          </table:table-cell>
          <table:table-cell table:formula="of:=([.H$3]+1)*([.$A$2])*EXP(-[.$A$2]*[.$A20])*(1-EXP(-[.$A$2]*[.$A20]))^[.H$3]" office:value-type="float" office:value="0.00443121284888966" calcext:value-type="float">
            <text:p>0,00443121</text:p>
          </table:table-cell>
          <table:table-cell table:formula="of:=([.I$3]+1)*([.$A$2])*EXP(-[.$A$2]*[.$A20])*(1-EXP(-[.$A$2]*[.$A20]))^[.I$3]" office:value-type="float" office:value="0.00654714638430936" calcext:value-type="float">
            <text:p>0,00654715</text:p>
          </table:table-cell>
          <table:table-cell table:formula="of:=([.J$3]+1)*([.$A$2])*EXP(-[.$A$2]*[.$A20])*(1-EXP(-[.$A$2]*[.$A20]))^[.J$3]" office:value-type="float" office:value="0.00859862419699805" calcext:value-type="float">
            <text:p>0,00859862</text:p>
          </table:table-cell>
          <table:table-cell table:formula="of:=([.K$3]+1)*([.$A$2])*EXP(-[.$A$2]*[.$A20])*(1-EXP(-[.$A$2]*[.$A20]))^[.K$3]" office:value-type="float" office:value="0.0105871035841269" calcext:value-type="float">
            <text:p>0,01058710</text:p>
          </table:table-cell>
          <table:table-cell table:formula="of:=([.G20]/[.D20])" office:value-type="float" office:value="0.0507573308996475" calcext:value-type="float">
            <text:p>0,05</text:p>
          </table:table-cell>
          <table:table-cell table:formula="of:=([.H20]/[.E20])" office:value-type="float" office:value="0.075557957655995" calcext:value-type="float">
            <text:p>0,08</text:p>
          </table:table-cell>
          <table:table-cell table:formula="of:=([.I20]/[.F20])" office:value-type="float" office:value="0.0899794575910478" calcext:value-type="float">
            <text:p>0,09</text:p>
          </table:table-cell>
          <table:table-cell table:formula="of:=([.J20]/[.G20])" office:value-type="float" office:value="3.82273799798348" calcext:value-type="float">
            <text:p>3,82</text:p>
          </table:table-cell>
          <table:table-cell table:formula="of:=([.K20]/[.H20])" office:value-type="float" office:value="2.38921124873967" calcext:value-type="float">
            <text:p>2,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(1-EXP(-[.$A$2]*[.$A21]))^([.B$3]+1))" office:value-type="float" office:value="0.0111089965382423" calcext:value-type="float">
            <text:p>0,0111090</text:p>
          </table:table-cell>
          <table:table-cell table:formula="of:=(1-(1-EXP(-[.$A$2]*[.$A21]))^([.C$3]+1))" office:value-type="float" office:value="0.0220945832723979" calcext:value-type="float">
            <text:p>0,0220946</text:p>
          </table:table-cell>
          <table:table-cell table:formula="of:=(1-(1-EXP(-[.$A$2]*[.$A21]))^([.D$3]+1))" office:value-type="float" office:value="0.0329581311615531" calcext:value-type="float">
            <text:p>0,0329581</text:p>
          </table:table-cell>
          <table:table-cell table:formula="of:=(1-(1-EXP(-[.$A$2]*[.$A21]))^([.E$3]+1))" office:value-type="float" office:value="0.0437009959348148" calcext:value-type="float">
            <text:p>0,0437010</text:p>
          </table:table-cell>
          <table:table-cell table:formula="of:=(1-(1-EXP(-[.$A$2]*[.$A21]))^([.F$3]+1))" office:value-type="float" office:value="0.0543245182604994" calcext:value-type="float">
            <text:p>0,0543245</text:p>
          </table:table-cell>
          <table:table-cell table:formula="of:=([.G$3]+1)*([.$A$2])*EXP(-[.$A$2]*[.$A21])*(1-EXP(-[.$A$2]*[.$A21]))^[.G$3]" office:value-type="float" office:value="0.00166634948073635" calcext:value-type="float">
            <text:p>0,00166635</text:p>
          </table:table-cell>
          <table:table-cell table:formula="of:=([.H$3]+1)*([.$A$2])*EXP(-[.$A$2]*[.$A21])*(1-EXP(-[.$A$2]*[.$A21]))^[.H$3]" office:value-type="float" office:value="0.00329567602024669" calcext:value-type="float">
            <text:p>0,00329568</text:p>
          </table:table-cell>
          <table:table-cell table:formula="of:=([.I$3]+1)*([.$A$2])*EXP(-[.$A$2]*[.$A21])*(1-EXP(-[.$A$2]*[.$A21]))^[.I$3]" office:value-type="float" office:value="0.0048885965501199" calcext:value-type="float">
            <text:p>0,00488860</text:p>
          </table:table-cell>
          <table:table-cell table:formula="of:=([.J$3]+1)*([.$A$2])*EXP(-[.$A$2]*[.$A21])*(1-EXP(-[.$A$2]*[.$A21]))^[.J$3]" office:value-type="float" office:value="0.00644571886395701" calcext:value-type="float">
            <text:p>0,00644572</text:p>
          </table:table-cell>
          <table:table-cell table:formula="of:=([.K$3]+1)*([.$A$2])*EXP(-[.$A$2]*[.$A21])*(1-EXP(-[.$A$2]*[.$A21]))^[.K$3]" office:value-type="float" office:value="0.00796764174426353" calcext:value-type="float">
            <text:p>0,00796764</text:p>
          </table:table-cell>
          <table:table-cell table:formula="of:=([.G21]/[.D21])" office:value-type="float" office:value="0.0505595864209742" calcext:value-type="float">
            <text:p>0,05</text:p>
          </table:table-cell>
          <table:table-cell table:formula="of:=([.H21]/[.E21])" office:value-type="float" office:value="0.0754142085265649" calcext:value-type="float">
            <text:p>0,08</text:p>
          </table:table-cell>
          <table:table-cell table:formula="of:=([.I21]/[.F21])" office:value-type="float" office:value="0.0899887694664474" calcext:value-type="float">
            <text:p>0,09</text:p>
          </table:table-cell>
          <table:table-cell table:formula="of:=([.J21]/[.G21])" office:value-type="float" office:value="3.86816747535379" calcext:value-type="float">
            <text:p>3,87</text:p>
          </table:table-cell>
          <table:table-cell table:formula="of:=([.K21]/[.H21])" office:value-type="float" office:value="2.41760467209612" calcext:value-type="float">
            <text:p>2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-(1-EXP(-[.$A$2]*[.$A22]))^([.B$3]+1))" office:value-type="float" office:value="0.00822974704902002" calcext:value-type="float">
            <text:p>0,0082297</text:p>
          </table:table-cell>
          <table:table-cell table:formula="of:=(1-(1-EXP(-[.$A$2]*[.$A22]))^([.C$3]+1))" office:value-type="float" office:value="0.0163917653615492" calcext:value-type="float">
            <text:p>0,0163918</text:p>
          </table:table-cell>
          <table:table-cell table:formula="of:=(1-(1-EXP(-[.$A$2]*[.$A22]))^([.D$3]+1))" office:value-type="float" office:value="0.0244866123279568" calcext:value-type="float">
            <text:p>0,0244866</text:p>
          </table:table-cell>
          <table:table-cell table:formula="of:=(1-(1-EXP(-[.$A$2]*[.$A22]))^([.E$3]+1))" office:value-type="float" office:value="0.0325148407514303" calcext:value-type="float">
            <text:p>0,0325148</text:p>
          </table:table-cell>
          <table:table-cell table:formula="of:=(1-(1-EXP(-[.$A$2]*[.$A22]))^([.F$3]+1))" office:value-type="float" office:value="0.0404769988857269" calcext:value-type="float">
            <text:p>0,0404770</text:p>
          </table:table-cell>
          <table:table-cell table:formula="of:=([.G$3]+1)*([.$A$2])*EXP(-[.$A$2]*[.$A22])*(1-EXP(-[.$A$2]*[.$A22]))^[.G$3]" office:value-type="float" office:value="0.001234462057353" calcext:value-type="float">
            <text:p>0,00123446</text:p>
          </table:table-cell>
          <table:table-cell table:formula="of:=([.H$3]+1)*([.$A$2])*EXP(-[.$A$2]*[.$A22])*(1-EXP(-[.$A$2]*[.$A22]))^[.H$3]" office:value-type="float" office:value="0.00244860549375875" calcext:value-type="float">
            <text:p>0,00244861</text:p>
          </table:table-cell>
          <table:table-cell table:formula="of:=([.I$3]+1)*([.$A$2])*EXP(-[.$A$2]*[.$A22])*(1-EXP(-[.$A$2]*[.$A22]))^[.I$3]" office:value-type="float" office:value="0.00364268113488342" calcext:value-type="float">
            <text:p>0,00364268</text:p>
          </table:table-cell>
          <table:table-cell table:formula="of:=([.J$3]+1)*([.$A$2])*EXP(-[.$A$2]*[.$A22])*(1-EXP(-[.$A$2]*[.$A22]))^[.J$3]" office:value-type="float" office:value="0.00481693705408412" calcext:value-type="float">
            <text:p>0,00481694</text:p>
          </table:table-cell>
          <table:table-cell table:formula="of:=([.K$3]+1)*([.$A$2])*EXP(-[.$A$2]*[.$A22])*(1-EXP(-[.$A$2]*[.$A22]))^[.K$3]" office:value-type="float" office:value="0.00597161860072244" calcext:value-type="float">
            <text:p>0,00597162</text:p>
          </table:table-cell>
          <table:table-cell table:formula="of:=([.G22]/[.D22])" office:value-type="float" office:value="0.050413754292324" calcext:value-type="float">
            <text:p>0,05</text:p>
          </table:table-cell>
          <table:table-cell table:formula="of:=([.H22]/[.E22])" office:value-type="float" office:value="0.0753073192785372" calcext:value-type="float">
            <text:p>0,08</text:p>
          </table:table-cell>
          <table:table-cell table:formula="of:=([.I22]/[.F22])" office:value-type="float" office:value="0.0899938541680745" calcext:value-type="float">
            <text:p>0,09</text:p>
          </table:table-cell>
          <table:table-cell table:formula="of:=([.J22]/[.G22])" office:value-type="float" office:value="3.90205355068817" calcext:value-type="float">
            <text:p>3,9</text:p>
          </table:table-cell>
          <table:table-cell table:formula="of:=([.K22]/[.H22])" office:value-type="float" office:value="2.43878346918011" calcext:value-type="float">
            <text:p>2,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-(1-EXP(-[.$A$2]*[.$A23]))^([.B$3]+1))" office:value-type="float" office:value="0.00609674656551562" calcext:value-type="float">
            <text:p>0,0060967</text:p>
          </table:table-cell>
          <table:table-cell table:formula="of:=(1-(1-EXP(-[.$A$2]*[.$A23]))^([.C$3]+1))" office:value-type="float" office:value="0.0121563228123471" calcext:value-type="float">
            <text:p>0,0121563</text:p>
          </table:table-cell>
          <table:table-cell table:formula="of:=(1-(1-EXP(-[.$A$2]*[.$A23]))^([.D$3]+1))" office:value-type="float" office:value="0.0181789553585072" calcext:value-type="float">
            <text:p>0,0181790</text:p>
          </table:table-cell>
          <table:table-cell table:formula="of:=(1-(1-EXP(-[.$A$2]*[.$A23]))^([.E$3]+1))" office:value-type="float" office:value="0.0241648694403762" calcext:value-type="float">
            <text:p>0,0241649</text:p>
          </table:table-cell>
          <table:table-cell table:formula="of:=(1-(1-EXP(-[.$A$2]*[.$A23]))^([.F$3]+1))" office:value-type="float" office:value="0.0301142889211251" calcext:value-type="float">
            <text:p>0,0301143</text:p>
          </table:table-cell>
          <table:table-cell table:formula="of:=([.G$3]+1)*([.$A$2])*EXP(-[.$A$2]*[.$A23])*(1-EXP(-[.$A$2]*[.$A23]))^[.G$3]" office:value-type="float" office:value="0.000914511984827346" calcext:value-type="float">
            <text:p>0,00091451</text:p>
          </table:table-cell>
          <table:table-cell table:formula="of:=([.H$3]+1)*([.$A$2])*EXP(-[.$A$2]*[.$A23])*(1-EXP(-[.$A$2]*[.$A23]))^[.H$3]" office:value-type="float" office:value="0.00181787287404945" calcext:value-type="float">
            <text:p>0,00181787</text:p>
          </table:table-cell>
          <table:table-cell table:formula="of:=([.I$3]+1)*([.$A$2])*EXP(-[.$A$2]*[.$A23])*(1-EXP(-[.$A$2]*[.$A23]))^[.I$3]" office:value-type="float" office:value="0.00271018464577207" calcext:value-type="float">
            <text:p>0,00271018</text:p>
          </table:table-cell>
          <table:table-cell table:formula="of:=([.J$3]+1)*([.$A$2])*EXP(-[.$A$2]*[.$A23])*(1-EXP(-[.$A$2]*[.$A23]))^[.J$3]" office:value-type="float" office:value="0.0035915484491214" calcext:value-type="float">
            <text:p>0,00359155</text:p>
          </table:table-cell>
          <table:table-cell table:formula="of:=([.K$3]+1)*([.$A$2])*EXP(-[.$A$2]*[.$A23])*(1-EXP(-[.$A$2]*[.$A23]))^[.K$3]" office:value-type="float" office:value="0.00446206461056167" calcext:value-type="float">
            <text:p>0,00446206</text:p>
          </table:table-cell>
          <table:table-cell table:formula="of:=([.G23]/[.D23])" office:value-type="float" office:value="0.0503060801235414" calcext:value-type="float">
            <text:p>0,05</text:p>
          </table:table-cell>
          <table:table-cell table:formula="of:=([.H23]/[.E23])" office:value-type="float" office:value="0.0752279203715471" calcext:value-type="float">
            <text:p>0,08</text:p>
          </table:table-cell>
          <table:table-cell table:formula="of:=([.I23]/[.F23])" office:value-type="float" office:value="0.0899966342512867" calcext:value-type="float">
            <text:p>0,09</text:p>
          </table:table-cell>
          <table:table-cell table:formula="of:=([.J23]/[.G23])" office:value-type="float" office:value="3.92728417856597" calcext:value-type="float">
            <text:p>3,93</text:p>
          </table:table-cell>
          <table:table-cell table:formula="of:=([.K23]/[.H23])" office:value-type="float" office:value="2.45455261160373" calcext:value-type="float">
            <text:p>2,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-(1-EXP(-[.$A$2]*[.$A24]))^([.B$3]+1))" office:value-type="float" office:value="0.00451658094261265" calcext:value-type="float">
            <text:p>0,0045166</text:p>
          </table:table-cell>
          <table:table-cell table:formula="of:=(1-(1-EXP(-[.$A$2]*[.$A24]))^([.C$3]+1))" office:value-type="float" office:value="0.00901276238181414" calcext:value-type="float">
            <text:p>0,0090128</text:p>
          </table:table-cell>
          <table:table-cell table:formula="of:=(1-(1-EXP(-[.$A$2]*[.$A24]))^([.D$3]+1))" office:value-type="float" office:value="0.0134886364536128" calcext:value-type="float">
            <text:p>0,0134886</text:p>
          </table:table-cell>
          <table:table-cell table:formula="of:=(1-(1-EXP(-[.$A$2]*[.$A24]))^([.E$3]+1))" office:value-type="float" office:value="0.0179442948778772" calcext:value-type="float">
            <text:p>0,0179443</text:p>
          </table:table-cell>
          <table:table-cell table:formula="of:=(1-(1-EXP(-[.$A$2]*[.$A24]))^([.F$3]+1))" office:value-type="float" office:value="0.0223798289602158" calcext:value-type="float">
            <text:p>0,0223798</text:p>
          </table:table-cell>
          <table:table-cell table:formula="of:=([.G$3]+1)*([.$A$2])*EXP(-[.$A$2]*[.$A24])*(1-EXP(-[.$A$2]*[.$A24]))^[.G$3]" office:value-type="float" office:value="0.000677487141391901" calcext:value-type="float">
            <text:p>0,00067749</text:p>
          </table:table-cell>
          <table:table-cell table:formula="of:=([.H$3]+1)*([.$A$2])*EXP(-[.$A$2]*[.$A24])*(1-EXP(-[.$A$2]*[.$A24]))^[.H$3]" office:value-type="float" office:value="0.00134885443176045" calcext:value-type="float">
            <text:p>0,00134885</text:p>
          </table:table-cell>
          <table:table-cell table:formula="of:=([.I$3]+1)*([.$A$2])*EXP(-[.$A$2]*[.$A24])*(1-EXP(-[.$A$2]*[.$A24]))^[.I$3]" office:value-type="float" office:value="0.0020141433323094" calcext:value-type="float">
            <text:p>0,00201414</text:p>
          </table:table-cell>
          <table:table-cell table:formula="of:=([.J$3]+1)*([.$A$2])*EXP(-[.$A$2]*[.$A24])*(1-EXP(-[.$A$2]*[.$A24]))^[.J$3]" office:value-type="float" office:value="0.00267339505455867" calcext:value-type="float">
            <text:p>0,00267340</text:p>
          </table:table-cell>
          <table:table-cell table:formula="of:=([.K$3]+1)*([.$A$2])*EXP(-[.$A$2]*[.$A24])*(1-EXP(-[.$A$2]*[.$A24]))^[.K$3]" office:value-type="float" office:value="0.00332665056175397" calcext:value-type="float">
            <text:p>0,00332665</text:p>
          </table:table-cell>
          <table:table-cell table:formula="of:=([.G24]/[.D24])" office:value-type="float" office:value="0.05022651056849" calcext:value-type="float">
            <text:p>0,05</text:p>
          </table:table-cell>
          <table:table-cell table:formula="of:=([.H24]/[.E24])" office:value-type="float" office:value="0.0751689849581885" calcext:value-type="float">
            <text:p>0,08</text:p>
          </table:table-cell>
          <table:table-cell table:formula="of:=([.I24]/[.F24])" office:value-type="float" office:value="0.0899981557450641" calcext:value-type="float">
            <text:p>0,09</text:p>
          </table:table-cell>
          <table:table-cell table:formula="of:=([.J24]/[.G24])" office:value-type="float" office:value="3.94604545418555" calcext:value-type="float">
            <text:p>3,95</text:p>
          </table:table-cell>
          <table:table-cell table:formula="of:=([.K24]/[.H24])" office:value-type="float" office:value="2.46627840886597" calcext:value-type="float">
            <text:p>2,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-(1-EXP(-[.$A$2]*[.$A25]))^([.B$3]+1))" office:value-type="float" office:value="0.00334596545747123" calcext:value-type="float">
            <text:p>0,0033460</text:p>
          </table:table-cell>
          <table:table-cell table:formula="of:=(1-(1-EXP(-[.$A$2]*[.$A25]))^([.C$3]+1))" office:value-type="float" office:value="0.00668073543009984" calcext:value-type="float">
            <text:p>0,0066807</text:p>
          </table:table-cell>
          <table:table-cell table:formula="of:=(1-(1-EXP(-[.$A$2]*[.$A25]))^([.D$3]+1))" office:value-type="float" office:value="0.0100043473775915" calcext:value-type="float">
            <text:p>0,0100043</text:p>
          </table:table-cell>
          <table:table-cell table:formula="of:=(1-(1-EXP(-[.$A$2]*[.$A25]))^([.E$3]+1))" office:value-type="float" office:value="0.0133168386343128" calcext:value-type="float">
            <text:p>0,0133168</text:p>
          </table:table-cell>
          <table:table-cell table:formula="of:=(1-(1-EXP(-[.$A$2]*[.$A25]))^([.F$3]+1))" office:value-type="float" office:value="0.0166182464097109" calcext:value-type="float">
            <text:p>0,0166182</text:p>
          </table:table-cell>
          <table:table-cell table:formula="of:=([.G$3]+1)*([.$A$2])*EXP(-[.$A$2]*[.$A25])*(1-EXP(-[.$A$2]*[.$A25]))^[.G$3]" office:value-type="float" office:value="0.000501894818620691" calcext:value-type="float">
            <text:p>0,00050189</text:p>
          </table:table-cell>
          <table:table-cell table:formula="of:=([.H$3]+1)*([.$A$2])*EXP(-[.$A$2]*[.$A25])*(1-EXP(-[.$A$2]*[.$A25]))^[.H$3]" office:value-type="float" office:value="0.0010004309917886" calcext:value-type="float">
            <text:p>0,00100043</text:p>
          </table:table-cell>
          <table:table-cell table:formula="of:=([.I$3]+1)*([.$A$2])*EXP(-[.$A$2]*[.$A25])*(1-EXP(-[.$A$2]*[.$A25]))^[.I$3]" office:value-type="float" office:value="0.00149562537637124" calcext:value-type="float">
            <text:p>0,00149563</text:p>
          </table:table-cell>
          <table:table-cell table:formula="of:=([.J$3]+1)*([.$A$2])*EXP(-[.$A$2]*[.$A25])*(1-EXP(-[.$A$2]*[.$A25]))^[.J$3]" office:value-type="float" office:value="0.00198749475403278" calcext:value-type="float">
            <text:p>0,00198749</text:p>
          </table:table-cell>
          <table:table-cell table:formula="of:=([.K$3]+1)*([.$A$2])*EXP(-[.$A$2]*[.$A25])*(1-EXP(-[.$A$2]*[.$A25]))^[.K$3]" office:value-type="float" office:value="0.00247605583154861" calcext:value-type="float">
            <text:p>0,00247606</text:p>
          </table:table-cell>
          <table:table-cell table:formula="of:=([.G25]/[.D25])" office:value-type="float" office:value="0.050167672080727" calcext:value-type="float">
            <text:p>0,05</text:p>
          </table:table-cell>
          <table:table-cell table:formula="of:=([.H25]/[.E25])" office:value-type="float" office:value="0.0751252620280949" calcext:value-type="float">
            <text:p>0,08</text:p>
          </table:table-cell>
          <table:table-cell table:formula="of:=([.I25]/[.F25])" office:value-type="float" office:value="0.0899989890327583" calcext:value-type="float">
            <text:p>0,09</text:p>
          </table:table-cell>
          <table:table-cell table:formula="of:=([.J25]/[.G25])" office:value-type="float" office:value="3.95998261048963" calcext:value-type="float">
            <text:p>3,96</text:p>
          </table:table-cell>
          <table:table-cell table:formula="of:=([.K25]/[.H25])" office:value-type="float" office:value="2.47498913155602" calcext:value-type="float">
            <text:p>2,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-(1-EXP(-[.$A$2]*[.$A26]))^([.B$3]+1))" office:value-type="float" office:value="0.00247875217666638" calcext:value-type="float">
            <text:p>0,0024788</text:p>
          </table:table-cell>
          <table:table-cell table:formula="of:=(1-(1-EXP(-[.$A$2]*[.$A26]))^([.C$3]+1))" office:value-type="float" office:value="0.00495136014097941" calcext:value-type="float">
            <text:p>0,0049514</text:p>
          </table:table-cell>
          <table:table-cell table:formula="of:=(1-(1-EXP(-[.$A$2]*[.$A26]))^([.D$3]+1))" office:value-type="float" office:value="0.00741783912291893" calcext:value-type="float">
            <text:p>0,0074178</text:p>
          </table:table-cell>
          <table:table-cell table:formula="of:=(1-(1-EXP(-[.$A$2]*[.$A26]))^([.E$3]+1))" office:value-type="float" office:value="0.0098782043147132" calcext:value-type="float">
            <text:p>0,0098782</text:p>
          </table:table-cell>
          <table:table-cell table:formula="of:=(1-(1-EXP(-[.$A$2]*[.$A26]))^([.F$3]+1))" office:value-type="float" office:value="0.0123324708709329" calcext:value-type="float">
            <text:p>0,0123325</text:p>
          </table:table-cell>
          <table:table-cell table:formula="of:=([.G$3]+1)*([.$A$2])*EXP(-[.$A$2]*[.$A26])*(1-EXP(-[.$A$2]*[.$A26]))^[.G$3]" office:value-type="float" office:value="0.000371812826499954" calcext:value-type="float">
            <text:p>0,00037181</text:p>
          </table:table-cell>
          <table:table-cell table:formula="of:=([.H$3]+1)*([.$A$2])*EXP(-[.$A$2]*[.$A26])*(1-EXP(-[.$A$2]*[.$A26]))^[.H$3]" office:value-type="float" office:value="0.000741782389293909" calcext:value-type="float">
            <text:p>0,00074178</text:p>
          </table:table-cell>
          <table:table-cell table:formula="of:=([.I$3]+1)*([.$A$2])*EXP(-[.$A$2]*[.$A26])*(1-EXP(-[.$A$2]*[.$A26]))^[.I$3]" office:value-type="float" office:value="0.00110991554187275" calcext:value-type="float">
            <text:p>0,00110992</text:p>
          </table:table-cell>
          <table:table-cell table:formula="of:=([.J$3]+1)*([.$A$2])*EXP(-[.$A$2]*[.$A26])*(1-EXP(-[.$A$2]*[.$A26]))^[.J$3]" office:value-type="float" office:value="0.00147621911507656" calcext:value-type="float">
            <text:p>0,00147622</text:p>
          </table:table-cell>
          <table:table-cell table:formula="of:=([.K$3]+1)*([.$A$2])*EXP(-[.$A$2]*[.$A26])*(1-EXP(-[.$A$2]*[.$A26]))^[.K$3]" office:value-type="float" office:value="0.00184069991716478" calcext:value-type="float">
            <text:p>0,00184070</text:p>
          </table:table-cell>
          <table:table-cell table:formula="of:=([.G26]/[.D26])" office:value-type="float" office:value="0.0501241426699538" calcext:value-type="float">
            <text:p>0,05</text:p>
          </table:table-cell>
          <table:table-cell table:formula="of:=([.H26]/[.E26])" office:value-type="float" office:value="0.0750928372871427" calcext:value-type="float">
            <text:p>0,08</text:p>
          </table:table-cell>
          <table:table-cell table:formula="of:=([.I26]/[.F26])" office:value-type="float" office:value="0.0899994456495147" calcext:value-type="float">
            <text:p>0,09</text:p>
          </table:table-cell>
          <table:table-cell table:formula="of:=([.J26]/[.G26])" office:value-type="float" office:value="3.97032864350832" calcext:value-type="float">
            <text:p>3,97</text:p>
          </table:table-cell>
          <table:table-cell table:formula="of:=([.K26]/[.H26])" office:value-type="float" office:value="2.4814554021927" calcext:value-type="float">
            <text:p>2,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-(1-EXP(-[.$A$2]*[.$A27]))^([.B$3]+1))" office:value-type="float" office:value="0.0018363047770289" calcext:value-type="float">
            <text:p>0,0018363</text:p>
          </table:table-cell>
          <table:table-cell table:formula="of:=(1-(1-EXP(-[.$A$2]*[.$A27]))^([.C$3]+1))" office:value-type="float" office:value="0.00366923753882364" calcext:value-type="float">
            <text:p>0,0036692</text:p>
          </table:table-cell>
          <table:table-cell table:formula="of:=(1-(1-EXP(-[.$A$2]*[.$A27]))^([.D$3]+1))" office:value-type="float" office:value="0.00549880447743201" calcext:value-type="float">
            <text:p>0,0054988</text:p>
          </table:table-cell>
          <table:table-cell table:formula="of:=(1-(1-EXP(-[.$A$2]*[.$A27]))^([.E$3]+1))" office:value-type="float" office:value="0.00732501177353095" calcext:value-type="float">
            <text:p>0,0073250</text:p>
          </table:table-cell>
          <table:table-cell table:formula="of:=(1-(1-EXP(-[.$A$2]*[.$A27]))^([.F$3]+1))" office:value-type="float" office:value="0.00914786559644831" calcext:value-type="float">
            <text:p>0,0091479</text:p>
          </table:table-cell>
          <table:table-cell table:formula="of:=([.G$3]+1)*([.$A$2])*EXP(-[.$A$2]*[.$A27])*(1-EXP(-[.$A$2]*[.$A27]))^[.G$3]" office:value-type="float" office:value="0.000275445716554336" calcext:value-type="float">
            <text:p>0,00027545</text:p>
          </table:table-cell>
          <table:table-cell table:formula="of:=([.H$3]+1)*([.$A$2])*EXP(-[.$A$2]*[.$A27])*(1-EXP(-[.$A$2]*[.$A27]))^[.H$3]" office:value-type="float" office:value="0.00054987982853843" calcext:value-type="float">
            <text:p>0,00054988</text:p>
          </table:table-cell>
          <table:table-cell table:formula="of:=([.I$3]+1)*([.$A$2])*EXP(-[.$A$2]*[.$A27])*(1-EXP(-[.$A$2]*[.$A27]))^[.I$3]" office:value-type="float" office:value="0.00082330512237374" calcext:value-type="float">
            <text:p>0,00082331</text:p>
          </table:table-cell>
          <table:table-cell table:formula="of:=([.J$3]+1)*([.$A$2])*EXP(-[.$A$2]*[.$A27])*(1-EXP(-[.$A$2]*[.$A27]))^[.J$3]" office:value-type="float" office:value="0.00109572437765943" calcext:value-type="float">
            <text:p>0,00109572</text:p>
          </table:table-cell>
          <table:table-cell table:formula="of:=([.K$3]+1)*([.$A$2])*EXP(-[.$A$2]*[.$A27])*(1-EXP(-[.$A$2]*[.$A27]))^[.K$3]" office:value-type="float" office:value="0.00136714036718803" calcext:value-type="float">
            <text:p>0,00136714</text:p>
          </table:table-cell>
          <table:table-cell table:formula="of:=([.G27]/[.D27])" office:value-type="float" office:value="0.050091927742623" calcext:value-type="float">
            <text:p>0,05</text:p>
          </table:table-cell>
          <table:table-cell table:formula="of:=([.H27]/[.E27])" office:value-type="float" office:value="0.0750687979131214" calcext:value-type="float">
            <text:p>0,08</text:p>
          </table:table-cell>
          <table:table-cell table:formula="of:=([.I27]/[.F27])" office:value-type="float" office:value="0.0899996959611421" calcext:value-type="float">
            <text:p>0,09</text:p>
          </table:table-cell>
          <table:table-cell table:formula="of:=([.J27]/[.G27])" office:value-type="float" office:value="3.97800478209027" calcext:value-type="float">
            <text:p>3,98</text:p>
          </table:table-cell>
          <table:table-cell table:formula="of:=([.K27]/[.H27])" office:value-type="float" office:value="2.48625298880642" calcext:value-type="float">
            <text:p>2,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-(1-EXP(-[.$A$2]*[.$A28]))^([.B$3]+1))" office:value-type="float" office:value="0.00136036803754791" calcext:value-type="float">
            <text:p>0,0013604</text:p>
          </table:table-cell>
          <table:table-cell table:formula="of:=(1-(1-EXP(-[.$A$2]*[.$A28]))^([.C$3]+1))" office:value-type="float" office:value="0.0027188854738982" calcext:value-type="float">
            <text:p>0,0027189</text:p>
          </table:table-cell>
          <table:table-cell table:formula="of:=(1-(1-EXP(-[.$A$2]*[.$A28]))^([.D$3]+1))" office:value-type="float" office:value="0.00407555482654975" calcext:value-type="float">
            <text:p>0,0040756</text:p>
          </table:table-cell>
          <table:table-cell table:formula="of:=(1-(1-EXP(-[.$A$2]*[.$A28]))^([.E$3]+1))" office:value-type="float" office:value="0.00543037860957629" calcext:value-type="float">
            <text:p>0,0054304</text:p>
          </table:table-cell>
          <table:table-cell table:formula="of:=(1-(1-EXP(-[.$A$2]*[.$A28]))^([.F$3]+1))" office:value-type="float" office:value="0.00678335933363194" calcext:value-type="float">
            <text:p>0,0067834</text:p>
          </table:table-cell>
          <table:table-cell table:formula="of:=([.G$3]+1)*([.$A$2])*EXP(-[.$A$2]*[.$A28])*(1-EXP(-[.$A$2]*[.$A28]))^[.G$3]" office:value-type="float" office:value="0.000204055205632184" calcext:value-type="float">
            <text:p>0,00020406</text:p>
          </table:table-cell>
          <table:table-cell table:formula="of:=([.H$3]+1)*([.$A$2])*EXP(-[.$A$2]*[.$A28])*(1-EXP(-[.$A$2]*[.$A28]))^[.H$3]" office:value-type="float" office:value="0.000407555230905094" calcext:value-type="float">
            <text:p>0,00040756</text:p>
          </table:table-cell>
          <table:table-cell table:formula="of:=([.I$3]+1)*([.$A$2])*EXP(-[.$A$2]*[.$A28])*(1-EXP(-[.$A$2]*[.$A28]))^[.I$3]" office:value-type="float" office:value="0.000610501208693152" calcext:value-type="float">
            <text:p>0,00061050</text:p>
          </table:table-cell>
          <table:table-cell table:formula="of:=([.J$3]+1)*([.$A$2])*EXP(-[.$A$2]*[.$A28])*(1-EXP(-[.$A$2]*[.$A28]))^[.J$3]" office:value-type="float" office:value="0.000812894269815949" calcext:value-type="float">
            <text:p>0,00081289</text:p>
          </table:table-cell>
          <table:table-cell table:formula="of:=([.K$3]+1)*([.$A$2])*EXP(-[.$A$2]*[.$A28])*(1-EXP(-[.$A$2]*[.$A28]))^[.K$3]" office:value-type="float" office:value="0.00101473554304173" calcext:value-type="float">
            <text:p>0,00101474</text:p>
          </table:table-cell>
          <table:table-cell table:formula="of:=([.G28]/[.D28])" office:value-type="float" office:value="0.0500680801305601" calcext:value-type="float">
            <text:p>0,05</text:p>
          </table:table-cell>
          <table:table-cell table:formula="of:=([.H28]/[.E28])" office:value-type="float" office:value="0.0750509789844825" calcext:value-type="float">
            <text:p>0,08</text:p>
          </table:table-cell>
          <table:table-cell table:formula="of:=([.I28]/[.F28])" office:value-type="float" office:value="0.0899998332192551" calcext:value-type="float">
            <text:p>0,09</text:p>
          </table:table-cell>
          <table:table-cell table:formula="of:=([.J28]/[.G28])" office:value-type="float" office:value="3.9836977806938" calcext:value-type="float">
            <text:p>3,98</text:p>
          </table:table-cell>
          <table:table-cell table:formula="of:=([.K28]/[.H28])" office:value-type="float" office:value="2.48981111293362" calcext:value-type="float">
            <text:p>2,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-(1-EXP(-[.$A$2]*[.$A29]))^([.B$3]+1))" office:value-type="float" office:value="0.00100778542904856" calcext:value-type="float">
            <text:p>0,0010078</text:p>
          </table:table-cell>
          <table:table-cell table:formula="of:=(1-(1-EXP(-[.$A$2]*[.$A29]))^([.C$3]+1))" office:value-type="float" office:value="0.00201455522662608" calcext:value-type="float">
            <text:p>0,0020146</text:p>
          </table:table-cell>
          <table:table-cell table:formula="of:=(1-(1-EXP(-[.$A$2]*[.$A29]))^([.D$3]+1))" office:value-type="float" office:value="0.00302031041627127" calcext:value-type="float">
            <text:p>0,0030203</text:p>
          </table:table-cell>
          <table:table-cell table:formula="of:=(1-(1-EXP(-[.$A$2]*[.$A29]))^([.E$3]+1))" office:value-type="float" office:value="0.00402505202049108" calcext:value-type="float">
            <text:p>0,0040251</text:p>
          </table:table-cell>
          <table:table-cell table:formula="of:=(1-(1-EXP(-[.$A$2]*[.$A29]))^([.F$3]+1))" office:value-type="float" office:value="0.00502878106076221" calcext:value-type="float">
            <text:p>0,0050288</text:p>
          </table:table-cell>
          <table:table-cell table:formula="of:=([.G$3]+1)*([.$A$2])*EXP(-[.$A$2]*[.$A29])*(1-EXP(-[.$A$2]*[.$A29]))^[.G$3]" office:value-type="float" office:value="0.000151167814357277" calcext:value-type="float">
            <text:p>0,00015117</text:p>
          </table:table-cell>
          <table:table-cell table:formula="of:=([.H$3]+1)*([.$A$2])*EXP(-[.$A$2]*[.$A29])*(1-EXP(-[.$A$2]*[.$A29]))^[.H$3]" office:value-type="float" office:value="0.000302030939273253" calcext:value-type="float">
            <text:p>0,00030203</text:p>
          </table:table-cell>
          <table:table-cell table:formula="of:=([.I$3]+1)*([.$A$2])*EXP(-[.$A$2]*[.$A29])*(1-EXP(-[.$A$2]*[.$A29]))^[.I$3]" office:value-type="float" office:value="0.000452589835340297" calcext:value-type="float">
            <text:p>0,00045259</text:p>
          </table:table-cell>
          <table:table-cell table:formula="of:=([.J$3]+1)*([.$A$2])*EXP(-[.$A$2]*[.$A29])*(1-EXP(-[.$A$2]*[.$A29]))^[.J$3]" office:value-type="float" office:value="0.000602844962531874" calcext:value-type="float">
            <text:p>0,00060284</text:p>
          </table:table-cell>
          <table:table-cell table:formula="of:=([.K$3]+1)*([.$A$2])*EXP(-[.$A$2]*[.$A29])*(1-EXP(-[.$A$2]*[.$A29]))^[.K$3]" office:value-type="float" office:value="0.000752796780203324" calcext:value-type="float">
            <text:p>0,00075280</text:p>
          </table:table-cell>
          <table:table-cell table:formula="of:=([.G29]/[.D29])" office:value-type="float" office:value="0.0500504231428972" calcext:value-type="float">
            <text:p>0,05</text:p>
          </table:table-cell>
          <table:table-cell table:formula="of:=([.H29]/[.E29])" office:value-type="float" office:value="0.0750377728624742" calcext:value-type="float">
            <text:p>0,08</text:p>
          </table:table-cell>
          <table:table-cell table:formula="of:=([.I29]/[.F29])" office:value-type="float" office:value="0.0899999085010271" calcext:value-type="float">
            <text:p>0,09</text:p>
          </table:table-cell>
          <table:table-cell table:formula="of:=([.J29]/[.G29])" office:value-type="float" office:value="3.98791875833491" calcext:value-type="float">
            <text:p>3,99</text:p>
          </table:table-cell>
          <table:table-cell table:formula="of:=([.K29]/[.H29])" office:value-type="float" office:value="2.49244922395932" calcext:value-type="float">
            <text:p>2,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-(1-EXP(-[.$A$2]*[.$A30]))^([.B$3]+1))" office:value-type="float" office:value="0.000746585808376721" calcext:value-type="float">
            <text:p>0,0007466</text:p>
          </table:table-cell>
          <table:table-cell table:formula="of:=(1-(1-EXP(-[.$A$2]*[.$A30]))^([.C$3]+1))" office:value-type="float" office:value="0.00149261422638414" calcext:value-type="float">
            <text:p>0,0014926</text:p>
          </table:table-cell>
          <table:table-cell table:formula="of:=(1-(1-EXP(-[.$A$2]*[.$A30]))^([.D$3]+1))" office:value-type="float" office:value="0.00223808567016204" calcext:value-type="float">
            <text:p>0,0022381</text:p>
          </table:table-cell>
          <table:table-cell table:formula="of:=(1-(1-EXP(-[.$A$2]*[.$A30]))^([.E$3]+1))" office:value-type="float" office:value="0.00298300055553957" calcext:value-type="float">
            <text:p>0,0029830</text:p>
          </table:table-cell>
          <table:table-cell table:formula="of:=(1-(1-EXP(-[.$A$2]*[.$A30]))^([.F$3]+1))" office:value-type="float" office:value="0.00372735929803514" calcext:value-type="float">
            <text:p>0,0037274</text:p>
          </table:table-cell>
          <table:table-cell table:formula="of:=([.G$3]+1)*([.$A$2])*EXP(-[.$A$2]*[.$A30])*(1-EXP(-[.$A$2]*[.$A30]))^[.G$3]" office:value-type="float" office:value="0.000111987871256502" calcext:value-type="float">
            <text:p>0,00011199</text:p>
          </table:table-cell>
          <table:table-cell table:formula="of:=([.H$3]+1)*([.$A$2])*EXP(-[.$A$2]*[.$A30])*(1-EXP(-[.$A$2]*[.$A30]))^[.H$3]" office:value-type="float" office:value="0.000223808525402223" calcext:value-type="float">
            <text:p>0,00022381</text:p>
          </table:table-cell>
          <table:table-cell table:formula="of:=([.I$3]+1)*([.$A$2])*EXP(-[.$A$2]*[.$A30])*(1-EXP(-[.$A$2]*[.$A30]))^[.I$3]" office:value-type="float" office:value="0.000335462149700046" calcext:value-type="float">
            <text:p>0,00033546</text:p>
          </table:table-cell>
          <table:table-cell table:formula="of:=([.J$3]+1)*([.$A$2])*EXP(-[.$A$2]*[.$A30])*(1-EXP(-[.$A$2]*[.$A30]))^[.J$3]" office:value-type="float" office:value="0.000446948931226443" calcext:value-type="float">
            <text:p>0,00044695</text:p>
          </table:table-cell>
          <table:table-cell table:formula="of:=([.K$3]+1)*([.$A$2])*EXP(-[.$A$2]*[.$A30])*(1-EXP(-[.$A$2]*[.$A30]))^[.K$3]" office:value-type="float" office:value="0.000558269056871651" calcext:value-type="float">
            <text:p>0,00055827</text:p>
          </table:table-cell>
          <table:table-cell table:formula="of:=([.G30]/[.D30])" office:value-type="float" office:value="0.0500373478770337" calcext:value-type="float">
            <text:p>0,05</text:p>
          </table:table-cell>
          <table:table-cell table:formula="of:=([.H30]/[.E30])" office:value-type="float" office:value="0.0750279864972201" calcext:value-type="float">
            <text:p>0,08</text:p>
          </table:table-cell>
          <table:table-cell table:formula="of:=([.I30]/[.F30])" office:value-type="float" office:value="0.0899999497974031" calcext:value-type="float">
            <text:p>0,09</text:p>
          </table:table-cell>
          <table:table-cell table:formula="of:=([.J30]/[.G30])" office:value-type="float" office:value="3.99104765731935" calcext:value-type="float">
            <text:p>3,99</text:p>
          </table:table-cell>
          <table:table-cell table:formula="of:=([.K30]/[.H30])" office:value-type="float" office:value="2.49440478582459" calcext:value-type="float">
            <text:p>2,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-(1-EXP(-[.$A$2]*[.$A31]))^([.B$3]+1))" office:value-type="float" office:value="0.000553084370147783" calcext:value-type="float">
            <text:p>0,0005531</text:p>
          </table:table-cell>
          <table:table-cell table:formula="of:=(1-(1-EXP(-[.$A$2]*[.$A31]))^([.C$3]+1))" office:value-type="float" office:value="0.00110586283797509" calcext:value-type="float">
            <text:p>0,0011059</text:p>
          </table:table-cell>
          <table:table-cell table:formula="of:=(1-(1-EXP(-[.$A$2]*[.$A31]))^([.D$3]+1))" office:value-type="float" office:value="0.00165833557267159" calcext:value-type="float">
            <text:p>0,0016583</text:p>
          </table:table-cell>
          <table:table-cell table:formula="of:=(1-(1-EXP(-[.$A$2]*[.$A31]))^([.E$3]+1))" office:value-type="float" office:value="0.00221050274333368" calcext:value-type="float">
            <text:p>0,0022105</text:p>
          </table:table-cell>
          <table:table-cell table:formula="of:=(1-(1-EXP(-[.$A$2]*[.$A31]))^([.F$3]+1))" office:value-type="float" office:value="0.00276236451896394" calcext:value-type="float">
            <text:p>0,0027624</text:p>
          </table:table-cell>
          <table:table-cell table:formula="of:=([.G$3]+1)*([.$A$2])*EXP(-[.$A$2]*[.$A31])*(1-EXP(-[.$A$2]*[.$A31]))^[.G$3]" office:value-type="float" office:value="0.000082962655522175" calcext:value-type="float">
            <text:p>0,00008296</text:p>
          </table:table-cell>
          <table:table-cell table:formula="of:=([.H$3]+1)*([.$A$2])*EXP(-[.$A$2]*[.$A31])*(1-EXP(-[.$A$2]*[.$A31]))^[.H$3]" office:value-type="float" office:value="0.0001658335403482" calcext:value-type="float">
            <text:p>0,00016583</text:p>
          </table:table-cell>
          <table:table-cell table:formula="of:=([.I$3]+1)*([.$A$2])*EXP(-[.$A$2]*[.$A31])*(1-EXP(-[.$A$2]*[.$A31]))^[.I$3]" office:value-type="float" office:value="0.00024861273061348" calcext:value-type="float">
            <text:p>0,00024861</text:p>
          </table:table-cell>
          <table:table-cell table:formula="of:=([.J$3]+1)*([.$A$2])*EXP(-[.$A$2]*[.$A31])*(1-EXP(-[.$A$2]*[.$A31]))^[.J$3]" office:value-type="float" office:value="0.000331300302397277" calcext:value-type="float">
            <text:p>0,00033130</text:p>
          </table:table-cell>
          <table:table-cell table:formula="of:=([.K$3]+1)*([.$A$2])*EXP(-[.$A$2]*[.$A31])*(1-EXP(-[.$A$2]*[.$A31]))^[.K$3]" office:value-type="float" office:value="0.000413896331722745" calcext:value-type="float">
            <text:p>0,00041390</text:p>
          </table:table-cell>
          <table:table-cell table:formula="of:=([.G31]/[.D31])" office:value-type="float" office:value="0.0500276644180778" calcext:value-type="float">
            <text:p>0,05</text:p>
          </table:table-cell>
          <table:table-cell table:formula="of:=([.H31]/[.E31])" office:value-type="float" office:value="0.0750207349202855" calcext:value-type="float">
            <text:p>0,08</text:p>
          </table:table-cell>
          <table:table-cell table:formula="of:=([.I31]/[.F31])" office:value-type="float" office:value="0.0899999724535721" calcext:value-type="float">
            <text:p>0,09</text:p>
          </table:table-cell>
          <table:table-cell table:formula="of:=([.J31]/[.G31])" office:value-type="float" office:value="3.99336665770931" calcext:value-type="float">
            <text:p>3,99</text:p>
          </table:table-cell>
          <table:table-cell table:formula="of:=([.K31]/[.H31])" office:value-type="float" office:value="2.49585416106832" calcext:value-type="float">
            <text:p>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-(1-EXP(-[.$A$2]*[.$A32]))^([.B$3]+1))" office:value-type="float" office:value="0.000409734978979781" calcext:value-type="float">
            <text:p>0,0004097</text:p>
          </table:table-cell>
          <table:table-cell table:formula="of:=(1-(1-EXP(-[.$A$2]*[.$A32]))^([.C$3]+1))" office:value-type="float" office:value="0.000819302075206529" calcext:value-type="float">
            <text:p>0,0008193</text:p>
          </table:table-cell>
          <table:table-cell table:formula="of:=(1-(1-EXP(-[.$A$2]*[.$A32]))^([.D$3]+1))" office:value-type="float" office:value="0.00122870135746778" calcext:value-type="float">
            <text:p>0,0012287</text:p>
          </table:table-cell>
          <table:table-cell table:formula="of:=(1-(1-EXP(-[.$A$2]*[.$A32]))^([.E$3]+1))" office:value-type="float" office:value="0.00163793289452274" calcext:value-type="float">
            <text:p>0,0016379</text:p>
          </table:table-cell>
          <table:table-cell table:formula="of:=(1-(1-EXP(-[.$A$2]*[.$A32]))^([.F$3]+1))" office:value-type="float" office:value="0.00204699675510234" calcext:value-type="float">
            <text:p>0,0020470</text:p>
          </table:table-cell>
          <table:table-cell table:formula="of:=([.G$3]+1)*([.$A$2])*EXP(-[.$A$2]*[.$A32])*(1-EXP(-[.$A$2]*[.$A32]))^[.G$3]" office:value-type="float" office:value="0.000061460246846968" calcext:value-type="float">
            <text:p>0,00006146</text:p>
          </table:table-cell>
          <table:table-cell table:formula="of:=([.H$3]+1)*([.$A$2])*EXP(-[.$A$2]*[.$A32])*(1-EXP(-[.$A$2]*[.$A32]))^[.H$3]" office:value-type="float" office:value="0.000122870128868036" calcext:value-type="float">
            <text:p>0,00012287</text:p>
          </table:table-cell>
          <table:table-cell table:formula="of:=([.I$3]+1)*([.$A$2])*EXP(-[.$A$2]*[.$A32])*(1-EXP(-[.$A$2]*[.$A32]))^[.I$3]" office:value-type="float" office:value="0.000184229677017551" calcext:value-type="float">
            <text:p>0,00018423</text:p>
          </table:table-cell>
          <table:table-cell table:formula="of:=([.J$3]+1)*([.$A$2])*EXP(-[.$A$2]*[.$A32])*(1-EXP(-[.$A$2]*[.$A32]))^[.J$3]" office:value-type="float" office:value="0.000245538922232947" calcext:value-type="float">
            <text:p>0,00024554</text:p>
          </table:table-cell>
          <table:table-cell table:formula="of:=([.K$3]+1)*([.$A$2])*EXP(-[.$A$2]*[.$A32])*(1-EXP(-[.$A$2]*[.$A32]))^[.K$3]" office:value-type="float" office:value="0.000306797895434759" calcext:value-type="float">
            <text:p>0,00030680</text:p>
          </table:table-cell>
          <table:table-cell table:formula="of:=([.G32]/[.D32])" office:value-type="float" office:value="0.0500204923461883" calcext:value-type="float">
            <text:p>0,05</text:p>
          </table:table-cell>
          <table:table-cell table:formula="of:=([.H32]/[.E32])" office:value-type="float" office:value="0.0750153619106831" calcext:value-type="float">
            <text:p>0,08</text:p>
          </table:table-cell>
          <table:table-cell table:formula="of:=([.I32]/[.F32])" office:value-type="float" office:value="0.0899999848843631" calcext:value-type="float">
            <text:p>0,09</text:p>
          </table:table-cell>
          <table:table-cell table:formula="of:=([.J32]/[.G32])" office:value-type="float" office:value="3.99508519457013" calcext:value-type="float">
            <text:p>4</text:p>
          </table:table-cell>
          <table:table-cell table:formula="of:=([.K32]/[.H32])" office:value-type="float" office:value="2.49692824660633" calcext:value-type="float">
            <text:p>2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-(1-EXP(-[.$A$2]*[.$A33]))^([.B$3]+1))" office:value-type="float" office:value="0.000303539138078901" calcext:value-type="float">
            <text:p>0,0003035</text:p>
          </table:table-cell>
          <table:table-cell table:formula="of:=(1-(1-EXP(-[.$A$2]*[.$A33]))^([.C$3]+1))" office:value-type="float" office:value="0.000606986140149424" calcext:value-type="float">
            <text:p>0,0006070</text:p>
          </table:table-cell>
          <table:table-cell table:formula="of:=(1-(1-EXP(-[.$A$2]*[.$A33]))^([.D$3]+1))" office:value-type="float" office:value="0.00091034103417853" calcext:value-type="float">
            <text:p>0,0009103</text:p>
          </table:table-cell>
          <table:table-cell table:formula="of:=(1-(1-EXP(-[.$A$2]*[.$A33]))^([.E$3]+1))" office:value-type="float" office:value="0.00121360384812463" calcext:value-type="float">
            <text:p>0,0012136</text:p>
          </table:table-cell>
          <table:table-cell table:formula="of:=(1-(1-EXP(-[.$A$2]*[.$A33]))^([.F$3]+1))" office:value-type="float" office:value="0.00151677460993749" calcext:value-type="float">
            <text:p>0,0015168</text:p>
          </table:table-cell>
          <table:table-cell table:formula="of:=([.G$3]+1)*([.$A$2])*EXP(-[.$A$2]*[.$A33])*(1-EXP(-[.$A$2]*[.$A33]))^[.G$3]" office:value-type="float" office:value="0.00004553087071183" calcext:value-type="float">
            <text:p>0,00004553</text:p>
          </table:table-cell>
          <table:table-cell table:formula="of:=([.H$3]+1)*([.$A$2])*EXP(-[.$A$2]*[.$A33])*(1-EXP(-[.$A$2]*[.$A33]))^[.H$3]" office:value-type="float" office:value="0.0000910341006211563" calcext:value-type="float">
            <text:p>0,00009103</text:p>
          </table:table-cell>
          <table:table-cell table:formula="of:=([.I$3]+1)*([.$A$2])*EXP(-[.$A$2]*[.$A33])*(1-EXP(-[.$A$2]*[.$A33]))^[.I$3]" office:value-type="float" office:value="0.000136509702313077" calcext:value-type="float">
            <text:p>0,00013651</text:p>
          </table:table-cell>
          <table:table-cell table:formula="of:=([.J$3]+1)*([.$A$2])*EXP(-[.$A$2]*[.$A33])*(1-EXP(-[.$A$2]*[.$A33]))^[.J$3]" office:value-type="float" office:value="0.000181957688367597" calcext:value-type="float">
            <text:p>0,00018196</text:p>
          </table:table-cell>
          <table:table-cell table:formula="of:=([.K$3]+1)*([.$A$2])*EXP(-[.$A$2]*[.$A33])*(1-EXP(-[.$A$2]*[.$A33]))^[.K$3]" office:value-type="float" office:value="0.000227378071359628" calcext:value-type="float">
            <text:p>0,00022738</text:p>
          </table:table-cell>
          <table:table-cell table:formula="of:=([.G33]/[.D33])" office:value-type="float" office:value="0.0500151800285659" calcext:value-type="float">
            <text:p>0,05</text:p>
          </table:table-cell>
          <table:table-cell table:formula="of:=([.H33]/[.E33])" office:value-type="float" office:value="0.0750113809888047" calcext:value-type="float">
            <text:p>0,08</text:p>
          </table:table-cell>
          <table:table-cell table:formula="of:=([.I33]/[.F33])" office:value-type="float" office:value="0.0899999917052297" calcext:value-type="float">
            <text:p>0,09</text:p>
          </table:table-cell>
          <table:table-cell table:formula="of:=([.J33]/[.G33])" office:value-type="float" office:value="3.99635863586329" calcext:value-type="float">
            <text:p>4</text:p>
          </table:table-cell>
          <table:table-cell table:formula="of:=([.K33]/[.H33])" office:value-type="float" office:value="2.49772414741455" calcext:value-type="float">
            <text:p>2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-(1-EXP(-[.$A$2]*[.$A34]))^([.B$3]+1))" office:value-type="float" office:value="0.000224867324178812" calcext:value-type="float">
            <text:p>0,0002249</text:p>
          </table:table-cell>
          <table:table-cell table:formula="of:=(1-(1-EXP(-[.$A$2]*[.$A34]))^([.C$3]+1))" office:value-type="float" office:value="0.000449684083044133" calcext:value-type="float">
            <text:p>0,0004497</text:p>
          </table:table-cell>
          <table:table-cell table:formula="of:=(1-(1-EXP(-[.$A$2]*[.$A34]))^([.D$3]+1))" office:value-type="float" office:value="0.000674450287966422" calcext:value-type="float">
            <text:p>0,0006745</text:p>
          </table:table-cell>
          <table:table-cell table:formula="of:=(1-(1-EXP(-[.$A$2]*[.$A34]))^([.E$3]+1))" office:value-type="float" office:value="0.000899165950313696" calcext:value-type="float">
            <text:p>0,0008992</text:p>
          </table:table-cell>
          <table:table-cell table:formula="of:=(1-(1-EXP(-[.$A$2]*[.$A34]))^([.F$3]+1))" office:value-type="float" office:value="0.00112383108145131" calcext:value-type="float">
            <text:p>0,0011238</text:p>
          </table:table-cell>
          <table:table-cell table:formula="of:=([.G$3]+1)*([.$A$2])*EXP(-[.$A$2]*[.$A34])*(1-EXP(-[.$A$2]*[.$A34]))^[.G$3]" office:value-type="float" office:value="0.0000337300986268272" calcext:value-type="float">
            <text:p>0,00003373</text:p>
          </table:table-cell>
          <table:table-cell table:formula="of:=([.H$3]+1)*([.$A$2])*EXP(-[.$A$2]*[.$A34])*(1-EXP(-[.$A$2]*[.$A34]))^[.H$3]" office:value-type="float" office:value="0.0000674450276596095" calcext:value-type="float">
            <text:p>0,00006745</text:p>
          </table:table-cell>
          <table:table-cell table:formula="of:=([.I$3]+1)*([.$A$2])*EXP(-[.$A$2]*[.$A34])*(1-EXP(-[.$A$2]*[.$A34]))^[.I$3]" office:value-type="float" office:value="0.000101144792215066" calcext:value-type="float">
            <text:p>0,00010114</text:p>
          </table:table-cell>
          <table:table-cell table:formula="of:=([.J$3]+1)*([.$A$2])*EXP(-[.$A$2]*[.$A34])*(1-EXP(-[.$A$2]*[.$A34]))^[.J$3]" office:value-type="float" office:value="0.000134829397408381" calcext:value-type="float">
            <text:p>0,00013483</text:p>
          </table:table-cell>
          <table:table-cell table:formula="of:=([.K$3]+1)*([.$A$2])*EXP(-[.$A$2]*[.$A34])*(1-EXP(-[.$A$2]*[.$A34]))^[.K$3]" office:value-type="float" office:value="0.000168498848353206" calcext:value-type="float">
            <text:p>0,00016850</text:p>
          </table:table-cell>
          <table:table-cell table:formula="of:=([.G34]/[.D34])" office:value-type="float" office:value="0.0500112450519208" calcext:value-type="float">
            <text:p>0,05</text:p>
          </table:table-cell>
          <table:table-cell table:formula="of:=([.H34]/[.E34])" office:value-type="float" office:value="0.0750084315760395" calcext:value-type="float">
            <text:p>0,08</text:p>
          </table:table-cell>
          <table:table-cell table:formula="of:=([.I34]/[.F34])" office:value-type="float" office:value="0.0899999954481129" calcext:value-type="float">
            <text:p>0,09</text:p>
          </table:table-cell>
          <table:table-cell table:formula="of:=([.J34]/[.G34])" office:value-type="float" office:value="3.99730219884813" calcext:value-type="float">
            <text:p>4</text:p>
          </table:table-cell>
          <table:table-cell table:formula="of:=([.K34]/[.H34])" office:value-type="float" office:value="2.49831387428008" calcext:value-type="float">
            <text:p>2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-(1-EXP(-[.$A$2]*[.$A35]))^([.B$3]+1))" office:value-type="float" office:value="0.000166585810987607" calcext:value-type="float">
            <text:p>0,0001666</text:p>
          </table:table-cell>
          <table:table-cell table:formula="of:=(1-(1-EXP(-[.$A$2]*[.$A35]))^([.C$3]+1))" office:value-type="float" office:value="0.000333143871142805" calcext:value-type="float">
            <text:p>0,0003331</text:p>
          </table:table-cell>
          <table:table-cell table:formula="of:=(1-(1-EXP(-[.$A$2]*[.$A35]))^([.D$3]+1))" office:value-type="float" office:value="0.00049967418508845" calcext:value-type="float">
            <text:p>0,0004997</text:p>
          </table:table-cell>
          <table:table-cell table:formula="of:=(1-(1-EXP(-[.$A$2]*[.$A35]))^([.E$3]+1))" office:value-type="float" office:value="0.000666176757446735" calcext:value-type="float">
            <text:p>0,0006662</text:p>
          </table:table-cell>
          <table:table-cell table:formula="of:=(1-(1-EXP(-[.$A$2]*[.$A35]))^([.F$3]+1))" office:value-type="float" office:value="0.000832651592838962" calcext:value-type="float">
            <text:p>0,0008327</text:p>
          </table:table-cell>
          <table:table-cell table:formula="of:=([.G$3]+1)*([.$A$2])*EXP(-[.$A$2]*[.$A35])*(1-EXP(-[.$A$2]*[.$A35]))^[.G$3]" office:value-type="float" office:value="0.000024987871648145" calcext:value-type="float">
            <text:p>0,00002499</text:p>
          </table:table-cell>
          <table:table-cell table:formula="of:=([.H$3]+1)*([.$A$2])*EXP(-[.$A$2]*[.$A35])*(1-EXP(-[.$A$2]*[.$A35]))^[.H$3]" office:value-type="float" office:value="0.0000499674180465633" calcext:value-type="float">
            <text:p>0,00004997</text:p>
          </table:table-cell>
          <table:table-cell table:formula="of:=([.I$3]+1)*([.$A$2])*EXP(-[.$A$2]*[.$A35])*(1-EXP(-[.$A$2]*[.$A35]))^[.I$3]" office:value-type="float" office:value="0.0000749386412755576" calcext:value-type="float">
            <text:p>0,00007494</text:p>
          </table:table-cell>
          <table:table-cell table:formula="of:=([.J$3]+1)*([.$A$2])*EXP(-[.$A$2]*[.$A35])*(1-EXP(-[.$A$2]*[.$A35]))^[.J$3]" office:value-type="float" office:value="0.0000999015434149686" calcext:value-type="float">
            <text:p>0,00009990</text:p>
          </table:table-cell>
          <table:table-cell table:formula="of:=([.K$3]+1)*([.$A$2])*EXP(-[.$A$2]*[.$A35])*(1-EXP(-[.$A$2]*[.$A35]))^[.K$3]" office:value-type="float" office:value="0.000124856126544175" calcext:value-type="float">
            <text:p>0,00012486</text:p>
          </table:table-cell>
          <table:table-cell table:formula="of:=([.G35]/[.D35])" office:value-type="float" office:value="0.050008330215662" calcext:value-type="float">
            <text:p>0,05</text:p>
          </table:table-cell>
          <table:table-cell table:formula="of:=([.H35]/[.E35])" office:value-type="float" office:value="0.0750062464473756" calcext:value-type="float">
            <text:p>0,08</text:p>
          </table:table-cell>
          <table:table-cell table:formula="of:=([.I35]/[.F35])" office:value-type="float" office:value="0.0899999975020177" calcext:value-type="float">
            <text:p>0,09</text:p>
          </table:table-cell>
          <table:table-cell table:formula="of:=([.J35]/[.G35])" office:value-type="float" office:value="3.99800130325965" calcext:value-type="float">
            <text:p>4</text:p>
          </table:table-cell>
          <table:table-cell table:formula="of:=([.K35]/[.H35])" office:value-type="float" office:value="2.49875081453728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-(1-EXP(-[.$A$2]*[.$A36]))^([.B$3]+1))" office:value-type="float" office:value="0.000123409804086649" calcext:value-type="float">
            <text:p>0,0001234</text:p>
          </table:table-cell>
          <table:table-cell table:formula="of:=(1-(1-EXP(-[.$A$2]*[.$A36]))^([.C$3]+1))" office:value-type="float" office:value="0.000246804378193577" calcext:value-type="float">
            <text:p>0,0002468</text:p>
          </table:table-cell>
          <table:table-cell table:formula="of:=(1-(1-EXP(-[.$A$2]*[.$A36]))^([.D$3]+1))" office:value-type="float" office:value="0.000370183724200279" calcext:value-type="float">
            <text:p>0,0003702</text:p>
          </table:table-cell>
          <table:table-cell table:formula="of:=(1-(1-EXP(-[.$A$2]*[.$A36]))^([.E$3]+1))" office:value-type="float" office:value="0.000493547843986031" calcext:value-type="float">
            <text:p>0,0004935</text:p>
          </table:table-cell>
          <table:table-cell table:formula="of:=(1-(1-EXP(-[.$A$2]*[.$A36]))^([.F$3]+1))" office:value-type="float" office:value="0.000616896739429884" calcext:value-type="float">
            <text:p>0,0006169</text:p>
          </table:table-cell>
          <table:table-cell table:formula="of:=([.G$3]+1)*([.$A$2])*EXP(-[.$A$2]*[.$A36])*(1-EXP(-[.$A$2]*[.$A36]))^[.G$3]" office:value-type="float" office:value="0.0000185114706130019" calcext:value-type="float">
            <text:p>0,00001851</text:p>
          </table:table-cell>
          <table:table-cell table:formula="of:=([.H$3]+1)*([.$A$2])*EXP(-[.$A$2]*[.$A36])*(1-EXP(-[.$A$2]*[.$A36]))^[.H$3]" office:value-type="float" office:value="0.0000370183722320805" calcext:value-type="float">
            <text:p>0,00003702</text:p>
          </table:table-cell>
          <table:table-cell table:formula="of:=([.I$3]+1)*([.$A$2])*EXP(-[.$A$2]*[.$A36])*(1-EXP(-[.$A$2]*[.$A36]))^[.I$3]" office:value-type="float" office:value="0.0000555207057030235" calcext:value-type="float">
            <text:p>0,00005552</text:p>
          </table:table-cell>
          <table:table-cell table:formula="of:=([.J$3]+1)*([.$A$2])*EXP(-[.$A$2]*[.$A36])*(1-EXP(-[.$A$2]*[.$A36]))^[.J$3]" office:value-type="float" office:value="0.00007401847187148" calcext:value-type="float">
            <text:p>0,00007402</text:p>
          </table:table-cell>
          <table:table-cell table:formula="of:=([.K$3]+1)*([.$A$2])*EXP(-[.$A$2]*[.$A36])*(1-EXP(-[.$A$2]*[.$A36]))^[.K$3]" office:value-type="float" office:value="0.0000925116715829594" calcext:value-type="float">
            <text:p>0,00009251</text:p>
          </table:table-cell>
          <table:table-cell table:formula="of:=([.G36]/[.D36])" office:value-type="float" office:value="0.050006170997909" calcext:value-type="float">
            <text:p>0,05</text:p>
          </table:table-cell>
          <table:table-cell table:formula="of:=([.H36]/[.E36])" office:value-type="float" office:value="0.0750046275820186" calcext:value-type="float">
            <text:p>0,08</text:p>
          </table:table-cell>
          <table:table-cell table:formula="of:=([.I36]/[.F36])" office:value-type="float" office:value="0.0899999986291611" calcext:value-type="float">
            <text:p>0,09</text:p>
          </table:table-cell>
          <table:table-cell table:formula="of:=([.J36]/[.G36])" office:value-type="float" office:value="3.9985192651032" calcext:value-type="float">
            <text:p>4</text:p>
          </table:table-cell>
          <table:table-cell table:formula="of:=([.K36]/[.H36])" office:value-type="float" office:value="2.4990745406895" calcext:value-type="float">
            <text:p>2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-(1-EXP(-[.$A$2]*[.$A37]))^([.B$3]+1))" office:value-type="float" office:value="0.0000914242314781211" calcext:value-type="float">
            <text:p>0,0000914</text:p>
          </table:table-cell>
          <table:table-cell table:formula="of:=(1-(1-EXP(-[.$A$2]*[.$A37]))^([.C$3]+1))" office:value-type="float" office:value="0.000182840104566151" calcext:value-type="float">
            <text:p>0,0001828</text:p>
          </table:table-cell>
          <table:table-cell table:formula="of:=(1-(1-EXP(-[.$A$2]*[.$A37]))^([.D$3]+1))" office:value-type="float" office:value="0.000274247620028256" calcext:value-type="float">
            <text:p>0,0002742</text:p>
          </table:table-cell>
          <table:table-cell table:formula="of:=(1-(1-EXP(-[.$A$2]*[.$A37]))^([.E$3]+1))" office:value-type="float" office:value="0.000365646778628492" calcext:value-type="float">
            <text:p>0,0003656</text:p>
          </table:table-cell>
          <table:table-cell table:formula="of:=(1-(1-EXP(-[.$A$2]*[.$A37]))^([.F$3]+1))" office:value-type="float" office:value="0.000457037581130804" calcext:value-type="float">
            <text:p>0,0004570</text:p>
          </table:table-cell>
          <table:table-cell table:formula="of:=([.G$3]+1)*([.$A$2])*EXP(-[.$A$2]*[.$A37])*(1-EXP(-[.$A$2]*[.$A37]))^[.G$3]" office:value-type="float" office:value="0.000013713634721726" calcext:value-type="float">
            <text:p>0,00001371</text:p>
          </table:table-cell>
          <table:table-cell table:formula="of:=([.H$3]+1)*([.$A$2])*EXP(-[.$A$2]*[.$A37])*(1-EXP(-[.$A$2]*[.$A37]))^[.H$3]" office:value-type="float" office:value="0.0000274247619264216" calcext:value-type="float">
            <text:p>0,00002742</text:p>
          </table:table-cell>
          <table:table-cell table:formula="of:=([.I$3]+1)*([.$A$2])*EXP(-[.$A$2]*[.$A37])*(1-EXP(-[.$A$2]*[.$A37]))^[.I$3]" office:value-type="float" office:value="0.0000411333819579585" calcext:value-type="float">
            <text:p>0,00004113</text:p>
          </table:table-cell>
          <table:table-cell table:formula="of:=([.J$3]+1)*([.$A$2])*EXP(-[.$A$2]*[.$A37])*(1-EXP(-[.$A$2]*[.$A37]))^[.J$3]" office:value-type="float" office:value="0.0000548394951601666" calcext:value-type="float">
            <text:p>0,00005484</text:p>
          </table:table-cell>
          <table:table-cell table:formula="of:=([.K$3]+1)*([.$A$2])*EXP(-[.$A$2]*[.$A37])*(1-EXP(-[.$A$2]*[.$A37]))^[.K$3]" office:value-type="float" office:value="0.0000685431018768336" calcext:value-type="float">
            <text:p>0,00006854</text:p>
          </table:table-cell>
          <table:table-cell table:formula="of:=([.G37]/[.D37])" office:value-type="float" office:value="0.0500045714902214" calcext:value-type="float">
            <text:p>0,05</text:p>
          </table:table-cell>
          <table:table-cell table:formula="of:=([.H37]/[.E37])" office:value-type="float" office:value="0.0750034282519578" calcext:value-type="float">
            <text:p>0,08</text:p>
          </table:table-cell>
          <table:table-cell table:formula="of:=([.I37]/[.F37])" office:value-type="float" office:value="0.0899999992477341" calcext:value-type="float">
            <text:p>0,09</text:p>
          </table:table-cell>
          <table:table-cell table:formula="of:=([.J37]/[.G37])" office:value-type="float" office:value="3.99890300951989" calcext:value-type="float">
            <text:p>4</text:p>
          </table:table-cell>
          <table:table-cell table:formula="of:=([.K37]/[.H37])" office:value-type="float" office:value="2.49931438094993" calcext:value-type="float">
            <text:p>2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-(1-EXP(-[.$A$2]*[.$A38]))^([.B$3]+1))" office:value-type="float" office:value="0.0000677287364908574" calcext:value-type="float">
            <text:p>0,0000677</text:p>
          </table:table-cell>
          <table:table-cell table:formula="of:=(1-(1-EXP(-[.$A$2]*[.$A38]))^([.C$3]+1))" office:value-type="float" office:value="0.000135452885799969" calcext:value-type="float">
            <text:p>0,0001355</text:p>
          </table:table-cell>
          <table:table-cell table:formula="of:=(1-(1-EXP(-[.$A$2]*[.$A38]))^([.D$3]+1))" office:value-type="float" office:value="0.000203172448237976" calcext:value-type="float">
            <text:p>0,0002032</text:p>
          </table:table-cell>
          <table:table-cell table:formula="of:=(1-(1-EXP(-[.$A$2]*[.$A38]))^([.E$3]+1))" office:value-type="float" office:value="0.000270887424115629" calcext:value-type="float">
            <text:p>0,0002709</text:p>
          </table:table-cell>
          <table:table-cell table:formula="of:=(1-(1-EXP(-[.$A$2]*[.$A38]))^([.F$3]+1))" office:value-type="float" office:value="0.000338597813743569" calcext:value-type="float">
            <text:p>0,0003386</text:p>
          </table:table-cell>
          <table:table-cell table:formula="of:=([.G$3]+1)*([.$A$2])*EXP(-[.$A$2]*[.$A38])*(1-EXP(-[.$A$2]*[.$A38]))^[.G$3]" office:value-type="float" office:value="0.0000101593104736281" calcext:value-type="float">
            <text:p>0,00001016</text:p>
          </table:table-cell>
          <table:table-cell table:formula="of:=([.H$3]+1)*([.$A$2])*EXP(-[.$A$2]*[.$A38])*(1-EXP(-[.$A$2]*[.$A38]))^[.H$3]" office:value-type="float" office:value="0.0000203172447927322" calcext:value-type="float">
            <text:p>0,00002032</text:p>
          </table:table-cell>
          <table:table-cell table:formula="of:=([.I$3]+1)*([.$A$2])*EXP(-[.$A$2]*[.$A38])*(1-EXP(-[.$A$2]*[.$A38]))^[.I$3]" office:value-type="float" office:value="0.0000304738030971201" calcext:value-type="float">
            <text:p>0,00003047</text:p>
          </table:table-cell>
          <table:table-cell table:formula="of:=([.J$3]+1)*([.$A$2])*EXP(-[.$A$2]*[.$A38])*(1-EXP(-[.$A$2]*[.$A38]))^[.J$3]" office:value-type="float" office:value="0.000040628985526587" calcext:value-type="float">
            <text:p>0,00004063</text:p>
          </table:table-cell>
          <table:table-cell table:formula="of:=([.K$3]+1)*([.$A$2])*EXP(-[.$A$2]*[.$A38])*(1-EXP(-[.$A$2]*[.$A38]))^[.K$3]" office:value-type="float" office:value="0.0000507827922209155" calcext:value-type="float">
            <text:p>0,00005078</text:p>
          </table:table-cell>
          <table:table-cell table:formula="of:=([.G38]/[.D38])" office:value-type="float" office:value="0.0500033865897431" calcext:value-type="float">
            <text:p>0,05</text:p>
          </table:table-cell>
          <table:table-cell table:formula="of:=([.H38]/[.E38])" office:value-type="float" office:value="0.0750025397416002" calcext:value-type="float">
            <text:p>0,08</text:p>
          </table:table-cell>
          <table:table-cell table:formula="of:=([.I38]/[.F38])" office:value-type="float" office:value="0.0899999995871176" calcext:value-type="float">
            <text:p>0,09</text:p>
          </table:table-cell>
          <table:table-cell table:formula="of:=([.J38]/[.G38])" office:value-type="float" office:value="3.99918731020705" calcext:value-type="float">
            <text:p>4</text:p>
          </table:table-cell>
          <table:table-cell table:formula="of:=([.K38]/[.H38])" office:value-type="float" office:value="2.49949206887941" calcext:value-type="float">
            <text:p>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-(1-EXP(-[.$A$2]*[.$A39]))^([.B$3]+1))" office:value-type="float" office:value="0.0000501746820561477" calcext:value-type="float">
            <text:p>0,0000502</text:p>
          </table:table-cell>
          <table:table-cell table:formula="of:=(1-(1-EXP(-[.$A$2]*[.$A39]))^([.C$3]+1))" office:value-type="float" office:value="0.00010034684661353" calcext:value-type="float">
            <text:p>0,0001003</text:p>
          </table:table-cell>
          <table:table-cell table:formula="of:=(1-(1-EXP(-[.$A$2]*[.$A39]))^([.D$3]+1))" office:value-type="float" office:value="0.000150516493798603" calcext:value-type="float">
            <text:p>0,0001505</text:p>
          </table:table-cell>
          <table:table-cell table:formula="of:=(1-(1-EXP(-[.$A$2]*[.$A39]))^([.E$3]+1))" office:value-type="float" office:value="0.000200683623737485" calcext:value-type="float">
            <text:p>0,0002007</text:p>
          </table:table-cell>
          <table:table-cell table:formula="of:=(1-(1-EXP(-[.$A$2]*[.$A39]))^([.F$3]+1))" office:value-type="float" office:value="0.000250848236556633" calcext:value-type="float">
            <text:p>0,0002508</text:p>
          </table:table-cell>
          <table:table-cell table:formula="of:=([.G$3]+1)*([.$A$2])*EXP(-[.$A$2]*[.$A39])*(1-EXP(-[.$A$2]*[.$A39]))^[.G$3]" office:value-type="float" office:value="0.00000752620230842629" calcext:value-type="float">
            <text:p>0,00000753</text:p>
          </table:table-cell>
          <table:table-cell table:formula="of:=([.H$3]+1)*([.$A$2])*EXP(-[.$A$2]*[.$A39])*(1-EXP(-[.$A$2]*[.$A39]))^[.H$3]" office:value-type="float" office:value="0.0000150516493672368" calcext:value-type="float">
            <text:p>0,00001505</text:p>
          </table:table-cell>
          <table:table-cell table:formula="of:=([.I$3]+1)*([.$A$2])*EXP(-[.$A$2]*[.$A39])*(1-EXP(-[.$A$2]*[.$A39]))^[.I$3]" office:value-type="float" office:value="0.000022576341233273" calcext:value-type="float">
            <text:p>0,00002258</text:p>
          </table:table-cell>
          <table:table-cell table:formula="of:=([.J$3]+1)*([.$A$2])*EXP(-[.$A$2]*[.$A39])*(1-EXP(-[.$A$2]*[.$A39]))^[.J$3]" office:value-type="float" office:value="0.0000301002779633728" calcext:value-type="float">
            <text:p>0,00003010</text:p>
          </table:table-cell>
          <table:table-cell table:formula="of:=([.K$3]+1)*([.$A$2])*EXP(-[.$A$2]*[.$A39])*(1-EXP(-[.$A$2]*[.$A39]))^[.K$3]" office:value-type="float" office:value="0.0000376234596143703" calcext:value-type="float">
            <text:p>0,00003762</text:p>
          </table:table-cell>
          <table:table-cell table:formula="of:=([.G39]/[.D39])" office:value-type="float" office:value="0.050002508818048" calcext:value-type="float">
            <text:p>0,05</text:p>
          </table:table-cell>
          <table:table-cell table:formula="of:=([.H39]/[.E39])" office:value-type="float" office:value="0.0750018815034247" calcext:value-type="float">
            <text:p>0,08</text:p>
          </table:table-cell>
          <table:table-cell table:formula="of:=([.I39]/[.F39])" office:value-type="float" office:value="0.0899999997734726" calcext:value-type="float">
            <text:p>0,09</text:p>
          </table:table-cell>
          <table:table-cell table:formula="of:=([.J39]/[.G39])" office:value-type="float" office:value="3.99939793402481" calcext:value-type="float">
            <text:p>4</text:p>
          </table:table-cell>
          <table:table-cell table:formula="of:=([.K39]/[.H39])" office:value-type="float" office:value="2.4996237087655" calcext:value-type="float">
            <text:p>2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-(1-EXP(-[.$A$2]*[.$A40]))^([.B$3]+1))" office:value-type="float" office:value="0.0000371703186841099" calcext:value-type="float">
            <text:p>0,0000372</text:p>
          </table:table-cell>
          <table:table-cell table:formula="of:=(1-(1-EXP(-[.$A$2]*[.$A40]))^([.C$3]+1))" office:value-type="float" office:value="0.0000743392557356337" calcext:value-type="float">
            <text:p>0,0000743</text:p>
          </table:table-cell>
          <table:table-cell table:formula="of:=(1-(1-EXP(-[.$A$2]*[.$A40]))^([.D$3]+1))" office:value-type="float" office:value="0.000111506811205864" calcext:value-type="float">
            <text:p>0,0001115</text:p>
          </table:table-cell>
          <table:table-cell table:formula="of:=(1-(1-EXP(-[.$A$2]*[.$A40]))^([.E$3]+1))" office:value-type="float" office:value="0.000148672985146314" calcext:value-type="float">
            <text:p>0,0001487</text:p>
          </table:table-cell>
          <table:table-cell table:formula="of:=(1-(1-EXP(-[.$A$2]*[.$A40]))^([.F$3]+1))" office:value-type="float" office:value="0.000185837777608167" calcext:value-type="float">
            <text:p>0,0001858</text:p>
          </table:table-cell>
          <table:table-cell table:formula="of:=([.G$3]+1)*([.$A$2])*EXP(-[.$A$2]*[.$A40])*(1-EXP(-[.$A$2]*[.$A40]))^[.G$3]" office:value-type="float" office:value="0.00000557554780261901" calcext:value-type="float">
            <text:p>0,00000558</text:p>
          </table:table-cell>
          <table:table-cell table:formula="of:=([.H$3]+1)*([.$A$2])*EXP(-[.$A$2]*[.$A40])*(1-EXP(-[.$A$2]*[.$A40]))^[.H$3]" office:value-type="float" office:value="0.0000111506811154607" calcext:value-type="float">
            <text:p>0,00001115</text:p>
          </table:table-cell>
          <table:table-cell table:formula="of:=([.I$3]+1)*([.$A$2])*EXP(-[.$A$2]*[.$A40])*(1-EXP(-[.$A$2]*[.$A40]))^[.I$3]" office:value-type="float" office:value="0.0000167253999616351" calcext:value-type="float">
            <text:p>0,00001673</text:p>
          </table:table-cell>
          <table:table-cell table:formula="of:=([.J$3]+1)*([.$A$2])*EXP(-[.$A$2]*[.$A40])*(1-EXP(-[.$A$2]*[.$A40]))^[.J$3]" office:value-type="float" office:value="0.0000222997043642513" calcext:value-type="float">
            <text:p>0,00002230</text:p>
          </table:table-cell>
          <table:table-cell table:formula="of:=([.K$3]+1)*([.$A$2])*EXP(-[.$A$2]*[.$A40])*(1-EXP(-[.$A$2]*[.$A40]))^[.K$3]" office:value-type="float" office:value="0.0000278735943464168" calcext:value-type="float">
            <text:p>0,00002787</text:p>
          </table:table-cell>
          <table:table-cell table:formula="of:=([.G40]/[.D40])" office:value-type="float" office:value="0.0500018585620339" calcext:value-type="float">
            <text:p>0,05</text:p>
          </table:table-cell>
          <table:table-cell table:formula="of:=([.H40]/[.E40])" office:value-type="float" office:value="0.0750013938610765" calcext:value-type="float">
            <text:p>0,08</text:p>
          </table:table-cell>
          <table:table-cell table:formula="of:=([.I40]/[.F40])" office:value-type="float" office:value="0.0899999998756988" calcext:value-type="float">
            <text:p>0,09</text:p>
          </table:table-cell>
          <table:table-cell table:formula="of:=([.J40]/[.G40])" office:value-type="float" office:value="3.99955397275518" calcext:value-type="float">
            <text:p>4</text:p>
          </table:table-cell>
          <table:table-cell table:formula="of:=([.K40]/[.H40])" office:value-type="float" office:value="2.49972123297199" calcext:value-type="float">
            <text:p>2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-(1-EXP(-[.$A$2]*[.$A41]))^([.B$3]+1))" office:value-type="float" office:value="0.0000275364493497188" calcext:value-type="float">
            <text:p>0,0000275</text:p>
          </table:table-cell>
          <table:table-cell table:formula="of:=(1-(1-EXP(-[.$A$2]*[.$A41]))^([.C$3]+1))" office:value-type="float" office:value="0.000055072140443424" calcext:value-type="float">
            <text:p>0,0000551</text:p>
          </table:table-cell>
          <table:table-cell table:formula="of:=(1-(1-EXP(-[.$A$2]*[.$A41]))^([.D$3]+1))" office:value-type="float" office:value="0.0000826070733018769" calcext:value-type="float">
            <text:p>0,0000826</text:p>
          </table:table-cell>
          <table:table-cell table:formula="of:=(1-(1-EXP(-[.$A$2]*[.$A41]))^([.E$3]+1))" office:value-type="float" office:value="0.000110141247946172" calcext:value-type="float">
            <text:p>0,0001101</text:p>
          </table:table-cell>
          <table:table-cell table:formula="of:=(1-(1-EXP(-[.$A$2]*[.$A41]))^([.F$3]+1))" office:value-type="float" office:value="0.000137674664396958" calcext:value-type="float">
            <text:p>0,0001377</text:p>
          </table:table-cell>
          <table:table-cell table:formula="of:=([.G$3]+1)*([.$A$2])*EXP(-[.$A$2]*[.$A41])*(1-EXP(-[.$A$2]*[.$A41]))^[.G$3]" office:value-type="float" office:value="0.00000413046740246207" calcext:value-type="float">
            <text:p>0,00000413</text:p>
          </table:table-cell>
          <table:table-cell table:formula="of:=([.H$3]+1)*([.$A$2])*EXP(-[.$A$2]*[.$A41])*(1-EXP(-[.$A$2]*[.$A41]))^[.H$3]" office:value-type="float" office:value="0.00000826070732811131" calcext:value-type="float">
            <text:p>0,00000826</text:p>
          </table:table-cell>
          <table:table-cell table:formula="of:=([.I$3]+1)*([.$A$2])*EXP(-[.$A$2]*[.$A41])*(1-EXP(-[.$A$2]*[.$A41]))^[.I$3]" office:value-type="float" office:value="0.0000123907197863436" calcext:value-type="float">
            <text:p>0,00001239</text:p>
          </table:table-cell>
          <table:table-cell table:formula="of:=([.J$3]+1)*([.$A$2])*EXP(-[.$A$2]*[.$A41])*(1-EXP(-[.$A$2]*[.$A41]))^[.J$3]" office:value-type="float" office:value="0.0000165205047865543" calcext:value-type="float">
            <text:p>0,00001652</text:p>
          </table:table-cell>
          <table:table-cell table:formula="of:=([.K$3]+1)*([.$A$2])*EXP(-[.$A$2]*[.$A41])*(1-EXP(-[.$A$2]*[.$A41]))^[.K$3]" office:value-type="float" office:value="0.0000206500623381388" calcext:value-type="float">
            <text:p>0,00002065</text:p>
          </table:table-cell>
          <table:table-cell table:formula="of:=([.G41]/[.D41])" office:value-type="float" office:value="0.0500013768478132" calcext:value-type="float">
            <text:p>0,05</text:p>
          </table:table-cell>
          <table:table-cell table:formula="of:=([.H41]/[.E41])" office:value-type="float" office:value="0.0750010326026857" calcext:value-type="float">
            <text:p>0,08</text:p>
          </table:table-cell>
          <table:table-cell table:formula="of:=([.I41]/[.F41])" office:value-type="float" office:value="0.0899999999318488" calcext:value-type="float">
            <text:p>0,09</text:p>
          </table:table-cell>
          <table:table-cell table:formula="of:=([.J41]/[.G41])" office:value-type="float" office:value="3.99966957170679" calcext:value-type="float">
            <text:p>4</text:p>
          </table:table-cell>
          <table:table-cell table:formula="of:=([.K41]/[.H41])" office:value-type="float" office:value="2.49979348231675" calcext:value-type="float">
            <text:p>2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-(1-EXP(-[.$A$2]*[.$A42]))^([.B$3]+1))" office:value-type="float" office:value="0.0000203995034111504" calcext:value-type="float">
            <text:p>0,0000204</text:p>
          </table:table-cell>
          <table:table-cell table:formula="of:=(1-(1-EXP(-[.$A$2]*[.$A42]))^([.C$3]+1))" office:value-type="float" office:value="0.0000407985906825115" calcext:value-type="float">
            <text:p>0,0000408</text:p>
          </table:table-cell>
          <table:table-cell table:formula="of:=(1-(1-EXP(-[.$A$2]*[.$A42]))^([.D$3]+1))" office:value-type="float" office:value="0.000061197261822743" calcext:value-type="float">
            <text:p>0,0000612</text:p>
          </table:table-cell>
          <table:table-cell table:formula="of:=(1-(1-EXP(-[.$A$2]*[.$A42]))^([.E$3]+1))" office:value-type="float" office:value="0.0000815955168401716" calcext:value-type="float">
            <text:p>0,0000816</text:p>
          </table:table-cell>
          <table:table-cell table:formula="of:=(1-(1-EXP(-[.$A$2]*[.$A42]))^([.F$3]+1))" office:value-type="float" office:value="0.000101993355743235" calcext:value-type="float">
            <text:p>0,0001020</text:p>
          </table:table-cell>
          <table:table-cell table:formula="of:=([.G$3]+1)*([.$A$2])*EXP(-[.$A$2]*[.$A42])*(1-EXP(-[.$A$2]*[.$A42]))^[.G$3]" office:value-type="float" office:value="0.00000305992551167579" calcext:value-type="float">
            <text:p>0,00000306</text:p>
          </table:table-cell>
          <table:table-cell table:formula="of:=([.H$3]+1)*([.$A$2])*EXP(-[.$A$2]*[.$A42])*(1-EXP(-[.$A$2]*[.$A42]))^[.H$3]" office:value-type="float" office:value="0.00000611972618142976" calcext:value-type="float">
            <text:p>0,00000612</text:p>
          </table:table-cell>
          <table:table-cell table:formula="of:=([.I$3]+1)*([.$A$2])*EXP(-[.$A$2]*[.$A42])*(1-EXP(-[.$A$2]*[.$A42]))^[.I$3]" office:value-type="float" office:value="0.00000917940201308197" calcext:value-type="float">
            <text:p>0,00000918</text:p>
          </table:table-cell>
          <table:table-cell table:formula="of:=([.J$3]+1)*([.$A$2])*EXP(-[.$A$2]*[.$A42])*(1-EXP(-[.$A$2]*[.$A42]))^[.J$3]" office:value-type="float" office:value="0.0000122389530104524" calcext:value-type="float">
            <text:p>0,00001224</text:p>
          </table:table-cell>
          <table:table-cell table:formula="of:=([.K$3]+1)*([.$A$2])*EXP(-[.$A$2]*[.$A42])*(1-EXP(-[.$A$2]*[.$A42]))^[.K$3]" office:value-type="float" office:value="0.0000152983791773609" calcext:value-type="float">
            <text:p>0,00001530</text:p>
          </table:table-cell>
          <table:table-cell table:formula="of:=([.G42]/[.D42])" office:value-type="float" office:value="0.0500010199890777" calcext:value-type="float">
            <text:p>0,05</text:p>
          </table:table-cell>
          <table:table-cell table:formula="of:=([.H42]/[.E42])" office:value-type="float" office:value="0.0750007649736077" calcext:value-type="float">
            <text:p>0,08</text:p>
          </table:table-cell>
          <table:table-cell table:formula="of:=([.I42]/[.F42])" office:value-type="float" office:value="0.0899999999626526" calcext:value-type="float">
            <text:p>0,09</text:p>
          </table:table-cell>
          <table:table-cell table:formula="of:=([.J42]/[.G42])" office:value-type="float" office:value="3.99975521095271" calcext:value-type="float">
            <text:p>4</text:p>
          </table:table-cell>
          <table:table-cell table:formula="of:=([.K42]/[.H42])" office:value-type="float" office:value="2.49984700684544" calcext:value-type="float">
            <text:p>2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-(1-EXP(-[.$A$2]*[.$A43]))^([.B$3]+1))" office:value-type="float" office:value="0.0000151123238198991" calcext:value-type="float">
            <text:p>0,0000151</text:p>
          </table:table-cell>
          <table:table-cell table:formula="of:=(1-(1-EXP(-[.$A$2]*[.$A43]))^([.C$3]+1))" office:value-type="float" office:value="0.0000302244192574852" calcext:value-type="float">
            <text:p>0,0000302</text:p>
          </table:table-cell>
          <table:table-cell table:formula="of:=(1-(1-EXP(-[.$A$2]*[.$A43]))^([.D$3]+1))" office:value-type="float" office:value="0.0000453362863161999" calcext:value-type="float">
            <text:p>0,0000453</text:p>
          </table:table-cell>
          <table:table-cell table:formula="of:=(1-(1-EXP(-[.$A$2]*[.$A43]))^([.E$3]+1))" office:value-type="float" office:value="0.0000604479249993739" calcext:value-type="float">
            <text:p>0,0000604</text:p>
          </table:table-cell>
          <table:table-cell table:formula="of:=(1-(1-EXP(-[.$A$2]*[.$A43]))^([.F$3]+1))" office:value-type="float" office:value="0.0000755593353106709" calcext:value-type="float">
            <text:p>0,0000756</text:p>
          </table:table-cell>
          <table:table-cell table:formula="of:=([.G$3]+1)*([.$A$2])*EXP(-[.$A$2]*[.$A43])*(1-EXP(-[.$A$2]*[.$A43]))^[.G$3]" office:value-type="float" office:value="0.00000226684857297825" calcext:value-type="float">
            <text:p>0,00000227</text:p>
          </table:table-cell>
          <table:table-cell table:formula="of:=([.H$3]+1)*([.$A$2])*EXP(-[.$A$2]*[.$A43])*(1-EXP(-[.$A$2]*[.$A43]))^[.H$3]" office:value-type="float" office:value="0.00000453362863125714" calcext:value-type="float">
            <text:p>0,00000453</text:p>
          </table:table-cell>
          <table:table-cell table:formula="of:=([.I$3]+1)*([.$A$2])*EXP(-[.$A$2]*[.$A43])*(1-EXP(-[.$A$2]*[.$A43]))^[.I$3]" office:value-type="float" office:value="0.00000680034017638978" calcext:value-type="float">
            <text:p>0,00000680</text:p>
          </table:table-cell>
          <table:table-cell table:formula="of:=([.J$3]+1)*([.$A$2])*EXP(-[.$A$2]*[.$A43])*(1-EXP(-[.$A$2]*[.$A43]))^[.J$3]" office:value-type="float" office:value="0.00000906698320992926" calcext:value-type="float">
            <text:p>0,00000907</text:p>
          </table:table-cell>
          <table:table-cell table:formula="of:=([.K$3]+1)*([.$A$2])*EXP(-[.$A$2]*[.$A43])*(1-EXP(-[.$A$2]*[.$A43]))^[.K$3]" office:value-type="float" office:value="0.0000113335577334287" calcext:value-type="float">
            <text:p>0,00001133</text:p>
          </table:table-cell>
          <table:table-cell table:formula="of:=([.G43]/[.D43])" office:value-type="float" office:value="0.0500007556236084" calcext:value-type="float">
            <text:p>0,05</text:p>
          </table:table-cell>
          <table:table-cell table:formula="of:=([.H43]/[.E43])" office:value-type="float" office:value="0.0750005667076926" calcext:value-type="float">
            <text:p>0,08</text:p>
          </table:table-cell>
          <table:table-cell table:formula="of:=([.I43]/[.F43])" office:value-type="float" office:value="0.0899999999792136" calcext:value-type="float">
            <text:p>0,09</text:p>
          </table:table-cell>
          <table:table-cell table:formula="of:=([.J43]/[.G43])" office:value-type="float" office:value="3.99981865485473" calcext:value-type="float">
            <text:p>4</text:p>
          </table:table-cell>
          <table:table-cell table:formula="of:=([.K43]/[.H43])" office:value-type="float" office:value="2.49988665928421" calcext:value-type="float">
            <text:p>2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-(1-EXP(-[.$A$2]*[.$A44]))^([.B$3]+1))" office:value-type="float" office:value="0.0000111954848426299" calcext:value-type="float">
            <text:p>0,0000112</text:p>
          </table:table-cell>
          <table:table-cell table:formula="of:=(1-(1-EXP(-[.$A$2]*[.$A44]))^([.C$3]+1))" office:value-type="float" office:value="0.0000223908443464094" calcext:value-type="float">
            <text:p>0,0000224</text:p>
          </table:table-cell>
          <table:table-cell table:formula="of:=(1-(1-EXP(-[.$A$2]*[.$A44]))^([.D$3]+1))" office:value-type="float" office:value="0.0000335860785126707" calcext:value-type="float">
            <text:p>0,0000336</text:p>
          </table:table-cell>
          <table:table-cell table:formula="of:=(1-(1-EXP(-[.$A$2]*[.$A44]))^([.E$3]+1))" office:value-type="float" office:value="0.0000447811873428572" calcext:value-type="float">
            <text:p>0,0000448</text:p>
          </table:table-cell>
          <table:table-cell table:formula="of:=(1-(1-EXP(-[.$A$2]*[.$A44]))^([.F$3]+1))" office:value-type="float" office:value="0.0000559761708384121" calcext:value-type="float">
            <text:p>0,0000560</text:p>
          </table:table-cell>
          <table:table-cell table:formula="of:=([.G$3]+1)*([.$A$2])*EXP(-[.$A$2]*[.$A44])*(1-EXP(-[.$A$2]*[.$A44]))^[.G$3]" office:value-type="float" office:value="0.00000167932272638864" calcext:value-type="float">
            <text:p>0,00000168</text:p>
          </table:table-cell>
          <table:table-cell table:formula="of:=([.H$3]+1)*([.$A$2])*EXP(-[.$A$2]*[.$A44])*(1-EXP(-[.$A$2]*[.$A44]))^[.H$3]" office:value-type="float" office:value="0.00000335860785111302" calcext:value-type="float">
            <text:p>0,00000336</text:p>
          </table:table-cell>
          <table:table-cell table:formula="of:=([.I$3]+1)*([.$A$2])*EXP(-[.$A$2]*[.$A44])*(1-EXP(-[.$A$2]*[.$A44]))^[.I$3]" office:value-type="float" office:value="0.0000050378553748046" calcext:value-type="float">
            <text:p>0,00000504</text:p>
          </table:table-cell>
          <table:table-cell table:formula="of:=([.J$3]+1)*([.$A$2])*EXP(-[.$A$2]*[.$A44])*(1-EXP(-[.$A$2]*[.$A44]))^[.J$3]" office:value-type="float" office:value="0.00000671706529809482" calcext:value-type="float">
            <text:p>0,00000672</text:p>
          </table:table-cell>
          <table:table-cell table:formula="of:=([.K$3]+1)*([.$A$2])*EXP(-[.$A$2]*[.$A44])*(1-EXP(-[.$A$2]*[.$A44]))^[.K$3]" office:value-type="float" office:value="0.00000839623762161511" calcext:value-type="float">
            <text:p>0,00000840</text:p>
          </table:table-cell>
          <table:table-cell table:formula="of:=([.G44]/[.D44])" office:value-type="float" office:value="0.0500005597782158" calcext:value-type="float">
            <text:p>0,05</text:p>
          </table:table-cell>
          <table:table-cell table:formula="of:=([.H44]/[.E44])" office:value-type="float" office:value="0.0750004198280539" calcext:value-type="float">
            <text:p>0,08</text:p>
          </table:table-cell>
          <table:table-cell table:formula="of:=([.I44]/[.F44])" office:value-type="float" office:value="0.0899999999883434" calcext:value-type="float">
            <text:p>0,09</text:p>
          </table:table-cell>
          <table:table-cell table:formula="of:=([.J44]/[.G44])" office:value-type="float" office:value="3.99986565568595" calcext:value-type="float">
            <text:p>4</text:p>
          </table:table-cell>
          <table:table-cell table:formula="of:=([.K44]/[.H44])" office:value-type="float" office:value="2.49991603480372" calcext:value-type="float">
            <text:p>2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-(1-EXP(-[.$A$2]*[.$A45]))^([.B$3]+1))" office:value-type="float" office:value="0.00000829381916078731" calcext:value-type="float">
            <text:p>0,0000083</text:p>
          </table:table-cell>
          <table:table-cell table:formula="of:=(1-(1-EXP(-[.$A$2]*[.$A45]))^([.C$3]+1))" office:value-type="float" office:value="0.0000165875695341544" calcext:value-type="float">
            <text:p>0,0000166</text:p>
          </table:table-cell>
          <table:table-cell table:formula="of:=(1-(1-EXP(-[.$A$2]*[.$A45]))^([.D$3]+1))" office:value-type="float" office:value="0.0000248812511206564" calcext:value-type="float">
            <text:p>0,0000249</text:p>
          </table:table-cell>
          <table:table-cell table:formula="of:=(1-(1-EXP(-[.$A$2]*[.$A45]))^([.E$3]+1))" office:value-type="float" office:value="0.0000331748639208484" calcext:value-type="float">
            <text:p>0,0000332</text:p>
          </table:table-cell>
          <table:table-cell table:formula="of:=(1-(1-EXP(-[.$A$2]*[.$A45]))^([.F$3]+1))" office:value-type="float" office:value="0.0000414684079352856" calcext:value-type="float">
            <text:p>0,0000415</text:p>
          </table:table-cell>
          <table:table-cell table:formula="of:=([.G$3]+1)*([.$A$2])*EXP(-[.$A$2]*[.$A45])*(1-EXP(-[.$A$2]*[.$A45]))^[.G$3]" office:value-type="float" office:value="0.00000124407287411361" calcext:value-type="float">
            <text:p>0,00000124</text:p>
          </table:table-cell>
          <table:table-cell table:formula="of:=([.H$3]+1)*([.$A$2])*EXP(-[.$A$2]*[.$A45])*(1-EXP(-[.$A$2]*[.$A45]))^[.H$3]" office:value-type="float" office:value="0.00000248812511199633" calcext:value-type="float">
            <text:p>0,00000249</text:p>
          </table:table-cell>
          <table:table-cell table:formula="of:=([.I$3]+1)*([.$A$2])*EXP(-[.$A$2]*[.$A45])*(1-EXP(-[.$A$2]*[.$A45]))^[.I$3]" office:value-type="float" office:value="0.0000037321567139049" calcext:value-type="float">
            <text:p>0,00000373</text:p>
          </table:table-cell>
          <table:table-cell table:formula="of:=([.J$3]+1)*([.$A$2])*EXP(-[.$A$2]*[.$A45])*(1-EXP(-[.$A$2]*[.$A45]))^[.J$3]" office:value-type="float" office:value="0.00000497616768009605" calcext:value-type="float">
            <text:p>0,00000498</text:p>
          </table:table-cell>
          <table:table-cell table:formula="of:=([.K$3]+1)*([.$A$2])*EXP(-[.$A$2]*[.$A45])*(1-EXP(-[.$A$2]*[.$A45]))^[.K$3]" office:value-type="float" office:value="0.0000062201580108265" calcext:value-type="float">
            <text:p>0,00000622</text:p>
          </table:table-cell>
          <table:table-cell table:formula="of:=([.G45]/[.D45])" office:value-type="float" office:value="0.0500004146930046" calcext:value-type="float">
            <text:p>0,05</text:p>
          </table:table-cell>
          <table:table-cell table:formula="of:=([.H45]/[.E45])" office:value-type="float" office:value="0.0750003110165793" calcext:value-type="float">
            <text:p>0,08</text:p>
          </table:table-cell>
          <table:table-cell table:formula="of:=([.I45]/[.F45])" office:value-type="float" office:value="0.0899999999934697" calcext:value-type="float">
            <text:p>0,09</text:p>
          </table:table-cell>
          <table:table-cell table:formula="of:=([.J45]/[.G45])" office:value-type="float" office:value="3.99990047499552" calcext:value-type="float">
            <text:p>4</text:p>
          </table:table-cell>
          <table:table-cell table:formula="of:=([.K45]/[.H45])" office:value-type="float" office:value="2.4999377968722" calcext:value-type="float">
            <text:p>2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-(1-EXP(-[.$A$2]*[.$A46]))^([.B$3]+1))" office:value-type="float" office:value="0.00000614421235334284" calcext:value-type="float">
            <text:p>0,0000061</text:p>
          </table:table-cell>
          <table:table-cell table:formula="of:=(1-(1-EXP(-[.$A$2]*[.$A46]))^([.C$3]+1))" office:value-type="float" office:value="0.0000122883869553281" calcext:value-type="float">
            <text:p>0,0000123</text:p>
          </table:table-cell>
          <table:table-cell table:formula="of:=(1-(1-EXP(-[.$A$2]*[.$A46]))^([.D$3]+1))" office:value-type="float" office:value="0.0000184325238061778" calcext:value-type="float">
            <text:p>0,0000184</text:p>
          </table:table-cell>
          <table:table-cell table:formula="of:=(1-(1-EXP(-[.$A$2]*[.$A46]))^([.E$3]+1))" office:value-type="float" office:value="0.000024576622906225" calcext:value-type="float">
            <text:p>0,0000246</text:p>
          </table:table-cell>
          <table:table-cell table:formula="of:=(1-(1-EXP(-[.$A$2]*[.$A46]))^([.F$3]+1))" office:value-type="float" office:value="0.0000307206842555807" calcext:value-type="float">
            <text:p>0,0000307</text:p>
          </table:table-cell>
          <table:table-cell table:formula="of:=([.G$3]+1)*([.$A$2])*EXP(-[.$A$2]*[.$A46])*(1-EXP(-[.$A$2]*[.$A46]))^[.G$3]" office:value-type="float" office:value="0.000000921631852999231" calcext:value-type="float">
            <text:p>0,00000092</text:p>
          </table:table-cell>
          <table:table-cell table:formula="of:=([.H$3]+1)*([.$A$2])*EXP(-[.$A$2]*[.$A46])*(1-EXP(-[.$A$2]*[.$A46]))^[.H$3]" office:value-type="float" office:value="0.00000184325238059483" calcext:value-type="float">
            <text:p>0,00000184</text:p>
          </table:table-cell>
          <table:table-cell table:formula="of:=([.I$3]+1)*([.$A$2])*EXP(-[.$A$2]*[.$A46])*(1-EXP(-[.$A$2]*[.$A46]))^[.I$3]" office:value-type="float" office:value="0.00000276486158289117" calcext:value-type="float">
            <text:p>0,00000276</text:p>
          </table:table-cell>
          <table:table-cell table:formula="of:=([.J$3]+1)*([.$A$2])*EXP(-[.$A$2]*[.$A46])*(1-EXP(-[.$A$2]*[.$A46]))^[.J$3]" office:value-type="float" office:value="0.00000368645945999264" calcext:value-type="float">
            <text:p>0,00000369</text:p>
          </table:table-cell>
          <table:table-cell table:formula="of:=([.K$3]+1)*([.$A$2])*EXP(-[.$A$2]*[.$A46])*(1-EXP(-[.$A$2]*[.$A46]))^[.K$3]" office:value-type="float" office:value="0.00000460804601200361" calcext:value-type="float">
            <text:p>0,00000461</text:p>
          </table:table-cell>
          <table:table-cell table:formula="of:=([.G46]/[.D46])" office:value-type="float" office:value="0.0500003072118828" calcext:value-type="float">
            <text:p>0,05</text:p>
          </table:table-cell>
          <table:table-cell table:formula="of:=([.H46]/[.E46])" office:value-type="float" office:value="0.0750002304070815" calcext:value-type="float">
            <text:p>0,08</text:p>
          </table:table-cell>
          <table:table-cell table:formula="of:=([.I46]/[.F46])" office:value-type="float" office:value="0.0899999999963839" calcext:value-type="float">
            <text:p>0,09</text:p>
          </table:table-cell>
          <table:table-cell table:formula="of:=([.J46]/[.G46])" office:value-type="float" office:value="3.99992626990478" calcext:value-type="float">
            <text:p>4</text:p>
          </table:table-cell>
          <table:table-cell table:formula="of:=([.K46]/[.H46])" office:value-type="float" office:value="2.49995391869048" calcext:value-type="float">
            <text:p>2,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-(1-EXP(-[.$A$2]*[.$A47]))^([.B$3]+1))" office:value-type="float" office:value="0.00000455174446312157" calcext:value-type="float">
            <text:p>0,0000046</text:p>
          </table:table-cell>
          <table:table-cell table:formula="of:=(1-(1-EXP(-[.$A$2]*[.$A47]))^([.C$3]+1))" office:value-type="float" office:value="0.00000910346820781616" calcext:value-type="float">
            <text:p>0,0000091</text:p>
          </table:table-cell>
          <table:table-cell table:formula="of:=(1-(1-EXP(-[.$A$2]*[.$A47]))^([.D$3]+1))" office:value-type="float" office:value="0.0000136551712343058" calcext:value-type="float">
            <text:p>0,0000137</text:p>
          </table:table-cell>
          <table:table-cell table:formula="of:=(1-(1-EXP(-[.$A$2]*[.$A47]))^([.E$3]+1))" office:value-type="float" office:value="0.0000182068535425906" calcext:value-type="float">
            <text:p>0,0000182</text:p>
          </table:table-cell>
          <table:table-cell table:formula="of:=(1-(1-EXP(-[.$A$2]*[.$A47]))^([.F$3]+1))" office:value-type="float" office:value="0.0000227585151327814" calcext:value-type="float">
            <text:p>0,0000228</text:p>
          </table:table-cell>
          <table:table-cell table:formula="of:=([.G$3]+1)*([.$A$2])*EXP(-[.$A$2]*[.$A47])*(1-EXP(-[.$A$2]*[.$A47]))^[.G$3]" office:value-type="float" office:value="0.000000682761669462486" calcext:value-type="float">
            <text:p>0,00000068</text:p>
          </table:table-cell>
          <table:table-cell table:formula="of:=([.H$3]+1)*([.$A$2])*EXP(-[.$A$2]*[.$A47])*(1-EXP(-[.$A$2]*[.$A47]))^[.H$3]" office:value-type="float" office:value="0.00000136551712341167" calcext:value-type="float">
            <text:p>0,00000137</text:p>
          </table:table-cell>
          <table:table-cell table:formula="of:=([.I$3]+1)*([.$A$2])*EXP(-[.$A$2]*[.$A47])*(1-EXP(-[.$A$2]*[.$A47]))^[.I$3]" office:value-type="float" office:value="0.00000204826636189" calcext:value-type="float">
            <text:p>0,00000205</text:p>
          </table:table-cell>
          <table:table-cell table:formula="of:=([.J$3]+1)*([.$A$2])*EXP(-[.$A$2]*[.$A47])*(1-EXP(-[.$A$2]*[.$A47]))^[.J$3]" office:value-type="float" office:value="0.00000273100938493991" calcext:value-type="float">
            <text:p>0,00000273</text:p>
          </table:table-cell>
          <table:table-cell table:formula="of:=([.K$3]+1)*([.$A$2])*EXP(-[.$A$2]*[.$A47])*(1-EXP(-[.$A$2]*[.$A47]))^[.K$3]" office:value-type="float" office:value="0.00000341374619260383" calcext:value-type="float">
            <text:p>0,00000341</text:p>
          </table:table-cell>
          <table:table-cell table:formula="of:=([.G47]/[.D47])" office:value-type="float" office:value="0.0500002275875668" calcext:value-type="float">
            <text:p>0,05</text:p>
          </table:table-cell>
          <table:table-cell table:formula="of:=([.H47]/[.E47])" office:value-type="float" office:value="0.0750001706894262" calcext:value-type="float">
            <text:p>0,08</text:p>
          </table:table-cell>
          <table:table-cell table:formula="of:=([.I47]/[.F47])" office:value-type="float" office:value="0.0899999999973495" calcext:value-type="float">
            <text:p>0,09</text:p>
          </table:table-cell>
          <table:table-cell table:formula="of:=([.J47]/[.G47])" office:value-type="float" office:value="3.99994537931506" calcext:value-type="float">
            <text:p>4</text:p>
          </table:table-cell>
          <table:table-cell table:formula="of:=([.K47]/[.H47])" office:value-type="float" office:value="2.49996586207191" calcext:value-type="float">
            <text:p>2,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-(1-EXP(-[.$A$2]*[.$A48]))^([.B$3]+1))" office:value-type="float" office:value="0.00000337201523414876" calcext:value-type="float">
            <text:p>0,0000034</text:p>
          </table:table-cell>
          <table:table-cell table:formula="of:=(1-(1-EXP(-[.$A$2]*[.$A48]))^([.C$3]+1))" office:value-type="float" office:value="0.0000067440190978374" calcext:value-type="float">
            <text:p>0,0000067</text:p>
          </table:table-cell>
          <table:table-cell table:formula="of:=(1-(1-EXP(-[.$A$2]*[.$A48]))^([.D$3]+1))" office:value-type="float" office:value="0.0000101160115910659" calcext:value-type="float">
            <text:p>0,0000101</text:p>
          </table:table-cell>
          <table:table-cell table:formula="of:=(1-(1-EXP(-[.$A$2]*[.$A48]))^([.E$3]+1))" office:value-type="float" office:value="0.0000134879927138343" calcext:value-type="float">
            <text:p>0,0000135</text:p>
          </table:table-cell>
          <table:table-cell table:formula="of:=(1-(1-EXP(-[.$A$2]*[.$A48]))^([.F$3]+1))" office:value-type="float" office:value="0.0000168599624662535" calcext:value-type="float">
            <text:p>0,0000169</text:p>
          </table:table-cell>
          <table:table-cell table:formula="of:=([.G$3]+1)*([.$A$2])*EXP(-[.$A$2]*[.$A48])*(1-EXP(-[.$A$2]*[.$A48]))^[.G$3]" office:value-type="float" office:value="0.000000505802285120878" calcext:value-type="float">
            <text:p>0,00000051</text:p>
          </table:table-cell>
          <table:table-cell table:formula="of:=([.H$3]+1)*([.$A$2])*EXP(-[.$A$2]*[.$A48])*(1-EXP(-[.$A$2]*[.$A48]))^[.H$3]" office:value-type="float" office:value="0.00000101160115909573" calcext:value-type="float">
            <text:p>0,00000101</text:p>
          </table:table-cell>
          <table:table-cell table:formula="of:=([.I$3]+1)*([.$A$2])*EXP(-[.$A$2]*[.$A48])*(1-EXP(-[.$A$2]*[.$A48]))^[.I$3]" office:value-type="float" office:value="0.00000151739662194182" calcext:value-type="float">
            <text:p>0,00000152</text:p>
          </table:table-cell>
          <table:table-cell table:formula="of:=([.J$3]+1)*([.$A$2])*EXP(-[.$A$2]*[.$A48])*(1-EXP(-[.$A$2]*[.$A48]))^[.J$3]" office:value-type="float" office:value="0.00000202318867367639" calcext:value-type="float">
            <text:p>0,00000202</text:p>
          </table:table-cell>
          <table:table-cell table:formula="of:=([.K$3]+1)*([.$A$2])*EXP(-[.$A$2]*[.$A48])*(1-EXP(-[.$A$2]*[.$A48]))^[.K$3]" office:value-type="float" office:value="0.00000252897731431671" calcext:value-type="float">
            <text:p>0,00000253</text:p>
          </table:table-cell>
          <table:table-cell table:formula="of:=([.G48]/[.D48])" office:value-type="float" office:value="0.0500001686007936" calcext:value-type="float">
            <text:p>0,05</text:p>
          </table:table-cell>
          <table:table-cell table:formula="of:=([.H48]/[.E48])" office:value-type="float" office:value="0.0750001264501101" calcext:value-type="float">
            <text:p>0,08</text:p>
          </table:table-cell>
          <table:table-cell table:formula="of:=([.I48]/[.F48])" office:value-type="float" office:value="0.0899999999987546" calcext:value-type="float">
            <text:p>0,09</text:p>
          </table:table-cell>
          <table:table-cell table:formula="of:=([.J48]/[.G48])" office:value-type="float" office:value="3.99995953595364" calcext:value-type="float">
            <text:p>4</text:p>
          </table:table-cell>
          <table:table-cell table:formula="of:=([.K48]/[.H48])" office:value-type="float" office:value="2.49997470997102" calcext:value-type="float">
            <text:p>2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-(1-EXP(-[.$A$2]*[.$A49]))^([.B$3]+1))" office:value-type="float" office:value="0.00000249805032581651" calcext:value-type="float">
            <text:p>0,0000025</text:p>
          </table:table-cell>
          <table:table-cell table:formula="of:=(1-(1-EXP(-[.$A$2]*[.$A49]))^([.C$3]+1))" office:value-type="float" office:value="0.00000499609441140247" calcext:value-type="float">
            <text:p>0,0000050</text:p>
          </table:table-cell>
          <table:table-cell table:formula="of:=(1-(1-EXP(-[.$A$2]*[.$A49]))^([.D$3]+1))" office:value-type="float" office:value="0.00000749413225664686" calcext:value-type="float">
            <text:p>0,0000075</text:p>
          </table:table-cell>
          <table:table-cell table:formula="of:=(1-(1-EXP(-[.$A$2]*[.$A49]))^([.E$3]+1))" office:value-type="float" office:value="0.00000999216386177171" calcext:value-type="float">
            <text:p>0,0000100</text:p>
          </table:table-cell>
          <table:table-cell table:formula="of:=(1-(1-EXP(-[.$A$2]*[.$A49]))^([.F$3]+1))" office:value-type="float" office:value="0.000012490189226666" calcext:value-type="float">
            <text:p>0,0000125</text:p>
          </table:table-cell>
          <table:table-cell table:formula="of:=([.G$3]+1)*([.$A$2])*EXP(-[.$A$2]*[.$A49])*(1-EXP(-[.$A$2]*[.$A49]))^[.G$3]" office:value-type="float" office:value="0.000000374707548879995" calcext:value-type="float">
            <text:p>0,00000037</text:p>
          </table:table-cell>
          <table:table-cell table:formula="of:=([.H$3]+1)*([.$A$2])*EXP(-[.$A$2]*[.$A49])*(1-EXP(-[.$A$2]*[.$A49]))^[.H$3]" office:value-type="float" office:value="0.000000749413225683361" calcext:value-type="float">
            <text:p>0,00000075</text:p>
          </table:table-cell>
          <table:table-cell table:formula="of:=([.I$3]+1)*([.$A$2])*EXP(-[.$A$2]*[.$A49])*(1-EXP(-[.$A$2]*[.$A49]))^[.I$3]" office:value-type="float" office:value="0.00000112411703041711" calcext:value-type="float">
            <text:p>0,00000112</text:p>
          </table:table-cell>
          <table:table-cell table:formula="of:=([.J$3]+1)*([.$A$2])*EXP(-[.$A$2]*[.$A49])*(1-EXP(-[.$A$2]*[.$A49]))^[.J$3]" office:value-type="float" office:value="0.00000149881896308827" calcext:value-type="float">
            <text:p>0,00000150</text:p>
          </table:table-cell>
          <table:table-cell table:formula="of:=([.K$3]+1)*([.$A$2])*EXP(-[.$A$2]*[.$A49])*(1-EXP(-[.$A$2]*[.$A49]))^[.K$3]" office:value-type="float" office:value="0.00000187351902370383" calcext:value-type="float">
            <text:p>0,00000187</text:p>
          </table:table-cell>
          <table:table-cell table:formula="of:=([.G49]/[.D49])" office:value-type="float" office:value="0.0500001249040743" calcext:value-type="float">
            <text:p>0,05</text:p>
          </table:table-cell>
          <table:table-cell table:formula="of:=([.H49]/[.E49])" office:value-type="float" office:value="0.0750000936784561" calcext:value-type="float">
            <text:p>0,08</text:p>
          </table:table-cell>
          <table:table-cell table:formula="of:=([.I49]/[.F49])" office:value-type="float" office:value="0.0900000000013749" calcext:value-type="float">
            <text:p>0,09</text:p>
          </table:table-cell>
          <table:table-cell table:formula="of:=([.J49]/[.G49])" office:value-type="float" office:value="3.99997002347097" calcext:value-type="float">
            <text:p>4</text:p>
          </table:table-cell>
          <table:table-cell table:formula="of:=([.K49]/[.H49])" office:value-type="float" office:value="2.49998126466936" calcext:value-type="float">
            <text:p>2,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-(1-EXP(-[.$A$2]*[.$A50]))^([.B$3]+1))" office:value-type="float" office:value="0.00000185060119761715" calcext:value-type="float">
            <text:p>0,0000019</text:p>
          </table:table-cell>
          <table:table-cell table:formula="of:=(1-(1-EXP(-[.$A$2]*[.$A50]))^([.C$3]+1))" office:value-type="float" office:value="0.00000370119897052934" calcext:value-type="float">
            <text:p>0,0000037</text:p>
          </table:table-cell>
          <table:table-cell table:formula="of:=(1-(1-EXP(-[.$A$2]*[.$A50]))^([.D$3]+1))" office:value-type="float" office:value="0.00000555179331873656" calcext:value-type="float">
            <text:p>0,0000056</text:p>
          </table:table-cell>
          <table:table-cell table:formula="of:=(1-(1-EXP(-[.$A$2]*[.$A50]))^([.E$3]+1))" office:value-type="float" office:value="0.0000074023842421278" calcext:value-type="float">
            <text:p>0,0000074</text:p>
          </table:table-cell>
          <table:table-cell table:formula="of:=(1-(1-EXP(-[.$A$2]*[.$A50]))^([.F$3]+1))" office:value-type="float" office:value="0.0000092529717409251" calcext:value-type="float">
            <text:p>0,0000093</text:p>
          </table:table-cell>
          <table:table-cell table:formula="of:=([.G$3]+1)*([.$A$2])*EXP(-[.$A$2]*[.$A50])*(1-EXP(-[.$A$2]*[.$A50]))^[.G$3]" office:value-type="float" office:value="0.000000277590179637286" calcext:value-type="float">
            <text:p>0,00000028</text:p>
          </table:table-cell>
          <table:table-cell table:formula="of:=([.H$3]+1)*([.$A$2])*EXP(-[.$A$2]*[.$A50])*(1-EXP(-[.$A$2]*[.$A50]))^[.H$3]" office:value-type="float" office:value="0.000000555179331857135" calcext:value-type="float">
            <text:p>0,00000056</text:p>
          </table:table-cell>
          <table:table-cell table:formula="of:=([.I$3]+1)*([.$A$2])*EXP(-[.$A$2]*[.$A50])*(1-EXP(-[.$A$2]*[.$A50]))^[.I$3]" office:value-type="float" office:value="0.000000832767456662397" calcext:value-type="float">
            <text:p>0,00000083</text:p>
          </table:table-cell>
          <table:table-cell table:formula="of:=([.J$3]+1)*([.$A$2])*EXP(-[.$A$2]*[.$A50])*(1-EXP(-[.$A$2]*[.$A50]))^[.J$3]" office:value-type="float" office:value="0.00000111035455405593" calcext:value-type="float">
            <text:p>0,00000111</text:p>
          </table:table-cell>
          <table:table-cell table:formula="of:=([.K$3]+1)*([.$A$2])*EXP(-[.$A$2]*[.$A50])*(1-EXP(-[.$A$2]*[.$A50]))^[.K$3]" office:value-type="float" office:value="0.00000138794062404057" calcext:value-type="float">
            <text:p>0,00000139</text:p>
          </table:table-cell>
          <table:table-cell table:formula="of:=([.G50]/[.D50])" office:value-type="float" office:value="0.0500000925287432" calcext:value-type="float">
            <text:p>0,05</text:p>
          </table:table-cell>
          <table:table-cell table:formula="of:=([.H50]/[.E50])" office:value-type="float" office:value="0.0750000693962287" calcext:value-type="float">
            <text:p>0,08</text:p>
          </table:table-cell>
          <table:table-cell table:formula="of:=([.I50]/[.F50])" office:value-type="float" office:value="0.0899999999977454" calcext:value-type="float">
            <text:p>0,09</text:p>
          </table:table-cell>
          <table:table-cell table:formula="of:=([.J50]/[.G50])" office:value-type="float" office:value="3.99997779282672" calcext:value-type="float">
            <text:p>4</text:p>
          </table:table-cell>
          <table:table-cell table:formula="of:=([.K50]/[.H50])" office:value-type="float" office:value="2.4999861205167" calcext:value-type="float">
            <text:p>2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-(1-EXP(-[.$A$2]*[.$A51]))^([.B$3]+1))" office:value-type="float" office:value="0.00000137095908636642" calcext:value-type="float">
            <text:p>0,0000014</text:p>
          </table:table-cell>
          <table:table-cell table:formula="of:=(1-(1-EXP(-[.$A$2]*[.$A51]))^([.C$3]+1))" office:value-type="float" office:value="0.00000274191629323628" calcext:value-type="float">
            <text:p>0,0000027</text:p>
          </table:table-cell>
          <table:table-cell table:formula="of:=(1-(1-EXP(-[.$A$2]*[.$A51]))^([.D$3]+1))" office:value-type="float" office:value="0.00000411287162049856" calcext:value-type="float">
            <text:p>0,0000041</text:p>
          </table:table-cell>
          <table:table-cell table:formula="of:=(1-(1-EXP(-[.$A$2]*[.$A51]))^([.E$3]+1))" office:value-type="float" office:value="0.00000548382506826428" calcext:value-type="float">
            <text:p>0,0000055</text:p>
          </table:table-cell>
          <table:table-cell table:formula="of:=(1-(1-EXP(-[.$A$2]*[.$A51]))^([.F$3]+1))" office:value-type="float" office:value="0.00000685477663653344" calcext:value-type="float">
            <text:p>0,0000069</text:p>
          </table:table-cell>
          <table:table-cell table:formula="of:=([.G$3]+1)*([.$A$2])*EXP(-[.$A$2]*[.$A51])*(1-EXP(-[.$A$2]*[.$A51]))^[.G$3]" office:value-type="float" office:value="0.000000205643862957613" calcext:value-type="float">
            <text:p>0,00000021</text:p>
          </table:table-cell>
          <table:table-cell table:formula="of:=([.H$3]+1)*([.$A$2])*EXP(-[.$A$2]*[.$A51])*(1-EXP(-[.$A$2]*[.$A51]))^[.H$3]" office:value-type="float" office:value="0.00000041128716205658" calcext:value-type="float">
            <text:p>0,00000041</text:p>
          </table:table-cell>
          <table:table-cell table:formula="of:=([.I$3]+1)*([.$A$2])*EXP(-[.$A$2]*[.$A51])*(1-EXP(-[.$A$2]*[.$A51]))^[.I$3]" office:value-type="float" office:value="0.000000616929897298063" calcext:value-type="float">
            <text:p>0,00000062</text:p>
          </table:table-cell>
          <table:table-cell table:formula="of:=([.J$3]+1)*([.$A$2])*EXP(-[.$A$2]*[.$A51])*(1-EXP(-[.$A$2]*[.$A51]))^[.J$3]" office:value-type="float" office:value="0.000000822572068683219" calcext:value-type="float">
            <text:p>0,00000082</text:p>
          </table:table-cell>
          <table:table-cell table:formula="of:=([.K$3]+1)*([.$A$2])*EXP(-[.$A$2]*[.$A51])*(1-EXP(-[.$A$2]*[.$A51]))^[.K$3]" office:value-type="float" office:value="0.00000102821367621321" calcext:value-type="float">
            <text:p>0,00000103</text:p>
          </table:table-cell>
          <table:table-cell table:formula="of:=([.G51]/[.D51])" office:value-type="float" office:value="0.0500000685488658" calcext:value-type="float">
            <text:p>0,05</text:p>
          </table:table-cell>
          <table:table-cell table:formula="of:=([.H51]/[.E51])" office:value-type="float" office:value="0.0750000514124276" calcext:value-type="float">
            <text:p>0,08</text:p>
          </table:table-cell>
          <table:table-cell table:formula="of:=([.I51]/[.F51])" office:value-type="float" office:value="0.0900000000014665" calcext:value-type="float">
            <text:p>0,09</text:p>
          </table:table-cell>
          <table:table-cell table:formula="of:=([.J51]/[.G51])" office:value-type="float" office:value="3.99998354851352" calcext:value-type="float">
            <text:p>4</text:p>
          </table:table-cell>
          <table:table-cell table:formula="of:=([.K51]/[.H51])" office:value-type="float" office:value="2.49998971782095" calcext:value-type="float">
            <text:p>2,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-(1-EXP(-[.$A$2]*[.$A52]))^([.B$3]+1))" office:value-type="float" office:value="0.00000101563147103523" calcext:value-type="float">
            <text:p>0,0000010</text:p>
          </table:table-cell>
          <table:table-cell table:formula="of:=(1-(1-EXP(-[.$A$2]*[.$A52]))^([.C$3]+1))" office:value-type="float" office:value="0.00000203126191056224" calcext:value-type="float">
            <text:p>0,0000020</text:p>
          </table:table-cell>
          <table:table-cell table:formula="of:=(1-(1-EXP(-[.$A$2]*[.$A52]))^([.D$3]+1))" office:value-type="float" office:value="0.00000304689131858105" calcext:value-type="float">
            <text:p>0,0000030</text:p>
          </table:table-cell>
          <table:table-cell table:formula="of:=(1-(1-EXP(-[.$A$2]*[.$A52]))^([.E$3]+1))" office:value-type="float" office:value="0.00000406251969509164" calcext:value-type="float">
            <text:p>0,0000041</text:p>
          </table:table-cell>
          <table:table-cell table:formula="of:=(1-(1-EXP(-[.$A$2]*[.$A52]))^([.F$3]+1))" office:value-type="float" office:value="0.00000507814704009402" calcext:value-type="float">
            <text:p>0,0000051</text:p>
          </table:table-cell>
          <table:table-cell table:formula="of:=([.G$3]+1)*([.$A$2])*EXP(-[.$A$2]*[.$A52])*(1-EXP(-[.$A$2]*[.$A52]))^[.G$3]" office:value-type="float" office:value="0.000000152344720650374" calcext:value-type="float">
            <text:p>0,00000015</text:p>
          </table:table-cell>
          <table:table-cell table:formula="of:=([.H$3]+1)*([.$A$2])*EXP(-[.$A$2]*[.$A52])*(1-EXP(-[.$A$2]*[.$A52]))^[.H$3]" office:value-type="float" office:value="0.000000304689131848562" calcext:value-type="float">
            <text:p>0,00000030</text:p>
          </table:table-cell>
          <table:table-cell table:formula="of:=([.I$3]+1)*([.$A$2])*EXP(-[.$A$2]*[.$A52])*(1-EXP(-[.$A$2]*[.$A52]))^[.I$3]" office:value-type="float" office:value="0.000000457033233595036" calcext:value-type="float">
            <text:p>0,00000046</text:p>
          </table:table-cell>
          <table:table-cell table:formula="of:=([.J$3]+1)*([.$A$2])*EXP(-[.$A$2]*[.$A52])*(1-EXP(-[.$A$2]*[.$A52]))^[.J$3]" office:value-type="float" office:value="0.000000609377025890268" calcext:value-type="float">
            <text:p>0,00000061</text:p>
          </table:table-cell>
          <table:table-cell table:formula="of:=([.K$3]+1)*([.$A$2])*EXP(-[.$A$2]*[.$A52])*(1-EXP(-[.$A$2]*[.$A52]))^[.K$3]" office:value-type="float" office:value="0.000000761720508734729" calcext:value-type="float">
            <text:p>0,00000076</text:p>
          </table:table-cell>
          <table:table-cell table:formula="of:=([.G52]/[.D52])" office:value-type="float" office:value="0.0500000507800592" calcext:value-type="float">
            <text:p>0,05</text:p>
          </table:table-cell>
          <table:table-cell table:formula="of:=([.H52]/[.E52])" office:value-type="float" office:value="0.0750000380839235" calcext:value-type="float">
            <text:p>0,08</text:p>
          </table:table-cell>
          <table:table-cell table:formula="of:=([.I52]/[.F52])" office:value-type="float" office:value="0.0899999999973563" calcext:value-type="float">
            <text:p>0,09</text:p>
          </table:table-cell>
          <table:table-cell table:formula="of:=([.J52]/[.G52])" office:value-type="float" office:value="3.99998781243473" calcext:value-type="float">
            <text:p>4</text:p>
          </table:table-cell>
          <table:table-cell table:formula="of:=([.K52]/[.H52])" office:value-type="float" office:value="2.4999923827717" calcext:value-type="float">
            <text:p>2,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-(1-EXP(-[.$A$2]*[.$A53]))^([.B$3]+1))" office:value-type="float" office:value="0.000000752398299219692" calcext:value-type="float">
            <text:p>0,0000008</text:p>
          </table:table-cell>
          <table:table-cell table:formula="of:=(1-(1-EXP(-[.$A$2]*[.$A53]))^([.C$3]+1))" office:value-type="float" office:value="0.00000150479603233666" calcext:value-type="float">
            <text:p>0,0000015</text:p>
          </table:table-cell>
          <table:table-cell table:formula="of:=(1-(1-EXP(-[.$A$2]*[.$A53]))^([.D$3]+1))" office:value-type="float" office:value="0.00000225719319935092" calcext:value-type="float">
            <text:p>0,0000023</text:p>
          </table:table-cell>
          <table:table-cell table:formula="of:=(1-(1-EXP(-[.$A$2]*[.$A53]))^([.E$3]+1))" office:value-type="float" office:value="0.00000300958980026245" calcext:value-type="float">
            <text:p>0,0000030</text:p>
          </table:table-cell>
          <table:table-cell table:formula="of:=(1-(1-EXP(-[.$A$2]*[.$A53]))^([.F$3]+1))" office:value-type="float" office:value="0.00000376198583507126" calcext:value-type="float">
            <text:p>0,0000038</text:p>
          </table:table-cell>
          <table:table-cell table:formula="of:=([.G$3]+1)*([.$A$2])*EXP(-[.$A$2]*[.$A53])*(1-EXP(-[.$A$2]*[.$A53]))^[.G$3]" office:value-type="float" office:value="0.000000112859744882463" calcext:value-type="float">
            <text:p>0,00000011</text:p>
          </table:table-cell>
          <table:table-cell table:formula="of:=([.H$3]+1)*([.$A$2])*EXP(-[.$A$2]*[.$A53])*(1-EXP(-[.$A$2]*[.$A53]))^[.H$3]" office:value-type="float" office:value="0.000000225719319933966" calcext:value-type="float">
            <text:p>0,00000023</text:p>
          </table:table-cell>
          <table:table-cell table:formula="of:=([.I$3]+1)*([.$A$2])*EXP(-[.$A$2]*[.$A53])*(1-EXP(-[.$A$2]*[.$A53]))^[.I$3]" office:value-type="float" office:value="0.000000338578725154701" calcext:value-type="float">
            <text:p>0,00000034</text:p>
          </table:table-cell>
          <table:table-cell table:formula="of:=([.J$3]+1)*([.$A$2])*EXP(-[.$A$2]*[.$A53])*(1-EXP(-[.$A$2]*[.$A53]))^[.J$3]" office:value-type="float" office:value="0.000000451437960544858" calcext:value-type="float">
            <text:p>0,00000045</text:p>
          </table:table-cell>
          <table:table-cell table:formula="of:=([.K$3]+1)*([.$A$2])*EXP(-[.$A$2]*[.$A53])*(1-EXP(-[.$A$2]*[.$A53]))^[.K$3]" office:value-type="float" office:value="0.000000564297026104631" calcext:value-type="float">
            <text:p>0,00000056</text:p>
          </table:table-cell>
          <table:table-cell table:formula="of:=([.G53]/[.D53])" office:value-type="float" office:value="0.050000037619694" calcext:value-type="float">
            <text:p>0,05</text:p>
          </table:table-cell>
          <table:table-cell table:formula="of:=([.H53]/[.E53])" office:value-type="float" office:value="0.0750000282145702" calcext:value-type="float">
            <text:p>0,08</text:p>
          </table:table-cell>
          <table:table-cell table:formula="of:=([.I53]/[.F53])" office:value-type="float" office:value="0.0899999999995448" calcext:value-type="float">
            <text:p>0,09</text:p>
          </table:table-cell>
          <table:table-cell table:formula="of:=([.J53]/[.G53])" office:value-type="float" office:value="3.9999909712272" calcext:value-type="float">
            <text:p>4</text:p>
          </table:table-cell>
          <table:table-cell table:formula="of:=([.K53]/[.H53])" office:value-type="float" office:value="2.499994357017" calcext:value-type="float">
            <text:p>2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-(1-EXP(-[.$A$2]*[.$A54]))^([.B$3]+1))" office:value-type="float" office:value="0.000000557390369304578" calcext:value-type="float">
            <text:p>0,0000006</text:p>
          </table:table-cell>
          <table:table-cell table:formula="of:=(1-(1-EXP(-[.$A$2]*[.$A54]))^([.C$3]+1))" office:value-type="float" office:value="0.00000111478042796875" calcext:value-type="float">
            <text:p>0,0000011</text:p>
          </table:table-cell>
          <table:table-cell table:formula="of:=(1-(1-EXP(-[.$A$2]*[.$A54]))^([.D$3]+1))" office:value-type="float" office:value="0.0000016721701758815" calcext:value-type="float">
            <text:p>0,0000017</text:p>
          </table:table-cell>
          <table:table-cell table:formula="of:=(1-(1-EXP(-[.$A$2]*[.$A54]))^([.E$3]+1))" office:value-type="float" office:value="0.00000222955961315385" calcext:value-type="float">
            <text:p>0,0000022</text:p>
          </table:table-cell>
          <table:table-cell table:formula="of:=(1-(1-EXP(-[.$A$2]*[.$A54]))^([.F$3]+1))" office:value-type="float" office:value="0.00000278694873967478" calcext:value-type="float">
            <text:p>0,0000028</text:p>
          </table:table-cell>
          <table:table-cell table:formula="of:=([.G$3]+1)*([.$A$2])*EXP(-[.$A$2]*[.$A54])*(1-EXP(-[.$A$2]*[.$A54]))^[.G$3]" office:value-type="float" office:value="0.0000000836085553904191" calcext:value-type="float">
            <text:p>0,00000008</text:p>
          </table:table-cell>
          <table:table-cell table:formula="of:=([.H$3]+1)*([.$A$2])*EXP(-[.$A$2]*[.$A54])*(1-EXP(-[.$A$2]*[.$A54]))^[.H$3]" office:value-type="float" office:value="0.000000167217017575631" calcext:value-type="float">
            <text:p>0,00000017</text:p>
          </table:table-cell>
          <table:table-cell table:formula="of:=([.I$3]+1)*([.$A$2])*EXP(-[.$A$2]*[.$A54])*(1-EXP(-[.$A$2]*[.$A54]))^[.I$3]" office:value-type="float" office:value="0.000000250825386555714" calcext:value-type="float">
            <text:p>0,00000025</text:p>
          </table:table-cell>
          <table:table-cell table:formula="of:=([.J$3]+1)*([.$A$2])*EXP(-[.$A$2]*[.$A54])*(1-EXP(-[.$A$2]*[.$A54]))^[.J$3]" office:value-type="float" office:value="0.000000334433662330745" calcext:value-type="float">
            <text:p>0,00000033</text:p>
          </table:table-cell>
          <table:table-cell table:formula="of:=([.K$3]+1)*([.$A$2])*EXP(-[.$A$2]*[.$A54])*(1-EXP(-[.$A$2]*[.$A54]))^[.K$3]" office:value-type="float" office:value="0.000000418041844900803" calcext:value-type="float">
            <text:p>0,00000042</text:p>
          </table:table-cell>
          <table:table-cell table:formula="of:=([.G54]/[.D54])" office:value-type="float" office:value="0.0500000278657905" calcext:value-type="float">
            <text:p>0,05</text:p>
          </table:table-cell>
          <table:table-cell table:formula="of:=([.H54]/[.E54])" office:value-type="float" office:value="0.0750000208960962" calcext:value-type="float">
            <text:p>0,08</text:p>
          </table:table-cell>
          <table:table-cell table:formula="of:=([.I54]/[.F54])" office:value-type="float" office:value="0.089999999994612" calcext:value-type="float">
            <text:p>0,09</text:p>
          </table:table-cell>
          <table:table-cell table:formula="of:=([.J54]/[.G54])" office:value-type="float" office:value="3.9999933113193" calcext:value-type="float">
            <text:p>4</text:p>
          </table:table-cell>
          <table:table-cell table:formula="of:=([.K54]/[.H54])" office:value-type="float" office:value="2.49999581957456" calcext:value-type="float">
            <text:p>2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-(1-EXP(-[.$A$2]*[.$A55]))^([.B$3]+1))" office:value-type="float" office:value="0.000000412924941572967" calcext:value-type="float">
            <text:p>0,0000004</text:p>
          </table:table-cell>
          <table:table-cell table:formula="of:=(1-(1-EXP(-[.$A$2]*[.$A55]))^([.C$3]+1))" office:value-type="float" office:value="0.000000825849712615678" calcext:value-type="float">
            <text:p>0,0000008</text:p>
          </table:table-cell>
          <table:table-cell table:formula="of:=(1-(1-EXP(-[.$A$2]*[.$A55]))^([.D$3]+1))" office:value-type="float" office:value="0.00000123877431323915" calcext:value-type="float">
            <text:p>0,0000012</text:p>
          </table:table-cell>
          <table:table-cell table:formula="of:=(1-(1-EXP(-[.$A$2]*[.$A55]))^([.E$3]+1))" office:value-type="float" office:value="0.00000165169874322135" calcext:value-type="float">
            <text:p>0,0000017</text:p>
          </table:table-cell>
          <table:table-cell table:formula="of:=(1-(1-EXP(-[.$A$2]*[.$A55]))^([.F$3]+1))" office:value-type="float" office:value="0.00000206462300278432" calcext:value-type="float">
            <text:p>0,0000021</text:p>
          </table:table-cell>
          <table:table-cell table:formula="of:=([.G$3]+1)*([.$A$2])*EXP(-[.$A$2]*[.$A55])*(1-EXP(-[.$A$2]*[.$A55]))^[.G$3]" office:value-type="float" office:value="0.0000000619387412380991" calcext:value-type="float">
            <text:p>0,00000006</text:p>
          </table:table-cell>
          <table:table-cell table:formula="of:=([.H$3]+1)*([.$A$2])*EXP(-[.$A$2]*[.$A55])*(1-EXP(-[.$A$2]*[.$A55]))^[.H$3]" office:value-type="float" office:value="0.000000123877431324096" calcext:value-type="float">
            <text:p>0,00000012</text:p>
          </table:table-cell>
          <table:table-cell table:formula="of:=([.I$3]+1)*([.$A$2])*EXP(-[.$A$2]*[.$A55])*(1-EXP(-[.$A$2]*[.$A55]))^[.I$3]" office:value-type="float" office:value="0.000000185816070258022" calcext:value-type="float">
            <text:p>0,00000019</text:p>
          </table:table-cell>
          <table:table-cell table:formula="of:=([.J$3]+1)*([.$A$2])*EXP(-[.$A$2]*[.$A55])*(1-EXP(-[.$A$2]*[.$A55]))^[.J$3]" office:value-type="float" office:value="0.00000024775465803991" calcext:value-type="float">
            <text:p>0,00000025</text:p>
          </table:table-cell>
          <table:table-cell table:formula="of:=([.K$3]+1)*([.$A$2])*EXP(-[.$A$2]*[.$A55])*(1-EXP(-[.$A$2]*[.$A55]))^[.K$3]" office:value-type="float" office:value="0.00000030969319466979" calcext:value-type="float">
            <text:p>0,00000031</text:p>
          </table:table-cell>
          <table:table-cell table:formula="of:=([.G55]/[.D55])" office:value-type="float" office:value="0.0500000206463284" calcext:value-type="float">
            <text:p>0,05</text:p>
          </table:table-cell>
          <table:table-cell table:formula="of:=([.H55]/[.E55])" office:value-type="float" office:value="0.075000015488596" calcext:value-type="float">
            <text:p>0,08</text:p>
          </table:table-cell>
          <table:table-cell table:formula="of:=([.I55]/[.F55])" office:value-type="float" office:value="0.0900000000036006" calcext:value-type="float">
            <text:p>0,09</text:p>
          </table:table-cell>
          <table:table-cell table:formula="of:=([.J55]/[.G55])" office:value-type="float" office:value="3.99999504490275" calcext:value-type="float">
            <text:p>4</text:p>
          </table:table-cell>
          <table:table-cell table:formula="of:=([.K55]/[.H55])" office:value-type="float" office:value="2.49999690306422" calcext:value-type="float">
            <text:p>2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(1-EXP(-[.$A$2]*[.$A56]))^([.B$3]+1))" office:value-type="float" office:value="0.000000305902320474338" calcext:value-type="float">
            <text:p>0,0000003</text:p>
          </table:table-cell>
          <table:table-cell table:formula="of:=(1-(1-EXP(-[.$A$2]*[.$A56]))^([.C$3]+1))" office:value-type="float" office:value="0.000000611804547356876" calcext:value-type="float">
            <text:p>0,0000006</text:p>
          </table:table-cell>
          <table:table-cell table:formula="of:=(1-(1-EXP(-[.$A$2]*[.$A56]))^([.D$3]+1))" office:value-type="float" office:value="0.000000917706680647612" calcext:value-type="float">
            <text:p>0,0000009</text:p>
          </table:table-cell>
          <table:table-cell table:formula="of:=(1-(1-EXP(-[.$A$2]*[.$A56]))^([.E$3]+1))" office:value-type="float" office:value="0.00000122360872045757" calcext:value-type="float">
            <text:p>0,0000012</text:p>
          </table:table-cell>
          <table:table-cell table:formula="of:=(1-(1-EXP(-[.$A$2]*[.$A56]))^([.F$3]+1))" office:value-type="float" office:value="0.0000015295106665647" calcext:value-type="float">
            <text:p>0,0000015</text:p>
          </table:table-cell>
          <table:table-cell table:formula="of:=([.G$3]+1)*([.$A$2])*EXP(-[.$A$2]*[.$A56])*(1-EXP(-[.$A$2]*[.$A56]))^[.G$3]" office:value-type="float" office:value="0.0000000458853480752739" calcext:value-type="float">
            <text:p>0,00000005</text:p>
          </table:table-cell>
          <table:table-cell table:formula="of:=([.H$3]+1)*([.$A$2])*EXP(-[.$A$2]*[.$A56])*(1-EXP(-[.$A$2]*[.$A56]))^[.H$3]" office:value-type="float" office:value="0.0000000917706680776788" calcext:value-type="float">
            <text:p>0,00000009</text:p>
          </table:table-cell>
          <table:table-cell table:formula="of:=([.I$3]+1)*([.$A$2])*EXP(-[.$A$2]*[.$A56])*(1-EXP(-[.$A$2]*[.$A56]))^[.I$3]" office:value-type="float" office:value="0.000000137655960007228" calcext:value-type="float">
            <text:p>0,00000014</text:p>
          </table:table-cell>
          <table:table-cell table:formula="of:=([.J$3]+1)*([.$A$2])*EXP(-[.$A$2]*[.$A56])*(1-EXP(-[.$A$2]*[.$A56]))^[.J$3]" office:value-type="float" office:value="0.000000183541223863934" calcext:value-type="float">
            <text:p>0,00000018</text:p>
          </table:table-cell>
          <table:table-cell table:formula="of:=([.K$3]+1)*([.$A$2])*EXP(-[.$A$2]*[.$A56])*(1-EXP(-[.$A$2]*[.$A56]))^[.K$3]" office:value-type="float" office:value="0.000000229426459647809" calcext:value-type="float">
            <text:p>0,00000023</text:p>
          </table:table-cell>
          <table:table-cell table:formula="of:=([.G56]/[.D56])" office:value-type="float" office:value="0.0500000153021587" calcext:value-type="float">
            <text:p>0,05</text:p>
          </table:table-cell>
          <table:table-cell table:formula="of:=([.H56]/[.E56])" office:value-type="float" office:value="0.0750000114770031" calcext:value-type="float">
            <text:p>0,08</text:p>
          </table:table-cell>
          <table:table-cell table:formula="of:=([.I56]/[.F56])" office:value-type="float" office:value="0.0900000000107253" calcext:value-type="float">
            <text:p>0,09</text:p>
          </table:table-cell>
          <table:table-cell table:formula="of:=([.J56]/[.G56])" office:value-type="float" office:value="3.99999632917328" calcext:value-type="float">
            <text:p>4</text:p>
          </table:table-cell>
          <table:table-cell table:formula="of:=([.K56]/[.H56])" office:value-type="float" office:value="2.4999977057333" calcext:value-type="float">
            <text:p>2,5</text:p>
          </table:table-cell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14:23:39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16S</meta:editing-duration>
    <meta:editing-cycles>4</meta:editing-cycles>
    <meta:generator>LibreOffice/5.4.4.2$Windows_x86 LibreOffice_project/2524958677847fb3bb44820e40380acbe820f960</meta:generator>
    <dc:date>2022-12-10T14:48:16.226000000</dc:date>
    <meta:document-statistic meta:table-count="3" meta:cell-count="847" meta:object-count="0"/>
    <meta:user-defined meta:name="Info 1"/>
    <meta:user-defined meta:name="Info 2"/>
    <meta:user-defined meta:name="Info 3"/>
    <meta:user-defined meta:name="Info 4"/>
  </office:meta>
</office:document-meta>
</file>